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<text:a xlink:href="https://en.wikipedia.org/wiki/Ticker_symbol" xlink:type="simple">Ticker symbol</text:a></text:p>
          </table:table-cell>
          <table:table-cell table:style-name="ce3" office:value-type="string" calcext:value-type="string">
            <text:p>Security</text:p>
          </table:table-cell>
          <table:table-cell table:style-name="ce1" office:value-type="string" calcext:value-type="string">
            <text:p><text:a xlink:href="https://en.wikipedia.org/wiki/SEC_filing" xlink:type="simple">SEC filings</text:a></text:p>
          </table:table-cell>
          <table:table-cell table:style-name="ce3" office:value-type="string" calcext:value-type="string">
            <text:p><text:a xlink:href="https://en.wikipedia.org/wiki/Global_Industry_Classification_Standard" xlink:type="simple">GICS</text:a> Sector</text:p>
          </table:table-cell>
          <table:table-cell table:style-name="ce3" office:value-type="string" calcext:value-type="string">
            <text:p>GICS Sub Industry</text:p>
          </table:table-cell>
          <table:table-cell table:style-name="ce3" office:value-type="string" calcext:value-type="string">
            <text:p>Address of Headquarters</text:p>
          </table:table-cell>
          <table:table-cell table:style-name="ce3" office:value-type="string" calcext:value-type="string">
            <text:p>Date first added</text:p>
          </table:table-cell>
          <table:table-cell table:style-name="ce1" office:value-type="string" calcext:value-type="string">
            <text:p><text:a xlink:href="https://en.wikipedia.org/wiki/Central_Index_Key" xlink:type="simple">CIK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" xlink:type="simple">A</text:a></text:p>
          </table:table-cell>
          <table:table-cell office:value-type="string" calcext:value-type="string">
            <text:p><text:a xlink:href="https://en.wikipedia.org/wiki/Agilent_Technologies_Inc" xlink:type="simple">Agilent Technologies Inc</text:a></text:p>
          </table:table-cell>
          <table:table-cell office:value-type="string" calcext:value-type="string">
            <text:p><text:a xlink:href="http://www.sec.gov/cgi-bin/browse-edgar?CIK=A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00-06-05</text:p>
          </table:table-cell>
          <table:table-cell office:value-type="float" office:value="1090872" calcext:value-type="float">
            <text:p>10908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://www.nasdaq.com/symbol/aal" xlink:type="simple">AAL</text:a></text:p>
          </table:table-cell>
          <table:table-cell office:value-type="string" calcext:value-type="string">
            <text:p><text:a xlink:href="https://en.wikipedia.org/wiki/American_Airlines_Group" xlink:type="simple">American Airlines Group</text:a></text:p>
          </table:table-cell>
          <table:table-cell office:value-type="string" calcext:value-type="string">
            <text:p><text:a xlink:href="http://www.sec.gov/cgi-bin/browse-edgar?CIK=AAL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Fort_Worth,_Texas" xlink:type="simple">Fort Worth, Texas</text:a></text:p>
          </table:table-cell>
          <table:table-cell office:value-type="string" calcext:value-type="string">
            <text:p>2015-03-23</text:p>
          </table:table-cell>
          <table:table-cell office:value-type="float" office:value="6201" calcext:value-type="float">
            <text:p>62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AP" xlink:type="simple">AAP</text:a></text:p>
          </table:table-cell>
          <table:table-cell office:value-type="string" calcext:value-type="string">
            <text:p><text:a xlink:href="https://en.wikipedia.org/wiki/Advance_Auto_Parts" xlink:type="simple">Advance Auto Parts</text:a></text:p>
          </table:table-cell>
          <table:table-cell office:value-type="string" calcext:value-type="string">
            <text:p><text:a xlink:href="http://www.sec.gov/cgi-bin/browse-edgar?CIK=AAP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tive Retail</text:p>
          </table:table-cell>
          <table:table-cell office:value-type="string" calcext:value-type="string">
            <text:p><text:a xlink:href="https://en.wikipedia.org/wiki/Roanoke,_Virginia" xlink:type="simple">Roanoke, Virginia</text:a></text:p>
          </table:table-cell>
          <table:table-cell office:value-type="string" calcext:value-type="string">
            <text:p>2015-07-09</text:p>
          </table:table-cell>
          <table:table-cell office:value-type="float" office:value="1158449" calcext:value-type="float">
            <text:p>115844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aapl" xlink:type="simple">AAPL</text:a></text:p>
          </table:table-cell>
          <table:table-cell office:value-type="string" calcext:value-type="string">
            <text:p><text:a xlink:href="https://en.wikipedia.org/wiki/Apple_Inc." xlink:type="simple">Apple Inc.</text:a></text:p>
          </table:table-cell>
          <table:table-cell office:value-type="string" calcext:value-type="string">
            <text:p><text:a xlink:href="http://www.sec.gov/cgi-bin/browse-edgar?CIK=AAPL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Cupertino,_California" xlink:type="simple">Cupertino, California</text:a></text:p>
          </table:table-cell>
          <table:table-cell office:value-type="string" calcext:value-type="string">
            <text:p>1982-11-30</text:p>
          </table:table-cell>
          <table:table-cell office:value-type="float" office:value="320193" calcext:value-type="float">
            <text:p>3201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BBV" xlink:type="simple">ABBV</text:a></text:p>
          </table:table-cell>
          <table:table-cell office:value-type="string" calcext:value-type="string">
            <text:p><text:a xlink:href="https://en.wikipedia.org/wiki/AbbVie_Inc." xlink:type="simple">AbbVie Inc.</text:a></text:p>
          </table:table-cell>
          <table:table-cell office:value-type="string" calcext:value-type="string">
            <text:p><text:a xlink:href="http://www.sec.gov/cgi-bin/browse-edgar?CIK=ABBV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  <table:table-cell office:value-type="string" calcext:value-type="string">
            <text:p>2012-12-31</text:p>
          </table:table-cell>
          <table:table-cell office:value-type="float" office:value="1551152" calcext:value-type="float">
            <text:p>15511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BC" xlink:type="simple">ABC</text:a></text:p>
          </table:table-cell>
          <table:table-cell office:value-type="string" calcext:value-type="string">
            <text:p><text:a xlink:href="https://en.wikipedia.org/wiki/AmerisourceBergen_Corp" xlink:type="simple">AmerisourceBergen Corp</text:a></text:p>
          </table:table-cell>
          <table:table-cell office:value-type="string" calcext:value-type="string">
            <text:p><text:a xlink:href="http://www.sec.gov/cgi-bin/browse-edgar?CIK=ABC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Chesterbrook,_Pennsylvania" xlink:type="simple">Chesterbrook, Pennsylvania</text:a></text:p>
          </table:table-cell>
          <table:table-cell office:value-type="string" calcext:value-type="string">
            <text:p>2001-08-30</text:p>
          </table:table-cell>
          <table:table-cell office:value-type="float" office:value="1140859" calcext:value-type="float">
            <text:p>11408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BT" xlink:type="simple">ABT</text:a></text:p>
          </table:table-cell>
          <table:table-cell office:value-type="string" calcext:value-type="string">
            <text:p><text:a xlink:href="https://en.wikipedia.org/wiki/Abbott_Laboratories" xlink:type="simple">Abbott Laboratories</text:a></text:p>
          </table:table-cell>
          <table:table-cell office:value-type="string" calcext:value-type="string">
            <text:p><text:a xlink:href="http://www.sec.gov/cgi-bin/browse-edgar?CIK=ABT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  <table:table-cell office:value-type="string" calcext:value-type="string">
            <text:p>1964-03-31</text:p>
          </table:table-cell>
          <table:table-cell office:value-type="float" office:value="1800" calcext:value-type="float">
            <text:p>18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CN" xlink:type="simple">ACN</text:a></text:p>
          </table:table-cell>
          <table:table-cell office:value-type="string" calcext:value-type="string">
            <text:p><text:a xlink:href="https://en.wikipedia.org/wiki/Accenture_plc" xlink:type="simple">Accenture plc</text:a></text:p>
          </table:table-cell>
          <table:table-cell office:value-type="string" calcext:value-type="string">
            <text:p><text:a xlink:href="http://www.sec.gov/cgi-bin/browse-edgar?CIK=ACN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1-07-06</text:p>
          </table:table-cell>
          <table:table-cell office:value-type="float" office:value="1467373" calcext:value-type="float">
            <text:p>1467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dbe" xlink:type="simple">ADBE</text:a></text:p>
          </table:table-cell>
          <table:table-cell office:value-type="string" calcext:value-type="string">
            <text:p><text:a xlink:href="https://en.wikipedia.org/wiki/Adobe_Systems_Inc" xlink:type="simple">Adobe Systems Inc</text:a></text:p>
          </table:table-cell>
          <table:table-cell office:value-type="string" calcext:value-type="string">
            <text:p><text:a xlink:href="http://www.sec.gov/cgi-bin/browse-edgar?CIK=ADBE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7-05-05</text:p>
          </table:table-cell>
          <table:table-cell office:value-type="float" office:value="796343" calcext:value-type="float">
            <text:p>7963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di" xlink:type="simple">ADI</text:a></text:p>
          </table:table-cell>
          <table:table-cell office:value-type="string" calcext:value-type="string">
            <text:p><text:a xlink:href="https://en.wikipedia.org/wiki/Analog_Devices" xlink:type="simple">Analog Devices, Inc.</text:a></text:p>
          </table:table-cell>
          <table:table-cell office:value-type="string" calcext:value-type="string">
            <text:p><text:a xlink:href="http://www.sec.gov/cgi-bin/browse-edgar?CIK=ADI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Norwood,_Massachusetts" xlink:type="simple">Norwood, Massachusetts</text:a></text:p>
          </table:table-cell>
          <table:table-cell table:style-name="ce5"/>
          <table:table-cell office:value-type="float" office:value="6281" calcext:value-type="float">
            <text:p>62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DM" xlink:type="simple">ADM</text:a></text:p>
          </table:table-cell>
          <table:table-cell office:value-type="string" calcext:value-type="string">
            <text:p><text:a xlink:href="https://en.wikipedia.org/wiki/Archer-Daniels-Midland_Co" xlink:type="simple">Archer-Daniels-Midland Co</text:a></text:p>
          </table:table-cell>
          <table:table-cell office:value-type="string" calcext:value-type="string">
            <text:p><text:a xlink:href="http://www.sec.gov/cgi-bin/browse-edgar?CIK=ADM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Agricultural Products</text:p>
          </table:table-cell>
          <table:table-cell office:value-type="string" calcext:value-type="string">
            <text:p><text:a xlink:href="https://en.wikipedia.org/wiki/Decatur,_Illinois" xlink:type="simple">Decatur, Illinois</text:a></text:p>
          </table:table-cell>
          <table:table-cell office:value-type="string" calcext:value-type="string">
            <text:p>1981-07-29</text:p>
          </table:table-cell>
          <table:table-cell office:value-type="float" office:value="7084" calcext:value-type="float">
            <text:p>70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adp" xlink:type="simple">ADP</text:a></text:p>
          </table:table-cell>
          <table:table-cell office:value-type="string" calcext:value-type="string">
            <text:p><text:a xlink:href="https://en.wikipedia.org/wiki/Automatic_Data_Processing" xlink:type="simple">Automatic Data Processing</text:a></text:p>
          </table:table-cell>
          <table:table-cell office:value-type="string" calcext:value-type="string">
            <text:p><text:a xlink:href="http://www.sec.gov/cgi-bin/browse-edgar?CIK=ADP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Roseland,_New_Jersey" xlink:type="simple">Roseland, New Jersey</text:a></text:p>
          </table:table-cell>
          <table:table-cell office:value-type="string" calcext:value-type="string">
            <text:p>1981-03-31</text:p>
          </table:table-cell>
          <table:table-cell office:value-type="float" office:value="8670" calcext:value-type="float">
            <text:p>867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ADS" xlink:type="simple">ADS</text:a></text:p>
          </table:table-cell>
          <table:table-cell office:value-type="string" calcext:value-type="string">
            <text:p><text:a xlink:href="https://en.wikipedia.org/wiki/Alliance_Data_Systems" xlink:type="simple">Alliance Data Systems</text:a></text:p>
          </table:table-cell>
          <table:table-cell office:value-type="string" calcext:value-type="string">
            <text:p><text:a xlink:href="http://www.sec.gov/cgi-bin/browse-edgar?CIK=AD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Plano,_Texas" xlink:type="simple">Plano, Texas</text:a></text:p>
          </table:table-cell>
          <table:table-cell office:value-type="string" calcext:value-type="string">
            <text:p>2013-12-23</text:p>
          </table:table-cell>
          <table:table-cell office:value-type="float" office:value="1101215" calcext:value-type="float">
            <text:p>1101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dsk" xlink:type="simple">ADSK</text:a></text:p>
          </table:table-cell>
          <table:table-cell office:value-type="string" calcext:value-type="string">
            <text:p><text:a xlink:href="https://en.wikipedia.org/wiki/Autodesk_Inc" xlink:type="simple">Autodesk Inc</text:a></text:p>
          </table:table-cell>
          <table:table-cell office:value-type="string" calcext:value-type="string">
            <text:p><text:a xlink:href="http://www.sec.gov/cgi-bin/browse-edgar?CIK=ADSK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Rafael,_California" xlink:type="simple">San Rafael, California</text:a></text:p>
          </table:table-cell>
          <table:table-cell office:value-type="string" calcext:value-type="string">
            <text:p>1989-12-01</text:p>
          </table:table-cell>
          <table:table-cell office:value-type="float" office:value="769397" calcext:value-type="float">
            <text:p>7693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AEE" xlink:type="simple">AEE</text:a></text:p>
          </table:table-cell>
          <table:table-cell office:value-type="string" calcext:value-type="string">
            <text:p><text:a xlink:href="https://en.wikipedia.org/wiki/Ameren_Corp" xlink:type="simple">Ameren Corp</text:a></text:p>
          </table:table-cell>
          <table:table-cell office:value-type="string" calcext:value-type="string">
            <text:p><text:a xlink:href="http://www.sec.gov/cgi-bin/browse-edgar?CIK=AEE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t._Louis,_Missouri" xlink:type="simple">St. Louis, Missouri</text:a></text:p>
          </table:table-cell>
          <table:table-cell office:value-type="string" calcext:value-type="string">
            <text:p>1991-09-19</text:p>
          </table:table-cell>
          <table:table-cell office:value-type="float" office:value="1002910" calcext:value-type="float">
            <text:p>1002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EP" xlink:type="simple">AEP</text:a></text:p>
          </table:table-cell>
          <table:table-cell office:value-type="string" calcext:value-type="string">
            <text:p><text:a xlink:href="https://en.wikipedia.org/wiki/American_Electric_Power" xlink:type="simple">American Electric Power</text:a></text:p>
          </table:table-cell>
          <table:table-cell office:value-type="string" calcext:value-type="string">
            <text:p><text:a xlink:href="http://www.sec.gov/cgi-bin/browse-edgar?CIK=AEP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table:style-name="ce5"/>
          <table:table-cell office:value-type="float" office:value="4904" calcext:value-type="float">
            <text:p>49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AES" xlink:type="simple">AES</text:a></text:p>
          </table:table-cell>
          <table:table-cell office:value-type="string" calcext:value-type="string">
            <text:p><text:a xlink:href="https://en.wikipedia.org/wiki/AES_Corp" xlink:type="simple">AES Corp</text:a></text:p>
          </table:table-cell>
          <table:table-cell office:value-type="string" calcext:value-type="string">
            <text:p><text:a xlink:href="http://www.sec.gov/cgi-bin/browse-edgar?CIK=AES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Arlington,_Virginia" xlink:type="simple">Arlington, Virginia</text:a></text:p>
          </table:table-cell>
          <table:table-cell table:style-name="ce5"/>
          <table:table-cell office:value-type="float" office:value="874761" calcext:value-type="float">
            <text:p>8747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ET" xlink:type="simple">AET</text:a></text:p>
          </table:table-cell>
          <table:table-cell office:value-type="string" calcext:value-type="string">
            <text:p><text:a xlink:href="https://en.wikipedia.org/wiki/Aetna_Inc" xlink:type="simple">Aetna Inc</text:a></text:p>
          </table:table-cell>
          <table:table-cell office:value-type="string" calcext:value-type="string">
            <text:p><text:a xlink:href="http://www.sec.gov/cgi-bin/browse-edgar?CIK=AET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  <table:table-cell office:value-type="string" calcext:value-type="string">
            <text:p>1976-06-30</text:p>
          </table:table-cell>
          <table:table-cell office:value-type="float" office:value="1122304" calcext:value-type="float">
            <text:p>11223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FL" xlink:type="simple">AFL</text:a></text:p>
          </table:table-cell>
          <table:table-cell office:value-type="string" calcext:value-type="string">
            <text:p><text:a xlink:href="https://en.wikipedia.org/wiki/AFLAC_Inc" xlink:type="simple">AFLAC Inc</text:a></text:p>
          </table:table-cell>
          <table:table-cell office:value-type="string" calcext:value-type="string">
            <text:p><text:a xlink:href="http://www.sec.gov/cgi-bin/browse-edgar?CIK=AFL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Columbus,_Georgia" xlink:type="simple">Columbus, Georgia</text:a></text:p>
          </table:table-cell>
          <table:table-cell table:style-name="ce5"/>
          <table:table-cell office:value-type="float" office:value="4977" calcext:value-type="float">
            <text:p>49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GN" xlink:type="simple">AGN</text:a></text:p>
          </table:table-cell>
          <table:table-cell office:value-type="string" calcext:value-type="string">
            <text:p><text:a xlink:href="https://en.wikipedia.org/wiki/Allergan,_Plc" xlink:type="simple">Allergan, Plc</text:a></text:p>
          </table:table-cell>
          <table:table-cell office:value-type="string" calcext:value-type="string">
            <text:p><text:a xlink:href="http://www.sec.gov/cgi-bin/browse-edgar?CIK=AGN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table:style-name="ce5"/>
          <table:table-cell office:value-type="float" office:value="884629" calcext:value-type="float">
            <text:p>88462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IG" xlink:type="simple">AIG</text:a></text:p>
          </table:table-cell>
          <table:table-cell office:value-type="string" calcext:value-type="string">
            <text:p><text:a xlink:href="https://en.wikipedia.org/wiki/American_International_Group" xlink:type="simple">American International Group, Inc.</text:a></text:p>
          </table:table-cell>
          <table:table-cell office:value-type="string" calcext:value-type="string">
            <text:p><text:a xlink:href="http://www.sec.gov/cgi-bin/browse-edgar?CIK=AIG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80-03-31</text:p>
          </table:table-cell>
          <table:table-cell office:value-type="float" office:value="5272" calcext:value-type="float">
            <text:p>52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IV" xlink:type="simple">AIV</text:a></text:p>
          </table:table-cell>
          <table:table-cell office:value-type="string" calcext:value-type="string">
            <text:p><text:a xlink:href="https://en.wikipedia.org/wiki/Apartment_Investment_%26_Management" xlink:type="simple">Apartment Investment &amp; Management</text:a></text:p>
          </table:table-cell>
          <table:table-cell office:value-type="string" calcext:value-type="string">
            <text:p><text:a xlink:href="http://www.sec.gov/cgi-bin/browse-edgar?CIK=AIV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table:style-name="ce5"/>
          <table:table-cell office:value-type="float" office:value="922864" calcext:value-type="float">
            <text:p>922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IZ" xlink:type="simple">AIZ</text:a></text:p>
          </table:table-cell>
          <table:table-cell office:value-type="string" calcext:value-type="string">
            <text:p><text:a xlink:href="https://en.wikipedia.org/wiki/Assurant_Inc" xlink:type="simple">Assurant Inc</text:a></text:p>
          </table:table-cell>
          <table:table-cell office:value-type="string" calcext:value-type="string">
            <text:p><text:a xlink:href="http://www.sec.gov/cgi-bin/browse-edgar?CIK=AIZ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7-04-10</text:p>
          </table:table-cell>
          <table:table-cell office:value-type="float" office:value="1267238" calcext:value-type="float">
            <text:p>12672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JG" xlink:type="simple">AJG</text:a></text:p>
          </table:table-cell>
          <table:table-cell office:value-type="string" calcext:value-type="string">
            <text:p><text:a xlink:href="https://en.wikipedia.org/wiki/Arthur_J._Gallagher_%26_Co." xlink:type="simple">Arthur J. Gallagher &amp; Co.</text:a></text:p>
          </table:table-cell>
          <table:table-cell office:value-type="string" calcext:value-type="string">
            <text:p><text:a xlink:href="http://www.sec.gov/cgi-bin/browse-edgar?CIK=AJG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Itasca,_Illinois" xlink:type="simple">Itasca, Illinois</text:a></text:p>
          </table:table-cell>
          <table:table-cell office:value-type="string" calcext:value-type="string">
            <text:p>2016-05-31</text:p>
          </table:table-cell>
          <table:table-cell office:value-type="float" office:value="354190" calcext:value-type="float">
            <text:p>35419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akam" xlink:type="simple">AKAM</text:a></text:p>
          </table:table-cell>
          <table:table-cell office:value-type="string" calcext:value-type="string">
            <text:p><text:a xlink:href="https://en.wikipedia.org/wiki/Akamai_Technologies_Inc" xlink:type="simple">Akamai Technologies Inc</text:a></text:p>
          </table:table-cell>
          <table:table-cell office:value-type="string" calcext:value-type="string">
            <text:p><text:a xlink:href="http://www.sec.gov/cgi-bin/browse-edgar?CIK=AKAM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07-07-12</text:p>
          </table:table-cell>
          <table:table-cell office:value-type="float" office:value="1086222" calcext:value-type="float">
            <text:p>1086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LB" xlink:type="simple">ALB</text:a></text:p>
          </table:table-cell>
          <table:table-cell office:value-type="string" calcext:value-type="string">
            <text:p><text:a xlink:href="https://en.wikipedia.org/wiki/Albemarle_Corp" xlink:type="simple">Albemarle Corp</text:a></text:p>
          </table:table-cell>
          <table:table-cell office:value-type="string" calcext:value-type="string">
            <text:p><text:a xlink:href="http://www.sec.gov/cgi-bin/browse-edgar?CIK=ALB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Baton_Rouge,_Louisiana" xlink:type="simple">Baton Rouge, Louisiana</text:a></text:p>
          </table:table-cell>
          <table:table-cell office:value-type="string" calcext:value-type="string">
            <text:p>2016-07-01</text:p>
          </table:table-cell>
          <table:table-cell office:value-type="float" office:value="915913" calcext:value-type="float">
            <text:p>9159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lgn" xlink:type="simple">ALGN</text:a></text:p>
          </table:table-cell>
          <table:table-cell office:value-type="string" calcext:value-type="string">
            <text:p><text:a xlink:href="https://en.wikipedia.org/wiki/Align_Technology" xlink:type="simple">Align Technology</text:a></text:p>
          </table:table-cell>
          <table:table-cell office:value-type="string" calcext:value-type="string">
            <text:p><text:a xlink:href="http://www.sec.gov/cgi-bin/browse-edgar?CIK=ALGN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7-06-19</text:p>
          </table:table-cell>
          <table:table-cell office:value-type="float" office:value="1097149" calcext:value-type="float">
            <text:p>10971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ALK" xlink:type="simple">ALK</text:a></text:p>
          </table:table-cell>
          <table:table-cell office:value-type="string" calcext:value-type="string">
            <text:p><text:a xlink:href="https://en.wikipedia.org/wiki/Alaska_Air_Group_Inc" xlink:type="simple">Alaska Air Group Inc</text:a></text:p>
          </table:table-cell>
          <table:table-cell office:value-type="string" calcext:value-type="string">
            <text:p><text:a xlink:href="http://www.sec.gov/cgi-bin/browse-edgar?CIK=ALK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16-05-13</text:p>
          </table:table-cell>
          <table:table-cell office:value-type="float" office:value="766421" calcext:value-type="float">
            <text:p>76642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LL" xlink:type="simple">ALL</text:a></text:p>
          </table:table-cell>
          <table:table-cell office:value-type="string" calcext:value-type="string">
            <text:p><text:a xlink:href="https://en.wikipedia.org/wiki/Allstate_Corp" xlink:type="simple">Allstate Corp</text:a></text:p>
          </table:table-cell>
          <table:table-cell office:value-type="string" calcext:value-type="string">
            <text:p><text:a xlink:href="http://www.sec.gov/cgi-bin/browse-edgar?CIK=ALL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orthfield_Township,_Illinois" xlink:type="simple">Northfield Township, Illinois</text:a></text:p>
          </table:table-cell>
          <table:table-cell table:style-name="ce5"/>
          <table:table-cell office:value-type="float" office:value="899051" calcext:value-type="float">
            <text:p>899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LLE" xlink:type="simple">ALLE</text:a></text:p>
          </table:table-cell>
          <table:table-cell office:value-type="string" calcext:value-type="string">
            <text:p><text:a xlink:href="https://en.wikipedia.org/wiki/Allegion" xlink:type="simple">Allegion</text:a></text:p>
          </table:table-cell>
          <table:table-cell office:value-type="string" calcext:value-type="string">
            <text:p><text:a xlink:href="http://www.sec.gov/cgi-bin/browse-edgar?CIK=ALLE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3-12-02</text:p>
          </table:table-cell>
          <table:table-cell office:value-type="float" office:value="1579241" calcext:value-type="float">
            <text:p>1579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lxn" xlink:type="simple">ALXN</text:a></text:p>
          </table:table-cell>
          <table:table-cell office:value-type="string" calcext:value-type="string">
            <text:p><text:a xlink:href="https://en.wikipedia.org/wiki/Alexion_Pharmaceuticals" xlink:type="simple">Alexion Pharmaceuticals</text:a></text:p>
          </table:table-cell>
          <table:table-cell office:value-type="string" calcext:value-type="string">
            <text:p><text:a xlink:href="http://www.sec.gov/cgi-bin/browse-edgar?CIK=ALXN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heshire,_Connecticut" xlink:type="simple">Cheshire, Connecticut</text:a></text:p>
          </table:table-cell>
          <table:table-cell office:value-type="string" calcext:value-type="string">
            <text:p>2012-05-25</text:p>
          </table:table-cell>
          <table:table-cell office:value-type="float" office:value="899866" calcext:value-type="float">
            <text:p>8998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mat" xlink:type="simple">AMAT</text:a></text:p>
          </table:table-cell>
          <table:table-cell office:value-type="string" calcext:value-type="string">
            <text:p><text:a xlink:href="https://en.wikipedia.org/wiki/Applied_Materials_Inc" xlink:type="simple">Applied Materials Inc</text:a></text:p>
          </table:table-cell>
          <table:table-cell office:value-type="string" calcext:value-type="string">
            <text:p><text:a xlink:href="http://www.sec.gov/cgi-bin/browse-edgar?CIK=AMAT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table:style-name="ce5"/>
          <table:table-cell office:value-type="float" office:value="6951" calcext:value-type="float">
            <text:p>69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md" xlink:type="simple">AMD</text:a></text:p>
          </table:table-cell>
          <table:table-cell office:value-type="string" calcext:value-type="string">
            <text:p><text:a xlink:href="https://en.wikipedia.org/wiki/Advanced_Micro_Devices_Inc" xlink:type="simple">Advanced Micro Devices Inc</text:a></text:p>
          </table:table-cell>
          <table:table-cell office:value-type="string" calcext:value-type="string">
            <text:p><text:a xlink:href="http://www.sec.gov/cgi-bin/browse-edgar?CIK=AMD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17-03-20</text:p>
          </table:table-cell>
          <table:table-cell office:value-type="float" office:value="2488" calcext:value-type="float">
            <text:p>248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ME" xlink:type="simple">AME</text:a></text:p>
          </table:table-cell>
          <table:table-cell office:value-type="string" calcext:value-type="string">
            <text:p><text:a xlink:href="https://en.wikipedia.org/wiki/Ametek" xlink:type="simple">AMETEK Inc</text:a></text:p>
          </table:table-cell>
          <table:table-cell office:value-type="string" calcext:value-type="string">
            <text:p><text:a xlink:href="http://www.sec.gov/cgi-bin/browse-edgar?CIK=AME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Berwyn,_Pennsylvania" xlink:type="simple">Berwyn, Pennsylvania</text:a></text:p>
          </table:table-cell>
          <table:table-cell office:value-type="string" calcext:value-type="string">
            <text:p>2013-09-23</text:p>
          </table:table-cell>
          <table:table-cell office:value-type="float" office:value="1037868" calcext:value-type="float">
            <text:p>10378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AMG" xlink:type="simple">AMG</text:a></text:p>
          </table:table-cell>
          <table:table-cell office:value-type="string" calcext:value-type="string">
            <text:p><text:a xlink:href="https://en.wikipedia.org/wiki/Affiliated_Managers_Group_Inc" xlink:type="simple">Affiliated Managers Group Inc</text:a></text:p>
          </table:table-cell>
          <table:table-cell office:value-type="string" calcext:value-type="string">
            <text:p><text:a xlink:href="http://www.sec.gov/cgi-bin/browse-edgar?CIK=AMG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everly,_Massachusetts" xlink:type="simple">Beverly, Massachusetts</text:a></text:p>
          </table:table-cell>
          <table:table-cell office:value-type="string" calcext:value-type="string">
            <text:p>2014-07-01</text:p>
          </table:table-cell>
          <table:table-cell office:value-type="float" office:value="1004434" calcext:value-type="float">
            <text:p>1004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mgn" xlink:type="simple">AMGN</text:a></text:p>
          </table:table-cell>
          <table:table-cell office:value-type="string" calcext:value-type="string">
            <text:p><text:a xlink:href="https://en.wikipedia.org/wiki/Amgen_Inc" xlink:type="simple">Amgen Inc</text:a></text:p>
          </table:table-cell>
          <table:table-cell office:value-type="string" calcext:value-type="string">
            <text:p><text:a xlink:href="http://www.sec.gov/cgi-bin/browse-edgar?CIK=AMGN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housand_Oaks,_California" xlink:type="simple">Thousand Oaks, California</text:a></text:p>
          </table:table-cell>
          <table:table-cell office:value-type="string" calcext:value-type="string">
            <text:p>1992-01-02</text:p>
          </table:table-cell>
          <table:table-cell office:value-type="float" office:value="318154" calcext:value-type="float">
            <text:p>31815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AMP" xlink:type="simple">AMP</text:a></text:p>
          </table:table-cell>
          <table:table-cell office:value-type="string" calcext:value-type="string">
            <text:p><text:a xlink:href="https://en.wikipedia.org/wiki/Ameriprise_Financial" xlink:type="simple">Ameriprise Financial</text:a></text:p>
          </table:table-cell>
          <table:table-cell office:value-type="string" calcext:value-type="string">
            <text:p><text:a xlink:href="http://www.sec.gov/cgi-bin/browse-edgar?CIK=AMP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2005-10-03</text:p>
          </table:table-cell>
          <table:table-cell office:value-type="float" office:value="820027" calcext:value-type="float">
            <text:p>8200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MT" xlink:type="simple">AMT</text:a></text:p>
          </table:table-cell>
          <table:table-cell office:value-type="string" calcext:value-type="string">
            <text:p><text:a xlink:href="https://en.wikipedia.org/wiki/American_Tower_Corp_A" xlink:type="simple">American Tower Corp A</text:a></text:p>
          </table:table-cell>
          <table:table-cell office:value-type="string" calcext:value-type="string">
            <text:p><text:a xlink:href="http://www.sec.gov/cgi-bin/browse-edgar?CIK=AMT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7-11-19</text:p>
          </table:table-cell>
          <table:table-cell office:value-type="float" office:value="1053507" calcext:value-type="float">
            <text:p>105350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amzn" xlink:type="simple">AMZN</text:a></text:p>
          </table:table-cell>
          <table:table-cell office:value-type="string" calcext:value-type="string">
            <text:p><text:a xlink:href="https://en.wikipedia.org/wiki/Amazon.com_Inc" xlink:type="simple">Amazon.com Inc</text:a></text:p>
          </table:table-cell>
          <table:table-cell office:value-type="string" calcext:value-type="string">
            <text:p><text:a xlink:href="http://www.sec.gov/cgi-bin/browse-edgar?CIK=AMZN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5-11-18</text:p>
          </table:table-cell>
          <table:table-cell office:value-type="float" office:value="1018724" calcext:value-type="float">
            <text:p>10187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NDV" xlink:type="simple">ANDV</text:a></text:p>
          </table:table-cell>
          <table:table-cell office:value-type="string" calcext:value-type="string">
            <text:p><text:a xlink:href="https://en.wikipedia.org/wiki/Andeavor" xlink:type="simple">Andeavor</text:a></text:p>
          </table:table-cell>
          <table:table-cell office:value-type="string" calcext:value-type="string">
            <text:p><text:a xlink:href="http://www.sec.gov/cgi-bin/browse-edgar?CIK=ANDV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San_Antonio,_Texas" xlink:type="simple">San Antonio, Texas</text:a></text:p>
          </table:table-cell>
          <table:table-cell office:value-type="string" calcext:value-type="string">
            <text:p>2007-09-27</text:p>
          </table:table-cell>
          <table:table-cell office:value-type="float" office:value="50104" calcext:value-type="float">
            <text:p>501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nss" xlink:type="simple">ANSS</text:a></text:p>
          </table:table-cell>
          <table:table-cell office:value-type="string" calcext:value-type="string">
            <text:p><text:a xlink:href="https://en.wikipedia.org/wiki/ANSYS" xlink:type="simple">ANSYS</text:a> Inc</text:p>
          </table:table-cell>
          <table:table-cell office:value-type="string" calcext:value-type="string">
            <text:p><text:a xlink:href="http://www.sec.gov/cgi-bin/browse-edgar?CIK=ANS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Canonsburg,_Pennsylvania" xlink:type="simple">Canonsburg, Pennsylvania</text:a></text:p>
          </table:table-cell>
          <table:table-cell office:value-type="string" calcext:value-type="string">
            <text:p>2017-06-19</text:p>
          </table:table-cell>
          <table:table-cell office:value-type="float" office:value="1013462" calcext:value-type="float">
            <text:p>1013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NTM" xlink:type="simple">ANTM</text:a></text:p>
          </table:table-cell>
          <table:table-cell office:value-type="string" calcext:value-type="string">
            <text:p><text:a xlink:href="https://en.wikipedia.org/wiki/Anthem_Inc." xlink:type="simple">Anthem Inc.</text:a></text:p>
          </table:table-cell>
          <table:table-cell office:value-type="string" calcext:value-type="string">
            <text:p><text:a xlink:href="http://www.sec.gov/cgi-bin/browse-edgar?CIK=ANTM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table:style-name="ce5"/>
          <table:table-cell office:value-type="float" office:value="1156039" calcext:value-type="float">
            <text:p>1156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ON" xlink:type="simple">AON</text:a></text:p>
          </table:table-cell>
          <table:table-cell office:value-type="string" calcext:value-type="string">
            <text:p><text:a xlink:href="https://en.wikipedia.org/wiki/Aon_plc" xlink:type="simple">Aon plc</text:a></text:p>
          </table:table-cell>
          <table:table-cell office:value-type="string" calcext:value-type="string">
            <text:p><text:a xlink:href="http://www.sec.gov/cgi-bin/browse-edgar?CIK=AON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" xlink:type="simple">London</text:a>, <text:a xlink:href="https://en.wikipedia.org/wiki/United_Kingdom" xlink:type="simple">United Kingdom</text:a></text:p>
          </table:table-cell>
          <table:table-cell table:style-name="ce5"/>
          <table:table-cell office:value-type="float" office:value="315293" calcext:value-type="float">
            <text:p>3152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OS" xlink:type="simple">AOS</text:a></text:p>
          </table:table-cell>
          <table:table-cell office:value-type="string" calcext:value-type="string">
            <text:p><text:a xlink:href="https://en.wikipedia.org/wiki/A.O._Smith" xlink:type="simple">A.O. Smith</text:a> Corp</text:p>
          </table:table-cell>
          <table:table-cell office:value-type="string" calcext:value-type="string">
            <text:p><text:a xlink:href="http://www.sec.gov/cgi-bin/browse-edgar?CIK=AOS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office:value-type="string" calcext:value-type="string">
            <text:p>2017-07-26</text:p>
          </table:table-cell>
          <table:table-cell office:value-type="float" office:value="91142" calcext:value-type="float">
            <text:p>9114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PA" xlink:type="simple">APA</text:a></text:p>
          </table:table-cell>
          <table:table-cell office:value-type="string" calcext:value-type="string">
            <text:p><text:a xlink:href="https://en.wikipedia.org/wiki/Apache_Corporation" xlink:type="simple">Apache Corporation</text:a></text:p>
          </table:table-cell>
          <table:table-cell office:value-type="string" calcext:value-type="string">
            <text:p><text:a xlink:href="http://www.sec.gov/cgi-bin/browse-edgar?CIK=APA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table:style-name="ce5"/>
          <table:table-cell office:value-type="float" office:value="6769" calcext:value-type="float">
            <text:p>67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PC" xlink:type="simple">APC</text:a></text:p>
          </table:table-cell>
          <table:table-cell office:value-type="string" calcext:value-type="string">
            <text:p><text:a xlink:href="https://en.wikipedia.org/wiki/Anadarko_Petroleum" xlink:type="simple">Anadarko Petroleum Corp</text:a></text:p>
          </table:table-cell>
          <table:table-cell office:value-type="string" calcext:value-type="string">
            <text:p><text:a xlink:href="http://www.sec.gov/cgi-bin/browse-edgar?CIK=APC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The_Woodlands,_Texas" xlink:type="simple">The Woodlands, Texas</text:a></text:p>
          </table:table-cell>
          <table:table-cell table:style-name="ce5"/>
          <table:table-cell office:value-type="float" office:value="773910" calcext:value-type="float">
            <text:p>773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PD" xlink:type="simple">APD</text:a></text:p>
          </table:table-cell>
          <table:table-cell office:value-type="string" calcext:value-type="string">
            <text:p><text:a xlink:href="https://en.wikipedia.org/wiki/Air_Products_%26_Chemicals_Inc" xlink:type="simple">Air Products &amp; Chemicals Inc</text:a></text:p>
          </table:table-cell>
          <table:table-cell office:value-type="string" calcext:value-type="string">
            <text:p><text:a xlink:href="http://www.sec.gov/cgi-bin/browse-edgar?CIK=APD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  <table:table-cell office:value-type="string" calcext:value-type="string">
            <text:p>1985-04-30</text:p>
          </table:table-cell>
          <table:table-cell office:value-type="float" office:value="2969" calcext:value-type="float">
            <text:p>2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PH" xlink:type="simple">APH</text:a></text:p>
          </table:table-cell>
          <table:table-cell office:value-type="string" calcext:value-type="string">
            <text:p><text:a xlink:href="https://en.wikipedia.org/wiki/Amphenol" xlink:type="simple">Amphenol Corp</text:a></text:p>
          </table:table-cell>
          <table:table-cell office:value-type="string" calcext:value-type="string">
            <text:p><text:a xlink:href="http://www.sec.gov/cgi-bin/browse-edgar?CIK=APH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Wallingford,_Connecticut" xlink:type="simple">Wallingford, Connecticut</text:a></text:p>
          </table:table-cell>
          <table:table-cell office:value-type="string" calcext:value-type="string">
            <text:p>2008-09-30</text:p>
          </table:table-cell>
          <table:table-cell office:value-type="float" office:value="820313" calcext:value-type="float">
            <text:p>8203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ARE" xlink:type="simple">ARE</text:a></text:p>
          </table:table-cell>
          <table:table-cell office:value-type="string" calcext:value-type="string">
            <text:p><text:a xlink:href="https://en.wikipedia.org/w/index.php?title=Alexandria_Real_Estate_Equities_Inc&amp;action=edit&amp;redlink=1" xlink:type="simple">Alexandria Real Estate Equities Inc</text:a></text:p>
          </table:table-cell>
          <table:table-cell office:value-type="string" calcext:value-type="string">
            <text:p><text:a xlink:href="http://www.sec.gov/cgi-bin/browse-edgar?CIK=ARE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Pasadena,_California" xlink:type="simple">Pasadena, California</text:a></text:p>
          </table:table-cell>
          <table:table-cell office:value-type="string" calcext:value-type="string">
            <text:p>2017-03-20</text:p>
          </table:table-cell>
          <table:table-cell office:value-type="float" office:value="1035443" calcext:value-type="float">
            <text:p>10354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RNC" xlink:type="simple">ARNC</text:a></text:p>
          </table:table-cell>
          <table:table-cell office:value-type="string" calcext:value-type="string">
            <text:p><text:a xlink:href="https://en.wikipedia.org/wiki/Arconic_Inc" xlink:type="simple">Arconic Inc</text:a></text:p>
          </table:table-cell>
          <table:table-cell office:value-type="string" calcext:value-type="string">
            <text:p><text:a xlink:href="http://www.sec.gov/cgi-bin/browse-edgar?CIK=ARNC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64-03-31</text:p>
          </table:table-cell>
          <table:table-cell office:value-type="float" office:value="4281" calcext:value-type="float">
            <text:p>428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atvi" xlink:type="simple">ATVI</text:a></text:p>
          </table:table-cell>
          <table:table-cell office:value-type="string" calcext:value-type="string">
            <text:p><text:a xlink:href="https://en.wikipedia.org/wiki/Activision_Blizzard" xlink:type="simple">Activision Blizzard</text:a></text:p>
          </table:table-cell>
          <table:table-cell office:value-type="string" calcext:value-type="string">
            <text:p><text:a xlink:href="http://www.sec.gov/cgi-bin/browse-edgar?CIK=ATVI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Home Entertainment Software</text:p>
          </table:table-cell>
          <table:table-cell office:value-type="string" calcext:value-type="string">
            <text:p><text:a xlink:href="https://en.wikipedia.org/wiki/Santa_Monica,_California" xlink:type="simple">Santa Monica, California</text:a></text:p>
          </table:table-cell>
          <table:table-cell office:value-type="string" calcext:value-type="string">
            <text:p>2015-08-31</text:p>
          </table:table-cell>
          <table:table-cell office:value-type="float" office:value="718877" calcext:value-type="float">
            <text:p>718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VB" xlink:type="simple">AVB</text:a></text:p>
          </table:table-cell>
          <table:table-cell office:value-type="string" calcext:value-type="string">
            <text:p><text:a xlink:href="https://en.wikipedia.org/wiki/AvalonBay_Communities,_Inc." xlink:type="simple">AvalonBay Communities, Inc.</text:a></text:p>
          </table:table-cell>
          <table:table-cell office:value-type="string" calcext:value-type="string">
            <text:p><text:a xlink:href="http://www.sec.gov/cgi-bin/browse-edgar?CIK=AVB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Arlington,_Virginia" xlink:type="simple">Arlington, Virginia</text:a><text:a xlink:href="https://en.wikipedia.org/wiki/List_of_S%26P_500_companies#cite_note-3" xlink:type="simple">[3]</text:a></text:p>
          </table:table-cell>
          <table:table-cell office:value-type="string" calcext:value-type="string">
            <text:p>2007-01-10</text:p>
          </table:table-cell>
          <table:table-cell office:value-type="float" office:value="915912" calcext:value-type="float">
            <text:p>915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avgo" xlink:type="simple">AVGO</text:a></text:p>
          </table:table-cell>
          <table:table-cell office:value-type="string" calcext:value-type="string">
            <text:p><text:a xlink:href="https://en.wikipedia.org/wiki/Broadcom_Limited" xlink:type="simple">Broadcom</text:a></text:p>
          </table:table-cell>
          <table:table-cell office:value-type="string" calcext:value-type="string">
            <text:p><text:a xlink:href="http://www.sec.gov/cgi-bin/browse-edgar?CIK=AVGO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4-05-08</text:p>
          </table:table-cell>
          <table:table-cell office:value-type="float" office:value="1441634" calcext:value-type="float">
            <text:p>14416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VY" xlink:type="simple">AVY</text:a></text:p>
          </table:table-cell>
          <table:table-cell office:value-type="string" calcext:value-type="string">
            <text:p><text:a xlink:href="https://en.wikipedia.org/wiki/Avery_Dennison_Corp" xlink:type="simple">Avery Dennison Corp</text:a></text:p>
          </table:table-cell>
          <table:table-cell office:value-type="string" calcext:value-type="string">
            <text:p><text:a xlink:href="http://www.sec.gov/cgi-bin/browse-edgar?CIK=AVY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  <table:table-cell office:value-type="string" calcext:value-type="string">
            <text:p>1987-12-31</text:p>
          </table:table-cell>
          <table:table-cell office:value-type="float" office:value="8818" calcext:value-type="float">
            <text:p>88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AWK" xlink:type="simple">AWK</text:a></text:p>
          </table:table-cell>
          <table:table-cell office:value-type="string" calcext:value-type="string">
            <text:p><text:a xlink:href="https://en.wikipedia.org/wiki/American_Water_Works" xlink:type="simple">American Water Works Company Inc</text:a></text:p>
          </table:table-cell>
          <table:table-cell office:value-type="string" calcext:value-type="string">
            <text:p><text:a xlink:href="http://www.sec.gov/cgi-bin/browse-edgar?CIK=AWK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Water Utilities</text:p>
          </table:table-cell>
          <table:table-cell office:value-type="string" calcext:value-type="string">
            <text:p><text:a xlink:href="https://en.wikipedia.org/wiki/Voorhees,_New_Jersey" xlink:type="simple">Voorhees, New Jersey</text:a></text:p>
          </table:table-cell>
          <table:table-cell office:value-type="string" calcext:value-type="string">
            <text:p>2016-03-04</text:p>
          </table:table-cell>
          <table:table-cell office:value-type="float" office:value="1410636" calcext:value-type="float">
            <text:p>1410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XP" xlink:type="simple">AXP</text:a></text:p>
          </table:table-cell>
          <table:table-cell office:value-type="string" calcext:value-type="string">
            <text:p><text:a xlink:href="https://en.wikipedia.org/wiki/American_Express_Co" xlink:type="simple">American Express Co</text:a></text:p>
          </table:table-cell>
          <table:table-cell office:value-type="string" calcext:value-type="string">
            <text:p><text:a xlink:href="http://www.sec.gov/cgi-bin/browse-edgar?CIK=AXP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76-06-30</text:p>
          </table:table-cell>
          <table:table-cell office:value-type="float" office:value="4962" calcext:value-type="float">
            <text:p>496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AYI" xlink:type="simple">AYI</text:a></text:p>
          </table:table-cell>
          <table:table-cell office:value-type="string" calcext:value-type="string">
            <text:p><text:a xlink:href="https://en.wikipedia.org/wiki/Acuity_Brands_Inc" xlink:type="simple">Acuity Brands Inc</text:a></text:p>
          </table:table-cell>
          <table:table-cell office:value-type="string" calcext:value-type="string">
            <text:p><text:a xlink:href="http://www.sec.gov/cgi-bin/browse-edgar?CIK=AYI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6-05-03</text:p>
          </table:table-cell>
          <table:table-cell office:value-type="float" office:value="1144215" calcext:value-type="float">
            <text:p>1144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AZO" xlink:type="simple">AZO</text:a></text:p>
          </table:table-cell>
          <table:table-cell office:value-type="string" calcext:value-type="string">
            <text:p><text:a xlink:href="https://en.wikipedia.org/wiki/AutoZone_Inc" xlink:type="simple">AutoZone Inc</text:a></text:p>
          </table:table-cell>
          <table:table-cell office:value-type="string" calcext:value-type="string">
            <text:p><text:a xlink:href="http://www.sec.gov/cgi-bin/browse-edgar?CIK=AZO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table:style-name="ce5"/>
          <table:table-cell office:value-type="float" office:value="866787" calcext:value-type="float">
            <text:p>8667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A" xlink:type="simple">BA</text:a></text:p>
          </table:table-cell>
          <table:table-cell office:value-type="string" calcext:value-type="string">
            <text:p><text:a xlink:href="https://en.wikipedia.org/wiki/Boeing_Company" xlink:type="simple">Boeing Company</text:a></text:p>
          </table:table-cell>
          <table:table-cell office:value-type="string" calcext:value-type="string">
            <text:p><text:a xlink:href="http://www.sec.gov/cgi-bin/browse-edgar?CIK=BA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table:style-name="ce5"/>
          <table:table-cell office:value-type="float" office:value="12927" calcext:value-type="float">
            <text:p>12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AC" xlink:type="simple">BAC</text:a></text:p>
          </table:table-cell>
          <table:table-cell office:value-type="string" calcext:value-type="string">
            <text:p><text:a xlink:href="https://en.wikipedia.org/wiki/Bank_of_America_Corp" xlink:type="simple">Bank of America Corp</text:a></text:p>
          </table:table-cell>
          <table:table-cell office:value-type="string" calcext:value-type="string">
            <text:p><text:a xlink:href="http://www.sec.gov/cgi-bin/browse-edgar?CIK=BAC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76-06-30</text:p>
          </table:table-cell>
          <table:table-cell office:value-type="float" office:value="70858" calcext:value-type="float">
            <text:p>708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AX" xlink:type="simple">BAX</text:a></text:p>
          </table:table-cell>
          <table:table-cell office:value-type="string" calcext:value-type="string">
            <text:p><text:a xlink:href="https://en.wikipedia.org/wiki/Baxter_International_Inc." xlink:type="simple">Baxter International Inc.</text:a></text:p>
          </table:table-cell>
          <table:table-cell office:value-type="string" calcext:value-type="string">
            <text:p><text:a xlink:href="http://www.sec.gov/cgi-bin/browse-edgar?CIK=BA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1972-09-30</text:p>
          </table:table-cell>
          <table:table-cell office:value-type="float" office:value="10456" calcext:value-type="float">
            <text:p>10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BT" xlink:type="simple">BBT</text:a></text:p>
          </table:table-cell>
          <table:table-cell office:value-type="string" calcext:value-type="string">
            <text:p><text:a xlink:href="https://en.wikipedia.org/wiki/BB%26T_Corporation" xlink:type="simple">BB&amp;T Corporation</text:a></text:p>
          </table:table-cell>
          <table:table-cell office:value-type="string" calcext:value-type="string">
            <text:p><text:a xlink:href="http://www.sec.gov/cgi-bin/browse-edgar?CIK=BBT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Winston-Salem,_North_Carolina" xlink:type="simple">Winston-Salem, North Carolina</text:a></text:p>
          </table:table-cell>
          <table:table-cell table:style-name="ce5"/>
          <table:table-cell office:value-type="float" office:value="92230" calcext:value-type="float">
            <text:p>9223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BBY" xlink:type="simple">BBY</text:a></text:p>
          </table:table-cell>
          <table:table-cell office:value-type="string" calcext:value-type="string">
            <text:p><text:a xlink:href="https://en.wikipedia.org/wiki/Best_Buy_Co._Inc." xlink:type="simple">Best Buy Co. Inc.</text:a></text:p>
          </table:table-cell>
          <table:table-cell office:value-type="string" calcext:value-type="string">
            <text:p><text:a xlink:href="http://www.sec.gov/cgi-bin/browse-edgar?CIK=BBY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mputer &amp; Electronics Retail</text:p>
          </table:table-cell>
          <table:table-cell office:value-type="string" calcext:value-type="string">
            <text:p><text:a xlink:href="https://en.wikipedia.org/wiki/Richfield,_Minnesota" xlink:type="simple">Richfield, Minnesota</text:a></text:p>
          </table:table-cell>
          <table:table-cell office:value-type="string" calcext:value-type="string">
            <text:p>1999-06-29</text:p>
          </table:table-cell>
          <table:table-cell office:value-type="float" office:value="764478" calcext:value-type="float">
            <text:p>7644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CR" xlink:type="simple">BCR</text:a></text:p>
          </table:table-cell>
          <table:table-cell office:value-type="string" calcext:value-type="string">
            <text:p><text:a xlink:href="https://en.wikipedia.org/wiki/Bard_(C.R.)_Inc." xlink:type="simple">Bard (C.R.) Inc.</text:a></text:p>
          </table:table-cell>
          <table:table-cell office:value-type="string" calcext:value-type="string">
            <text:p><text:a xlink:href="http://www.sec.gov/cgi-bin/browse-edgar?CIK=BCR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urray_Hill,_New_Jersey" xlink:type="simple">Murray Hill, New Jersey</text:a></text:p>
          </table:table-cell>
          <table:table-cell office:value-type="string" calcext:value-type="string">
            <text:p>1975-06-30</text:p>
          </table:table-cell>
          <table:table-cell office:value-type="float" office:value="9892" calcext:value-type="float">
            <text:p>98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DX" xlink:type="simple">BDX</text:a></text:p>
          </table:table-cell>
          <table:table-cell office:value-type="string" calcext:value-type="string">
            <text:p><text:a xlink:href="https://en.wikipedia.org/wiki/Becton_Dickinson" xlink:type="simple">Becton Dickinson</text:a></text:p>
          </table:table-cell>
          <table:table-cell office:value-type="string" calcext:value-type="string">
            <text:p><text:a xlink:href="http://www.sec.gov/cgi-bin/browse-edgar?CIK=BD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Franklin_Lakes,_New_Jersey" xlink:type="simple">Franklin Lakes, New Jersey</text:a></text:p>
          </table:table-cell>
          <table:table-cell office:value-type="string" calcext:value-type="string">
            <text:p>1972-09-30</text:p>
          </table:table-cell>
          <table:table-cell office:value-type="float" office:value="10795" calcext:value-type="float">
            <text:p>1079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BEN" xlink:type="simple">BEN</text:a></text:p>
          </table:table-cell>
          <table:table-cell office:value-type="string" calcext:value-type="string">
            <text:p><text:a xlink:href="https://en.wikipedia.org/wiki/Franklin_Resources" xlink:type="simple">Franklin Resources</text:a></text:p>
          </table:table-cell>
          <table:table-cell office:value-type="string" calcext:value-type="string">
            <text:p><text:a xlink:href="http://www.sec.gov/cgi-bin/browse-edgar?CIK=BEN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San_Mateo,_California" xlink:type="simple">San Mateo, California</text:a></text:p>
          </table:table-cell>
          <table:table-cell table:style-name="ce5"/>
          <table:table-cell office:value-type="float" office:value="38777" calcext:value-type="float">
            <text:p>387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F.B" xlink:type="simple">BF.B</text:a></text:p>
          </table:table-cell>
          <table:table-cell office:value-type="string" calcext:value-type="string">
            <text:p><text:a xlink:href="https://en.wikipedia.org/wiki/Brown-Forman_Corp." xlink:type="simple">Brown-Forman Corp.</text:a></text:p>
          </table:table-cell>
          <table:table-cell office:value-type="string" calcext:value-type="string">
            <text:p><text:a xlink:href="http://www.sec.gov/cgi-bin/browse-edgar?CIK=BFB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office:value-type="string" calcext:value-type="string">
            <text:p>1982-10-31</text:p>
          </table:table-cell>
          <table:table-cell office:value-type="float" office:value="14693" calcext:value-type="float">
            <text:p>146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HF" xlink:type="simple">BHF</text:a></text:p>
          </table:table-cell>
          <table:table-cell office:value-type="string" calcext:value-type="string">
            <text:p><text:a xlink:href="https://en.wikipedia.org/wiki/Brighthouse_Financial_Inc" xlink:type="simple">Brighthouse Financial Inc</text:a></text:p>
          </table:table-cell>
          <table:table-cell office:value-type="string" calcext:value-type="string">
            <text:p><text:a xlink:href="http://www.sec.gov/cgi-bin/browse-edgar?CIK=0001685040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2017-08-08</text:p>
          </table:table-cell>
          <table:table-cell office:value-type="float" office:value="1685040" calcext:value-type="float">
            <text:p>16850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BHGE" xlink:type="simple">BHGE</text:a></text:p>
          </table:table-cell>
          <table:table-cell office:value-type="string" calcext:value-type="string">
            <text:p><text:a xlink:href="https://en.wikipedia.org/wiki/Baker_Hughes,_a_GE_Company" xlink:type="simple">Baker Hughes, a GE Company</text:a></text:p>
          </table:table-cell>
          <table:table-cell office:value-type="string" calcext:value-type="string">
            <text:p><text:a xlink:href="http://www.sec.gov/cgi-bin/browse-edgar?CIK=BHGE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table:style-name="ce5"/>
          <table:table-cell office:value-type="float" office:value="1701605" calcext:value-type="float">
            <text:p>17016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biib" xlink:type="simple">BIIB</text:a></text:p>
          </table:table-cell>
          <table:table-cell office:value-type="string" calcext:value-type="string">
            <text:p><text:a xlink:href="https://en.wikipedia.org/wiki/Biogen_Inc." xlink:type="simple">Biogen Inc.</text:a></text:p>
          </table:table-cell>
          <table:table-cell office:value-type="string" calcext:value-type="string">
            <text:p><text:a xlink:href="http://www.sec.gov/cgi-bin/browse-edgar?CIK=BIIB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Weston,_Massachusetts" xlink:type="simple">Weston, Massachusetts</text:a></text:p>
          </table:table-cell>
          <table:table-cell table:style-name="ce5"/>
          <table:table-cell office:value-type="float" office:value="875045" calcext:value-type="float">
            <text:p>8750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BK" xlink:type="simple">BK</text:a></text:p>
          </table:table-cell>
          <table:table-cell office:value-type="string" calcext:value-type="string">
            <text:p><text:a xlink:href="https://en.wikipedia.org/wiki/The_Bank_of_New_York_Mellon_Corp." xlink:type="simple">The Bank of New York Mellon Corp.</text:a></text:p>
          </table:table-cell>
          <table:table-cell office:value-type="string" calcext:value-type="string">
            <text:p><text:a xlink:href="http://www.sec.gov/cgi-bin/browse-edgar?CIK=BK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390777" calcext:value-type="float">
            <text:p>139077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BLK" xlink:type="simple">BLK</text:a></text:p>
          </table:table-cell>
          <table:table-cell office:value-type="string" calcext:value-type="string">
            <text:p><text:a xlink:href="https://en.wikipedia.org/wiki/BlackRock" xlink:type="simple">BlackRock</text:a></text:p>
          </table:table-cell>
          <table:table-cell office:value-type="string" calcext:value-type="string">
            <text:p><text:a xlink:href="http://www.sec.gov/cgi-bin/browse-edgar?CIK=BLK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1-04-04</text:p>
          </table:table-cell>
          <table:table-cell office:value-type="float" office:value="1364742" calcext:value-type="float">
            <text:p>1364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LL" xlink:type="simple">BLL</text:a></text:p>
          </table:table-cell>
          <table:table-cell office:value-type="string" calcext:value-type="string">
            <text:p><text:a xlink:href="https://en.wikipedia.org/wiki/Ball_Corp" xlink:type="simple">Ball Corp</text:a></text:p>
          </table:table-cell>
          <table:table-cell office:value-type="string" calcext:value-type="string">
            <text:p><text:a xlink:href="http://www.sec.gov/cgi-bin/browse-edgar?CIK=BLL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 &amp; Glass Containers</text:p>
          </table:table-cell>
          <table:table-cell office:value-type="string" calcext:value-type="string">
            <text:p><text:a xlink:href="https://en.wikipedia.org/wiki/Broomfield,_Colorado" xlink:type="simple">Broomfield, Colorado</text:a></text:p>
          </table:table-cell>
          <table:table-cell office:value-type="string" calcext:value-type="string">
            <text:p>1984-10-31</text:p>
          </table:table-cell>
          <table:table-cell office:value-type="float" office:value="9389" calcext:value-type="float">
            <text:p>93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MY" xlink:type="simple">BMY</text:a></text:p>
          </table:table-cell>
          <table:table-cell office:value-type="string" calcext:value-type="string">
            <text:p><text:a xlink:href="https://en.wikipedia.org/wiki/Bristol-Myers_Squibb" xlink:type="simple">Bristol-Myers Squibb</text:a></text:p>
          </table:table-cell>
          <table:table-cell office:value-type="string" calcext:value-type="string">
            <text:p><text:a xlink:href="http://www.sec.gov/cgi-bin/browse-edgar?CIK=BMY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4272" calcext:value-type="float">
            <text:p>142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RK.B" xlink:type="simple">BRK.B</text:a></text:p>
          </table:table-cell>
          <table:table-cell office:value-type="string" calcext:value-type="string">
            <text:p><text:a xlink:href="https://en.wikipedia.org/wiki/Berkshire_Hathaway" xlink:type="simple">Berkshire Hathaway</text:a></text:p>
          </table:table-cell>
          <table:table-cell office:value-type="string" calcext:value-type="string">
            <text:p><text:a xlink:href="http://www.sec.gov/cgi-bin/browse-edgar?CIK=BRKB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Sector Holding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  <table:table-cell office:value-type="string" calcext:value-type="string">
            <text:p>2010-02-16</text:p>
          </table:table-cell>
          <table:table-cell office:value-type="float" office:value="1067983" calcext:value-type="float">
            <text:p>10679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SX" xlink:type="simple">BSX</text:a></text:p>
          </table:table-cell>
          <table:table-cell office:value-type="string" calcext:value-type="string">
            <text:p><text:a xlink:href="https://en.wikipedia.org/wiki/Boston_Scientific" xlink:type="simple">Boston Scientific</text:a></text:p>
          </table:table-cell>
          <table:table-cell office:value-type="string" calcext:value-type="string">
            <text:p><text:a xlink:href="http://www.sec.gov/cgi-bin/browse-edgar?CIK=BS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text:a xlink:href="https://en.wikipedia.org/wiki/List_of_S%26P_500_companies#cite_note-4" xlink:type="simple">[4]</text:a></text:p>
          </table:table-cell>
          <table:table-cell office:value-type="string" calcext:value-type="string">
            <text:p>1995-02-24</text:p>
          </table:table-cell>
          <table:table-cell office:value-type="float" office:value="885725" calcext:value-type="float">
            <text:p>885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BWA" xlink:type="simple">BWA</text:a></text:p>
          </table:table-cell>
          <table:table-cell office:value-type="string" calcext:value-type="string">
            <text:p><text:a xlink:href="https://en.wikipedia.org/wiki/BorgWarner" xlink:type="simple">BorgWarner</text:a></text:p>
          </table:table-cell>
          <table:table-cell office:value-type="string" calcext:value-type="string">
            <text:p><text:a xlink:href="http://www.sec.gov/cgi-bin/browse-edgar?CIK=BW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<text:a xlink:href="https://en.wikipedia.org/wiki/Auburn_Hills,_Michigan" xlink:type="simple">Auburn Hills, Michigan</text:a></text:p>
          </table:table-cell>
          <table:table-cell office:value-type="string" calcext:value-type="string">
            <text:p>2011-12-19</text:p>
          </table:table-cell>
          <table:table-cell office:value-type="float" office:value="908255" calcext:value-type="float">
            <text:p>90825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BXP" xlink:type="simple">BXP</text:a></text:p>
          </table:table-cell>
          <table:table-cell office:value-type="string" calcext:value-type="string">
            <text:p><text:a xlink:href="https://en.wikipedia.org/wiki/Boston_Properties" xlink:type="simple">Boston Properties</text:a></text:p>
          </table:table-cell>
          <table:table-cell office:value-type="string" calcext:value-type="string">
            <text:p><text:a xlink:href="http://www.sec.gov/cgi-bin/browse-edgar?CIK=BXP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6-04-03</text:p>
          </table:table-cell>
          <table:table-cell office:value-type="float" office:value="1037540" calcext:value-type="float">
            <text:p>10375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" xlink:type="simple">C</text:a></text:p>
          </table:table-cell>
          <table:table-cell office:value-type="string" calcext:value-type="string">
            <text:p><text:a xlink:href="https://en.wikipedia.org/wiki/Citigroup_Inc." xlink:type="simple">Citigroup Inc.</text:a></text:p>
          </table:table-cell>
          <table:table-cell office:value-type="string" calcext:value-type="string">
            <text:p><text:a xlink:href="http://www.sec.gov/cgi-bin/browse-edgar?CIK=C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88-05-31</text:p>
          </table:table-cell>
          <table:table-cell office:value-type="float" office:value="831001" calcext:value-type="float">
            <text:p>831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ca" xlink:type="simple">CA</text:a></text:p>
          </table:table-cell>
          <table:table-cell office:value-type="string" calcext:value-type="string">
            <text:p><text:a xlink:href="https://en.wikipedia.org/wiki/CA,_Inc." xlink:type="simple">CA, Inc.</text:a></text:p>
          </table:table-cell>
          <table:table-cell office:value-type="string" calcext:value-type="string">
            <text:p><text:a xlink:href="http://www.sec.gov/cgi-bin/browse-edgar?CIK=CA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Islandia,_New_York" xlink:type="simple">Islandia, New York</text:a></text:p>
          </table:table-cell>
          <table:table-cell office:value-type="string" calcext:value-type="string">
            <text:p>1987-07-31</text:p>
          </table:table-cell>
          <table:table-cell office:value-type="float" office:value="356028" calcext:value-type="float">
            <text:p>3560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AG" xlink:type="simple">CAG</text:a></text:p>
          </table:table-cell>
          <table:table-cell office:value-type="string" calcext:value-type="string">
            <text:p><text:a xlink:href="https://en.wikipedia.org/wiki/Conagra_Brands" xlink:type="simple">Conagra Brands</text:a></text:p>
          </table:table-cell>
          <table:table-cell office:value-type="string" calcext:value-type="string">
            <text:p><text:a xlink:href="http://www.sec.gov/cgi-bin/browse-edgar?CIK=CAG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83-08-31</text:p>
          </table:table-cell>
          <table:table-cell office:value-type="float" office:value="23217" calcext:value-type="float">
            <text:p>23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AH" xlink:type="simple">CAH</text:a></text:p>
          </table:table-cell>
          <table:table-cell office:value-type="string" calcext:value-type="string">
            <text:p><text:a xlink:href="https://en.wikipedia.org/wiki/Cardinal_Health" xlink:type="simple">Cardinal Health</text:a> Inc.</text:p>
          </table:table-cell>
          <table:table-cell office:value-type="string" calcext:value-type="string">
            <text:p><text:a xlink:href="http://www.sec.gov/cgi-bin/browse-edgar?CIK=CAH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Dublin,_Ohio" xlink:type="simple">Dublin, Ohio</text:a></text:p>
          </table:table-cell>
          <table:table-cell table:style-name="ce5"/>
          <table:table-cell office:value-type="float" office:value="721371" calcext:value-type="float">
            <text:p>7213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AT" xlink:type="simple">CAT</text:a></text:p>
          </table:table-cell>
          <table:table-cell office:value-type="string" calcext:value-type="string">
            <text:p><text:a xlink:href="https://en.wikipedia.org/wiki/Caterpillar_Inc." xlink:type="simple">Caterpillar Inc.</text:a></text:p>
          </table:table-cell>
          <table:table-cell office:value-type="string" calcext:value-type="string">
            <text:p><text:a xlink:href="http://www.sec.gov/cgi-bin/browse-edgar?CIK=CAT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Peoria,_Illinois" xlink:type="simple">Peoria, Illinois</text:a></text:p>
          </table:table-cell>
          <table:table-cell table:style-name="ce5"/>
          <table:table-cell office:value-type="float" office:value="18230" calcext:value-type="float">
            <text:p>1823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B" xlink:type="simple">CB</text:a></text:p>
          </table:table-cell>
          <table:table-cell office:value-type="string" calcext:value-type="string">
            <text:p><text:a xlink:href="https://en.wikipedia.org/wiki/Chubb_Limited" xlink:type="simple">Chubb Limited</text:a></text:p>
          </table:table-cell>
          <table:table-cell office:value-type="string" calcext:value-type="string">
            <text:p><text:a xlink:href="http://www.sec.gov/cgi-bin/browse-edgar?CIK=CB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Zurich,_Switzerland" xlink:type="simple">Zurich, Switzerland</text:a></text:p>
          </table:table-cell>
          <table:table-cell office:value-type="string" calcext:value-type="string">
            <text:p>2010-07-15</text:p>
          </table:table-cell>
          <table:table-cell office:value-type="float" office:value="896159" calcext:value-type="float">
            <text:p>8961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BG" xlink:type="simple">CBG</text:a></text:p>
          </table:table-cell>
          <table:table-cell office:value-type="string" calcext:value-type="string">
            <text:p><text:a xlink:href="https://en.wikipedia.org/wiki/CBRE_Group" xlink:type="simple">CBRE Group</text:a></text:p>
          </table:table-cell>
          <table:table-cell office:value-type="string" calcext:value-type="string">
            <text:p><text:a xlink:href="http://www.sec.gov/cgi-bin/browse-edgar?CIK=CBG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office:value-type="string" calcext:value-type="string">
            <text:p><text:a xlink:href="https://en.wikipedia.org/wiki/Los_Angeles,_California" xlink:type="simple">Los Angeles, California</text:a></text:p>
          </table:table-cell>
          <table:table-cell office:value-type="string" calcext:value-type="string">
            <text:p>2006-11-10</text:p>
          </table:table-cell>
          <table:table-cell office:value-type="float" office:value="1138118" calcext:value-type="float">
            <text:p>11381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boe" xlink:type="simple">CBOE</text:a></text:p>
          </table:table-cell>
          <table:table-cell office:value-type="string" calcext:value-type="string">
            <text:p><text:a xlink:href="https://en.wikipedia.org/wiki/Cboe_Holdings" xlink:type="simple">CBOE Holdings</text:a></text:p>
          </table:table-cell>
          <table:table-cell office:value-type="string" calcext:value-type="string">
            <text:p><text:a xlink:href="http://www.sec.gov/cgi-bin/browse-edgar?CIK=CBOE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7-03-01</text:p>
          </table:table-cell>
          <table:table-cell office:value-type="float" office:value="1374310" calcext:value-type="float">
            <text:p>13743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BS" xlink:type="simple">CBS</text:a></text:p>
          </table:table-cell>
          <table:table-cell office:value-type="string" calcext:value-type="string">
            <text:p><text:a xlink:href="https://en.wikipedia.org/wiki/CBS_Corp." xlink:type="simple">CBS Corp.</text:a></text:p>
          </table:table-cell>
          <table:table-cell office:value-type="string" calcext:value-type="string">
            <text:p><text:a xlink:href="http://www.sec.gov/cgi-bin/browse-edgar?CIK=CBS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94-09-01</text:p>
          </table:table-cell>
          <table:table-cell office:value-type="float" office:value="813828" calcext:value-type="float">
            <text:p>8138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CI" xlink:type="simple">CCI</text:a></text:p>
          </table:table-cell>
          <table:table-cell office:value-type="string" calcext:value-type="string">
            <text:p><text:a xlink:href="https://en.wikipedia.org/wiki/Crown_Castle_International_Corp." xlink:type="simple">Crown Castle International Corp.</text:a></text:p>
          </table:table-cell>
          <table:table-cell office:value-type="string" calcext:value-type="string">
            <text:p><text:a xlink:href="http://www.sec.gov/cgi-bin/browse-edgar?CIK=CCI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3-14</text:p>
          </table:table-cell>
          <table:table-cell office:value-type="float" office:value="1051470" calcext:value-type="float">
            <text:p>105147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CL" xlink:type="simple">CCL</text:a></text:p>
          </table:table-cell>
          <table:table-cell office:value-type="string" calcext:value-type="string">
            <text:p><text:a xlink:href="https://en.wikipedia.org/wiki/Carnival_Corp." xlink:type="simple">Carnival Corp.</text:a></text:p>
          </table:table-cell>
          <table:table-cell office:value-type="string" calcext:value-type="string">
            <text:p><text:a xlink:href="http://www.sec.gov/cgi-bin/browse-edgar?CIK=CCL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table:style-name="ce5"/>
          <table:table-cell office:value-type="float" office:value="815097" calcext:value-type="float">
            <text:p>8150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celg" xlink:type="simple">CELG</text:a></text:p>
          </table:table-cell>
          <table:table-cell office:value-type="string" calcext:value-type="string">
            <text:p><text:a xlink:href="https://en.wikipedia.org/wiki/Celgene_Corp." xlink:type="simple">Celgene Corp.</text:a></text:p>
          </table:table-cell>
          <table:table-cell office:value-type="string" calcext:value-type="string">
            <text:p><text:a xlink:href="http://www.sec.gov/cgi-bin/browse-edgar?CIK=CELG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Summit,_New_Jersey" xlink:type="simple">Summit, New Jersey</text:a></text:p>
          </table:table-cell>
          <table:table-cell office:value-type="string" calcext:value-type="string">
            <text:p>2006-11-06</text:p>
          </table:table-cell>
          <table:table-cell office:value-type="float" office:value="816284" calcext:value-type="float">
            <text:p>8162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cern" xlink:type="simple">CERN</text:a></text:p>
          </table:table-cell>
          <table:table-cell office:value-type="string" calcext:value-type="string">
            <text:p><text:a xlink:href="https://en.wikipedia.org/wiki/Cerner" xlink:type="simple">Cerner</text:a></text:p>
          </table:table-cell>
          <table:table-cell office:value-type="string" calcext:value-type="string">
            <text:p><text:a xlink:href="http://www.sec.gov/cgi-bin/browse-edgar?CIK=CERN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<text:a xlink:href="https://en.wikipedia.org/wiki/North_Kansas_City,_Missouri" xlink:type="simple">North Kansas City, Missouri</text:a></text:p>
          </table:table-cell>
          <table:table-cell office:value-type="string" calcext:value-type="string">
            <text:p>2010-04-30</text:p>
          </table:table-cell>
          <table:table-cell office:value-type="float" office:value="804753" calcext:value-type="float">
            <text:p>80475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F" xlink:type="simple">CF</text:a></text:p>
          </table:table-cell>
          <table:table-cell office:value-type="string" calcext:value-type="string">
            <text:p><text:a xlink:href="https://en.wikipedia.org/wiki/CF_Industries_Holdings_Inc" xlink:type="simple">CF Industries Holdings Inc</text:a></text:p>
          </table:table-cell>
          <table:table-cell office:value-type="string" calcext:value-type="string">
            <text:p><text:a xlink:href="http://www.sec.gov/cgi-bin/browse-edgar?CIK=CF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2008-08-27</text:p>
          </table:table-cell>
          <table:table-cell office:value-type="float" office:value="1324404" calcext:value-type="float">
            <text:p>1324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FG" xlink:type="simple">CFG</text:a></text:p>
          </table:table-cell>
          <table:table-cell office:value-type="string" calcext:value-type="string">
            <text:p><text:a xlink:href="https://en.wikipedia.org/wiki/Citizens_Financial_Group" xlink:type="simple">Citizens Financial Group</text:a></text:p>
          </table:table-cell>
          <table:table-cell office:value-type="string" calcext:value-type="string">
            <text:p><text:a xlink:href="http://www.sec.gov/cgi-bin/browse-edgar?CIK=CFG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  <table:table-cell office:value-type="string" calcext:value-type="string">
            <text:p>2016-01-29</text:p>
          </table:table-cell>
          <table:table-cell office:value-type="float" office:value="759944" calcext:value-type="float">
            <text:p>7599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HD" xlink:type="simple">CHD</text:a></text:p>
          </table:table-cell>
          <table:table-cell office:value-type="string" calcext:value-type="string">
            <text:p><text:a xlink:href="https://en.wikipedia.org/wiki/Church_%26_Dwight" xlink:type="simple">Church &amp; Dwight</text:a></text:p>
          </table:table-cell>
          <table:table-cell office:value-type="string" calcext:value-type="string">
            <text:p><text:a xlink:href="http://www.sec.gov/cgi-bin/browse-edgar?CIK=CHD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Ewing,_New_Jersey" xlink:type="simple">Ewing, New Jersey</text:a></text:p>
          </table:table-cell>
          <table:table-cell office:value-type="string" calcext:value-type="string">
            <text:p>2015-12-29</text:p>
          </table:table-cell>
          <table:table-cell office:value-type="float" office:value="313927" calcext:value-type="float">
            <text:p>31392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HK" xlink:type="simple">CHK</text:a></text:p>
          </table:table-cell>
          <table:table-cell office:value-type="string" calcext:value-type="string">
            <text:p><text:a xlink:href="https://en.wikipedia.org/wiki/Chesapeake_Energy" xlink:type="simple">Chesapeake Energy</text:a></text:p>
          </table:table-cell>
          <table:table-cell office:value-type="string" calcext:value-type="string">
            <text:p><text:a xlink:href="http://www.sec.gov/cgi-bin/browse-edgar?CIK=CHK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  <table:table-cell table:style-name="ce5"/>
          <table:table-cell office:value-type="float" office:value="895126" calcext:value-type="float">
            <text:p>8951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chrw" xlink:type="simple">CHRW</text:a></text:p>
          </table:table-cell>
          <table:table-cell office:value-type="string" calcext:value-type="string">
            <text:p><text:a xlink:href="https://en.wikipedia.org/wiki/C._H._Robinson_Worldwide" xlink:type="simple">C. H. Robinson Worldwide</text:a></text:p>
          </table:table-cell>
          <table:table-cell office:value-type="string" calcext:value-type="string">
            <text:p><text:a xlink:href="http://www.sec.gov/cgi-bin/browse-edgar?CIK=CHRW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Eden_Prairie,_Minnesota" xlink:type="simple">Eden Prairie, Minnesota</text:a></text:p>
          </table:table-cell>
          <table:table-cell office:value-type="string" calcext:value-type="string">
            <text:p>2007-03-02</text:p>
          </table:table-cell>
          <table:table-cell office:value-type="float" office:value="1043277" calcext:value-type="float">
            <text:p>1043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chtr" xlink:type="simple">CHTR</text:a></text:p>
          </table:table-cell>
          <table:table-cell office:value-type="string" calcext:value-type="string">
            <text:p><text:a xlink:href="https://en.wikipedia.org/wiki/Charter_Communications" xlink:type="simple">Charter Communications</text:a></text:p>
          </table:table-cell>
          <table:table-cell office:value-type="string" calcext:value-type="string">
            <text:p><text:a xlink:href="http://www.sec.gov/cgi-bin/browse-edgar?CIK=CHTR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6-09-08</text:p>
          </table:table-cell>
          <table:table-cell office:value-type="float" office:value="1091667" calcext:value-type="float">
            <text:p>1091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I" xlink:type="simple">CI</text:a></text:p>
          </table:table-cell>
          <table:table-cell office:value-type="string" calcext:value-type="string">
            <text:p><text:a xlink:href="https://en.wikipedia.org/wiki/CIGNA_Corp." xlink:type="simple">CIGNA Corp.</text:a></text:p>
          </table:table-cell>
          <table:table-cell office:value-type="string" calcext:value-type="string">
            <text:p><text:a xlink:href="http://www.sec.gov/cgi-bin/browse-edgar?CIK=CI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  <table:table-cell office:value-type="string" calcext:value-type="string">
            <text:p>1976-06-30</text:p>
          </table:table-cell>
          <table:table-cell office:value-type="float" office:value="701221" calcext:value-type="float">
            <text:p>70122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inf" xlink:type="simple">CINF</text:a></text:p>
          </table:table-cell>
          <table:table-cell office:value-type="string" calcext:value-type="string">
            <text:p><text:a xlink:href="https://en.wikipedia.org/wiki/Cincinnati_Financial" xlink:type="simple">Cincinnati Financial</text:a></text:p>
          </table:table-cell>
          <table:table-cell office:value-type="string" calcext:value-type="string">
            <text:p><text:a xlink:href="http://www.sec.gov/cgi-bin/browse-edgar?CIK=CINF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Fairfield,_Ohio" xlink:type="simple">Fairfield, Ohio</text:a></text:p>
          </table:table-cell>
          <table:table-cell table:style-name="ce5"/>
          <table:table-cell office:value-type="float" office:value="20286" calcext:value-type="float">
            <text:p>20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L" xlink:type="simple">CL</text:a></text:p>
          </table:table-cell>
          <table:table-cell office:value-type="string" calcext:value-type="string">
            <text:p><text:a xlink:href="https://en.wikipedia.org/wiki/Colgate-Palmolive" xlink:type="simple">Colgate-Palmolive</text:a></text:p>
          </table:table-cell>
          <table:table-cell office:value-type="string" calcext:value-type="string">
            <text:p><text:a xlink:href="http://www.sec.gov/cgi-bin/browse-edgar?CIK=CL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21665" calcext:value-type="float">
            <text:p>21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LX" xlink:type="simple">CLX</text:a></text:p>
          </table:table-cell>
          <table:table-cell office:value-type="string" calcext:value-type="string">
            <text:p><text:a xlink:href="https://en.wikipedia.org/wiki/The_Clorox_Company" xlink:type="simple">The Clorox Company</text:a></text:p>
          </table:table-cell>
          <table:table-cell office:value-type="string" calcext:value-type="string">
            <text:p><text:a xlink:href="http://www.sec.gov/cgi-bin/browse-edgar?CIK=CLX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Oakland,_California" xlink:type="simple">Oakland, California</text:a></text:p>
          </table:table-cell>
          <table:table-cell office:value-type="string" calcext:value-type="string">
            <text:p>1969-03-31</text:p>
          </table:table-cell>
          <table:table-cell office:value-type="float" office:value="21076" calcext:value-type="float">
            <text:p>210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MA" xlink:type="simple">CMA</text:a></text:p>
          </table:table-cell>
          <table:table-cell office:value-type="string" calcext:value-type="string">
            <text:p><text:a xlink:href="https://en.wikipedia.org/wiki/Comerica_Inc." xlink:type="simple">Comerica Inc.</text:a></text:p>
          </table:table-cell>
          <table:table-cell office:value-type="string" calcext:value-type="string">
            <text:p><text:a xlink:href="http://www.sec.gov/cgi-bin/browse-edgar?CIK=CMA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table:style-name="ce5"/>
          <table:table-cell office:value-type="float" office:value="28412" calcext:value-type="float">
            <text:p>284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cmcsa" xlink:type="simple">CMCSA</text:a></text:p>
          </table:table-cell>
          <table:table-cell office:value-type="string" calcext:value-type="string">
            <text:p><text:a xlink:href="https://en.wikipedia.org/wiki/Comcast_Corp." xlink:type="simple">Comcast Corp.</text:a></text:p>
          </table:table-cell>
          <table:table-cell office:value-type="string" calcext:value-type="string">
            <text:p><text:a xlink:href="http://www.sec.gov/cgi-bin/browse-edgar?CIK=CMCS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  <table:table-cell office:value-type="string" calcext:value-type="string">
            <text:p>2015-09-18</text:p>
          </table:table-cell>
          <table:table-cell office:value-type="float" office:value="1166691" calcext:value-type="float">
            <text:p>116669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me" xlink:type="simple">CME</text:a></text:p>
          </table:table-cell>
          <table:table-cell office:value-type="string" calcext:value-type="string">
            <text:p><text:a xlink:href="https://en.wikipedia.org/wiki/CME_Group_Inc." xlink:type="simple">CME Group Inc.</text:a></text:p>
          </table:table-cell>
          <table:table-cell office:value-type="string" calcext:value-type="string">
            <text:p><text:a xlink:href="http://www.sec.gov/cgi-bin/browse-edgar?CIK=CME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table:style-name="ce5"/>
          <table:table-cell office:value-type="float" office:value="1156375" calcext:value-type="float">
            <text:p>1156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MG" xlink:type="simple">CMG</text:a></text:p>
          </table:table-cell>
          <table:table-cell office:value-type="string" calcext:value-type="string">
            <text:p><text:a xlink:href="https://en.wikipedia.org/wiki/Chipotle_Mexican_Grill" xlink:type="simple">Chipotle Mexican Grill</text:a></text:p>
          </table:table-cell>
          <table:table-cell office:value-type="string" calcext:value-type="string">
            <text:p><text:a xlink:href="http://www.sec.gov/cgi-bin/browse-edgar?CIK=CMG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2011-04-28</text:p>
          </table:table-cell>
          <table:table-cell office:value-type="float" office:value="1058090" calcext:value-type="float">
            <text:p>10580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MI" xlink:type="simple">CMI</text:a></text:p>
          </table:table-cell>
          <table:table-cell office:value-type="string" calcext:value-type="string">
            <text:p><text:a xlink:href="https://en.wikipedia.org/wiki/Cummins_Inc." xlink:type="simple">Cummins Inc.</text:a></text:p>
          </table:table-cell>
          <table:table-cell office:value-type="string" calcext:value-type="string">
            <text:p><text:a xlink:href="http://www.sec.gov/cgi-bin/browse-edgar?CIK=CMI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olumbus,_Indiana" xlink:type="simple">Columbus, Indiana</text:a></text:p>
          </table:table-cell>
          <table:table-cell office:value-type="string" calcext:value-type="string">
            <text:p>1965-03-31</text:p>
          </table:table-cell>
          <table:table-cell office:value-type="float" office:value="26172" calcext:value-type="float">
            <text:p>261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CMS" xlink:type="simple">CMS</text:a></text:p>
          </table:table-cell>
          <table:table-cell office:value-type="string" calcext:value-type="string">
            <text:p><text:a xlink:href="https://en.wikipedia.org/wiki/CMS_Energy" xlink:type="simple">CMS Energy</text:a></text:p>
          </table:table-cell>
          <table:table-cell office:value-type="string" calcext:value-type="string">
            <text:p><text:a xlink:href="http://www.sec.gov/cgi-bin/browse-edgar?CIK=CMS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ackson,_Michigan" xlink:type="simple">Jackson, Michigan</text:a></text:p>
          </table:table-cell>
          <table:table-cell table:style-name="ce5"/>
          <table:table-cell office:value-type="float" office:value="811156" calcext:value-type="float">
            <text:p>8111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NC" xlink:type="simple">CNC</text:a></text:p>
          </table:table-cell>
          <table:table-cell office:value-type="string" calcext:value-type="string">
            <text:p><text:a xlink:href="https://en.wikipedia.org/wiki/Centene_Corporation" xlink:type="simple">Centene Corporation</text:a></text:p>
          </table:table-cell>
          <table:table-cell office:value-type="string" calcext:value-type="string">
            <text:p><text:a xlink:href="http://www.sec.gov/cgi-bin/browse-edgar?CIK=CNC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St_Louis,_Missouri" xlink:type="simple">St Louis, Missouri</text:a></text:p>
          </table:table-cell>
          <table:table-cell office:value-type="string" calcext:value-type="string">
            <text:p>2016-03-30</text:p>
          </table:table-cell>
          <table:table-cell office:value-type="float" office:value="1071739" calcext:value-type="float">
            <text:p>10717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CNP" xlink:type="simple">CNP</text:a></text:p>
          </table:table-cell>
          <table:table-cell office:value-type="string" calcext:value-type="string">
            <text:p><text:a xlink:href="https://en.wikipedia.org/wiki/CenterPoint_Energy" xlink:type="simple">CenterPoint Energy</text:a></text:p>
          </table:table-cell>
          <table:table-cell office:value-type="string" calcext:value-type="string">
            <text:p><text:a xlink:href="http://www.sec.gov/cgi-bin/browse-edgar?CIK=CNP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85-07-31</text:p>
          </table:table-cell>
          <table:table-cell office:value-type="float" office:value="1130310" calcext:value-type="float">
            <text:p>11303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OF" xlink:type="simple">COF</text:a></text:p>
          </table:table-cell>
          <table:table-cell office:value-type="string" calcext:value-type="string">
            <text:p><text:a xlink:href="https://en.wikipedia.org/wiki/Capital_One_Financial" xlink:type="simple">Capital One Financial</text:a></text:p>
          </table:table-cell>
          <table:table-cell office:value-type="string" calcext:value-type="string">
            <text:p><text:a xlink:href="http://www.sec.gov/cgi-bin/browse-edgar?CIK=COF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table:style-name="ce5"/>
          <table:table-cell office:value-type="float" office:value="927628" calcext:value-type="float">
            <text:p>9276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OG" xlink:type="simple">COG</text:a></text:p>
          </table:table-cell>
          <table:table-cell office:value-type="string" calcext:value-type="string">
            <text:p><text:a xlink:href="https://en.wikipedia.org/wiki/Cabot_Oil_%26_Gas" xlink:type="simple">Cabot Oil &amp; Gas</text:a></text:p>
          </table:table-cell>
          <table:table-cell office:value-type="string" calcext:value-type="string">
            <text:p><text:a xlink:href="http://www.sec.gov/cgi-bin/browse-edgar?CIK=COG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8-06-23</text:p>
          </table:table-cell>
          <table:table-cell office:value-type="float" office:value="858470" calcext:value-type="float">
            <text:p>85847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OH" xlink:type="simple">COH</text:a></text:p>
          </table:table-cell>
          <table:table-cell office:value-type="string" calcext:value-type="string">
            <text:p><text:a xlink:href="https://en.wikipedia.org/wiki/Coach_Inc." xlink:type="simple">Coach Inc.</text:a></text:p>
          </table:table-cell>
          <table:table-cell office:value-type="string" calcext:value-type="string">
            <text:p><text:a xlink:href="http://www.sec.gov/cgi-bin/browse-edgar?CIK=COH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116132" calcext:value-type="float">
            <text:p>1116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OL" xlink:type="simple">COL</text:a></text:p>
          </table:table-cell>
          <table:table-cell office:value-type="string" calcext:value-type="string">
            <text:p><text:a xlink:href="https://en.wikipedia.org/wiki/Rockwell_Collins" xlink:type="simple">Rockwell Collins</text:a></text:p>
          </table:table-cell>
          <table:table-cell office:value-type="string" calcext:value-type="string">
            <text:p><text:a xlink:href="http://www.sec.gov/cgi-bin/browse-edgar?CIK=COL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edar_Rapids,_Iowa" xlink:type="simple">Cedar Rapids, Iowa</text:a></text:p>
          </table:table-cell>
          <table:table-cell office:value-type="string" calcext:value-type="string">
            <text:p>2001-07-02</text:p>
          </table:table-cell>
          <table:table-cell office:value-type="float" office:value="1137411" calcext:value-type="float">
            <text:p>11374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OO" xlink:type="simple">COO</text:a></text:p>
          </table:table-cell>
          <table:table-cell office:value-type="string" calcext:value-type="string">
            <text:p><text:a xlink:href="https://en.wikipedia.org/wiki/The_Cooper_Companies" xlink:type="simple">The Cooper Companies</text:a></text:p>
          </table:table-cell>
          <table:table-cell office:value-type="string" calcext:value-type="string">
            <text:p><text:a xlink:href="http://www.sec.gov/cgi-bin/browse-edgar?CIK=COO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Pleasanton,_California" xlink:type="simple">Pleasanton, California</text:a></text:p>
          </table:table-cell>
          <table:table-cell office:value-type="string" calcext:value-type="string">
            <text:p>2016-09-23</text:p>
          </table:table-cell>
          <table:table-cell office:value-type="float" office:value="711404" calcext:value-type="float">
            <text:p>711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OP" xlink:type="simple">COP</text:a>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office:value-type="string" calcext:value-type="string">
            <text:p><text:a xlink:href="http://www.sec.gov/cgi-bin/browse-edgar?CIK=COP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table:style-name="ce5"/>
          <table:table-cell office:value-type="float" office:value="1163165" calcext:value-type="float">
            <text:p>11631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ost" xlink:type="simple">COST</text:a></text:p>
          </table:table-cell>
          <table:table-cell office:value-type="string" calcext:value-type="string">
            <text:p><text:a xlink:href="https://en.wikipedia.org/wiki/Costco_Wholesale_Corp." xlink:type="simple">Costco Wholesale Corp.</text:a></text:p>
          </table:table-cell>
          <table:table-cell office:value-type="string" calcext:value-type="string">
            <text:p><text:a xlink:href="http://www.sec.gov/cgi-bin/browse-edgar?CIK=COST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Issaquah,_Washington" xlink:type="simple">Issaquah, Washington</text:a></text:p>
          </table:table-cell>
          <table:table-cell office:value-type="string" calcext:value-type="string">
            <text:p>1993-10-01</text:p>
          </table:table-cell>
          <table:table-cell office:value-type="float" office:value="909832" calcext:value-type="float">
            <text:p>9098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OTY" xlink:type="simple">COTY</text:a></text:p>
          </table:table-cell>
          <table:table-cell office:value-type="string" calcext:value-type="string">
            <text:p><text:a xlink:href="https://en.wikipedia.org/wiki/Coty,_Inc" xlink:type="simple">Coty, Inc</text:a></text:p>
          </table:table-cell>
          <table:table-cell office:value-type="string" calcext:value-type="string">
            <text:p><text:a xlink:href="http://www.sec.gov/cgi-bin/browse-edgar?CIK=COTY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New_York,_NY" xlink:type="simple">New York, NY</text:a></text:p>
          </table:table-cell>
          <table:table-cell office:value-type="string" calcext:value-type="string">
            <text:p>2016-10-03</text:p>
          </table:table-cell>
          <table:table-cell office:value-type="float" office:value="1024305" calcext:value-type="float">
            <text:p>10243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PB" xlink:type="simple">CPB</text:a></text:p>
          </table:table-cell>
          <table:table-cell office:value-type="string" calcext:value-type="string">
            <text:p><text:a xlink:href="https://en.wikipedia.org/wiki/Campbell_Soup" xlink:type="simple">Campbell Soup</text:a></text:p>
          </table:table-cell>
          <table:table-cell office:value-type="string" calcext:value-type="string">
            <text:p><text:a xlink:href="http://www.sec.gov/cgi-bin/browse-edgar?CIK=CPB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amden,_New_Jersey" xlink:type="simple">Camden, New Jersey</text:a></text:p>
          </table:table-cell>
          <table:table-cell table:style-name="ce5"/>
          <table:table-cell office:value-type="float" office:value="16732" calcext:value-type="float">
            <text:p>167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RM" xlink:type="simple">CRM</text:a></text:p>
          </table:table-cell>
          <table:table-cell office:value-type="string" calcext:value-type="string">
            <text:p><text:a xlink:href="https://en.wikipedia.org/wiki/Salesforce.com" xlink:type="simple">Salesforce.com</text:a></text:p>
          </table:table-cell>
          <table:table-cell office:value-type="string" calcext:value-type="string">
            <text:p><text:a xlink:href="http://www.sec.gov/cgi-bin/browse-edgar?CIK=CRM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8-09-15</text:p>
          </table:table-cell>
          <table:table-cell office:value-type="float" office:value="1108524" calcext:value-type="float">
            <text:p>11085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sco" xlink:type="simple">CSCO</text:a></text:p>
          </table:table-cell>
          <table:table-cell office:value-type="string" calcext:value-type="string">
            <text:p><text:a xlink:href="https://en.wikipedia.org/wiki/Cisco_Systems" xlink:type="simple">Cisco Systems</text:a></text:p>
          </table:table-cell>
          <table:table-cell office:value-type="string" calcext:value-type="string">
            <text:p><text:a xlink:href="http://www.sec.gov/cgi-bin/browse-edgar?CIK=CSCO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3-12-01</text:p>
          </table:table-cell>
          <table:table-cell office:value-type="float" office:value="858877" calcext:value-type="float">
            <text:p>85887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SRA" xlink:type="simple">CSRA</text:a></text:p>
          </table:table-cell>
          <table:table-cell office:value-type="string" calcext:value-type="string">
            <text:p><text:a xlink:href="https://en.wikipedia.org/wiki/CSRA_(IT_services_company)" xlink:type="simple">CSRA Inc.</text:a></text:p>
          </table:table-cell>
          <table:table-cell office:value-type="string" calcext:value-type="string">
            <text:p><text:a xlink:href="http://www.sec.gov/cgi-bin/browse-edgar?CIK=CSRA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Falls_Church,_Virginia" xlink:type="simple">Falls Church, Virginia</text:a></text:p>
          </table:table-cell>
          <table:table-cell office:value-type="string" calcext:value-type="string">
            <text:p>2015-12-01</text:p>
          </table:table-cell>
          <table:table-cell office:value-type="float" office:value="1646383" calcext:value-type="float">
            <text:p>16463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://www.nasdaq.com/symbol/csx" xlink:type="simple">CSX</text:a></text:p>
          </table:table-cell>
          <table:table-cell office:value-type="string" calcext:value-type="string">
            <text:p><text:a xlink:href="https://en.wikipedia.org/wiki/CSX_Corp." xlink:type="simple">CSX Corp.</text:a></text:p>
          </table:table-cell>
          <table:table-cell office:value-type="string" calcext:value-type="string">
            <text:p><text:a xlink:href="http://www.sec.gov/cgi-bin/browse-edgar?CIK=CSX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  <table:table-cell office:value-type="string" calcext:value-type="string">
            <text:p>1967-09-30</text:p>
          </table:table-cell>
          <table:table-cell office:value-type="float" office:value="277948" calcext:value-type="float">
            <text:p>2779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tas" xlink:type="simple">CTAS</text:a></text:p>
          </table:table-cell>
          <table:table-cell office:value-type="string" calcext:value-type="string">
            <text:p><text:a xlink:href="https://en.wikipedia.org/wiki/Cintas_Corporation" xlink:type="simple">Cintas Corporation</text:a></text:p>
          </table:table-cell>
          <table:table-cell office:value-type="string" calcext:value-type="string">
            <text:p><text:a xlink:href="http://www.sec.gov/cgi-bin/browse-edgar?CIK=CTAS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Mason,_Ohio" xlink:type="simple">Mason, Ohio</text:a></text:p>
          </table:table-cell>
          <table:table-cell office:value-type="string" calcext:value-type="string">
            <text:p>2001-03-01</text:p>
          </table:table-cell>
          <table:table-cell office:value-type="float" office:value="723254" calcext:value-type="float">
            <text:p>72325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CTL" xlink:type="simple">CTL</text:a></text:p>
          </table:table-cell>
          <table:table-cell office:value-type="string" calcext:value-type="string">
            <text:p><text:a xlink:href="https://en.wikipedia.org/wiki/CenturyLink_Inc" xlink:type="simple">CenturyLink Inc</text:a></text:p>
          </table:table-cell>
          <table:table-cell office:value-type="string" calcext:value-type="string">
            <text:p><text:a xlink:href="http://www.sec.gov/cgi-bin/browse-edgar?CIK=CTL&amp;action=getcompany" xlink:type="simple">reports</text:a>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Monroe,_Louisiana" xlink:type="simple">Monroe, Louisiana</text:a></text:p>
          </table:table-cell>
          <table:table-cell table:style-name="ce5"/>
          <table:table-cell office:value-type="float" office:value="18926" calcext:value-type="float">
            <text:p>1892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tsh" xlink:type="simple">CTSH</text:a></text:p>
          </table:table-cell>
          <table:table-cell office:value-type="string" calcext:value-type="string">
            <text:p><text:a xlink:href="https://en.wikipedia.org/wiki/Cognizant_Technology_Solutions" xlink:type="simple">Cognizant Technology Solutions</text:a></text:p>
          </table:table-cell>
          <table:table-cell office:value-type="string" calcext:value-type="string">
            <text:p><text:a xlink:href="http://www.sec.gov/cgi-bin/browse-edgar?CIK=CTSH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eaneck,_New_Jersey" xlink:type="simple">Teaneck, New Jersey</text:a></text:p>
          </table:table-cell>
          <table:table-cell office:value-type="string" calcext:value-type="string">
            <text:p>2006-11-17</text:p>
          </table:table-cell>
          <table:table-cell office:value-type="float" office:value="1058290" calcext:value-type="float">
            <text:p>105829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ctxs" xlink:type="simple">CTXS</text:a></text:p>
          </table:table-cell>
          <table:table-cell office:value-type="string" calcext:value-type="string">
            <text:p><text:a xlink:href="https://en.wikipedia.org/wiki/Citrix_Systems" xlink:type="simple">Citrix Systems</text:a></text:p>
          </table:table-cell>
          <table:table-cell office:value-type="string" calcext:value-type="string">
            <text:p><text:a xlink:href="http://www.sec.gov/cgi-bin/browse-edgar?CIK=CTX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Fort_Lauderdale,_Florida" xlink:type="simple">Fort Lauderdale, Florida</text:a></text:p>
          </table:table-cell>
          <table:table-cell table:style-name="ce5"/>
          <table:table-cell office:value-type="float" office:value="877890" calcext:value-type="float">
            <text:p>8778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VS" xlink:type="simple">CVS</text:a></text:p>
          </table:table-cell>
          <table:table-cell office:value-type="string" calcext:value-type="string">
            <text:p><text:a xlink:href="https://en.wikipedia.org/wiki/CVS_Health" xlink:type="simple">CVS Health</text:a></text:p>
          </table:table-cell>
          <table:table-cell office:value-type="string" calcext:value-type="string">
            <text:p><text:a xlink:href="http://www.sec.gov/cgi-bin/browse-edgar?CIK=CVS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rug Retail</text:p>
          </table:table-cell>
          <table:table-cell office:value-type="string" calcext:value-type="string">
            <text:p><text:a xlink:href="https://en.wikipedia.org/wiki/Woonsocket,_Rhode_Island" xlink:type="simple">Woonsocket, Rhode Island</text:a></text:p>
          </table:table-cell>
          <table:table-cell table:style-name="ce5"/>
          <table:table-cell office:value-type="float" office:value="64803" calcext:value-type="float">
            <text:p>64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CVX" xlink:type="simple">CVX</text:a></text:p>
          </table:table-cell>
          <table:table-cell office:value-type="string" calcext:value-type="string">
            <text:p><text:a xlink:href="https://en.wikipedia.org/wiki/Chevron_Corp." xlink:type="simple">Chevron Corp.</text:a></text:p>
          </table:table-cell>
          <table:table-cell office:value-type="string" calcext:value-type="string">
            <text:p><text:a xlink:href="http://www.sec.gov/cgi-bin/browse-edgar?CIK=CVX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San_Ramon,_California" xlink:type="simple">San Ramon, California</text:a></text:p>
          </table:table-cell>
          <table:table-cell table:style-name="ce5"/>
          <table:table-cell office:value-type="float" office:value="93410" calcext:value-type="float">
            <text:p>934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CXO" xlink:type="simple">CXO</text:a></text:p>
          </table:table-cell>
          <table:table-cell office:value-type="string" calcext:value-type="string">
            <text:p><text:a xlink:href="https://en.wikipedia.org/wiki/Concho_Resources" xlink:type="simple">Concho Resources</text:a></text:p>
          </table:table-cell>
          <table:table-cell office:value-type="string" calcext:value-type="string">
            <text:p><text:a xlink:href="http://www.sec.gov/cgi-bin/browse-edgar?CIK=CXO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Midland,_Texas" xlink:type="simple">Midland, Texas</text:a></text:p>
          </table:table-cell>
          <table:table-cell office:value-type="string" calcext:value-type="string">
            <text:p>2016-02-22</text:p>
          </table:table-cell>
          <table:table-cell office:value-type="float" office:value="1358071" calcext:value-type="float">
            <text:p>13580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" xlink:type="simple">D</text:a></text:p>
          </table:table-cell>
          <table:table-cell office:value-type="string" calcext:value-type="string">
            <text:p><text:a xlink:href="https://en.wikipedia.org/wiki/Dominion_Energy" xlink:type="simple">Dominion Energy</text:a></text:p>
          </table:table-cell>
          <table:table-cell office:value-type="string" calcext:value-type="string">
            <text:p><text:a xlink:href="http://www.sec.gov/cgi-bin/browse-edgar?CIK=D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table:style-name="ce5"/>
          <table:table-cell office:value-type="float" office:value="715957" calcext:value-type="float">
            <text:p>7159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AL" xlink:type="simple">DAL</text:a></text:p>
          </table:table-cell>
          <table:table-cell office:value-type="string" calcext:value-type="string">
            <text:p><text:a xlink:href="https://en.wikipedia.org/wiki/Delta_Air_Lines" xlink:type="simple">Delta Air Lines</text:a> Inc.</text:p>
          </table:table-cell>
          <table:table-cell office:value-type="string" calcext:value-type="string">
            <text:p><text:a xlink:href="http://www.sec.gov/cgi-bin/browse-edgar?CIK=DAL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3-09-11</text:p>
          </table:table-cell>
          <table:table-cell office:value-type="float" office:value="27904" calcext:value-type="float">
            <text:p>279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D" xlink:type="simple">DD</text:a></text:p>
          </table:table-cell>
          <table:table-cell office:value-type="string" calcext:value-type="string">
            <text:p><text:a xlink:href="https://en.wikipedia.org/wiki/Du_Pont_(E.I.)" xlink:type="simple">Du Pont (E.I.)</text:a></text:p>
          </table:table-cell>
          <table:table-cell office:value-type="string" calcext:value-type="string">
            <text:p><text:a xlink:href="http://www.sec.gov/cgi-bin/browse-edgar?CIK=DD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Diversified Chemicals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  <table:table-cell table:style-name="ce5"/>
          <table:table-cell office:value-type="float" office:value="30554" calcext:value-type="float">
            <text:p>3055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DE" xlink:type="simple">DE</text:a></text:p>
          </table:table-cell>
          <table:table-cell office:value-type="string" calcext:value-type="string">
            <text:p><text:a xlink:href="https://en.wikipedia.org/wiki/Deere_%26_Co." xlink:type="simple">Deere &amp; Co.</text:a></text:p>
          </table:table-cell>
          <table:table-cell office:value-type="string" calcext:value-type="string">
            <text:p><text:a xlink:href="http://www.sec.gov/cgi-bin/browse-edgar?CIK=DE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gricultural &amp; Farm Machinery</text:p>
          </table:table-cell>
          <table:table-cell office:value-type="string" calcext:value-type="string">
            <text:p><text:a xlink:href="https://en.wikipedia.org/wiki/Moline,_Illinois" xlink:type="simple">Moline, Illinois</text:a></text:p>
          </table:table-cell>
          <table:table-cell table:style-name="ce5"/>
          <table:table-cell office:value-type="float" office:value="315189" calcext:value-type="float">
            <text:p>315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FS" xlink:type="simple">DFS</text:a></text:p>
          </table:table-cell>
          <table:table-cell office:value-type="string" calcext:value-type="string">
            <text:p><text:a xlink:href="https://en.wikipedia.org/wiki/Discover_Financial_Services" xlink:type="simple">Discover Financial Services</text:a></text:p>
          </table:table-cell>
          <table:table-cell office:value-type="string" calcext:value-type="string">
            <text:p><text:a xlink:href="http://www.sec.gov/cgi-bin/browse-edgar?CIK=DFS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Riverwoods,_Illinois" xlink:type="simple">Riverwoods, Illinois</text:a></text:p>
          </table:table-cell>
          <table:table-cell office:value-type="string" calcext:value-type="string">
            <text:p>2007-07-02</text:p>
          </table:table-cell>
          <table:table-cell office:value-type="float" office:value="1393612" calcext:value-type="float">
            <text:p>1393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DG" xlink:type="simple">DG</text:a></text:p>
          </table:table-cell>
          <table:table-cell office:value-type="string" calcext:value-type="string">
            <text:p><text:a xlink:href="https://en.wikipedia.org/wiki/Dollar_General" xlink:type="simple">Dollar General</text:a></text:p>
          </table:table-cell>
          <table:table-cell office:value-type="string" calcext:value-type="string">
            <text:p><text:a xlink:href="http://www.sec.gov/cgi-bin/browse-edgar?CIK=DG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Goodlettsville,_Tennessee" xlink:type="simple">Goodlettsville, Tennessee</text:a></text:p>
          </table:table-cell>
          <table:table-cell office:value-type="string" calcext:value-type="string">
            <text:p>2012-12-03</text:p>
          </table:table-cell>
          <table:table-cell office:value-type="float" office:value="29534" calcext:value-type="float">
            <text:p>295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GX" xlink:type="simple">DGX</text:a></text:p>
          </table:table-cell>
          <table:table-cell office:value-type="string" calcext:value-type="string">
            <text:p><text:a xlink:href="https://en.wikipedia.org/wiki/Quest_Diagnostics" xlink:type="simple">Quest Diagnostics</text:a></text:p>
          </table:table-cell>
          <table:table-cell office:value-type="string" calcext:value-type="string">
            <text:p><text:a xlink:href="http://www.sec.gov/cgi-bin/browse-edgar?CIK=DG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Madison,_New_Jersey" xlink:type="simple">Madison, New Jersey</text:a></text:p>
          </table:table-cell>
          <table:table-cell office:value-type="string" calcext:value-type="string">
            <text:p>2002-12-12</text:p>
          </table:table-cell>
          <table:table-cell office:value-type="float" office:value="1022079" calcext:value-type="float">
            <text:p>10220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HI" xlink:type="simple">DHI</text:a></text:p>
          </table:table-cell>
          <table:table-cell office:value-type="string" calcext:value-type="string">
            <text:p><text:a xlink:href="https://en.wikipedia.org/wiki/D._R._Horton" xlink:type="simple">D. R. Horton</text:a></text:p>
          </table:table-cell>
          <table:table-cell office:value-type="string" calcext:value-type="string">
            <text:p><text:a xlink:href="http://www.sec.gov/cgi-bin/browse-edgar?CIK=DHI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Fort_Worth,_Texas" xlink:type="simple">Fort Worth, Texas</text:a></text:p>
          </table:table-cell>
          <table:table-cell table:style-name="ce5"/>
          <table:table-cell office:value-type="float" office:value="882184" calcext:value-type="float">
            <text:p>8821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HR" xlink:type="simple">DHR</text:a></text:p>
          </table:table-cell>
          <table:table-cell office:value-type="string" calcext:value-type="string">
            <text:p><text:a xlink:href="https://en.wikipedia.org/wiki/Danaher_Corp." xlink:type="simple">Danaher Corp.</text:a></text:p>
          </table:table-cell>
          <table:table-cell office:value-type="string" calcext:value-type="string">
            <text:p><text:a xlink:href="http://www.sec.gov/cgi-bin/browse-edgar?CIK=DHR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shington,_D.C." xlink:type="simple">Washington, D.C.</text:a></text:p>
          </table:table-cell>
          <table:table-cell table:style-name="ce5"/>
          <table:table-cell office:value-type="float" office:value="313616" calcext:value-type="float">
            <text:p>313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IS" xlink:type="simple">DIS</text:a></text:p>
          </table:table-cell>
          <table:table-cell office:value-type="string" calcext:value-type="string">
            <text:p><text:a xlink:href="https://en.wikipedia.org/wiki/The_Walt_Disney_Company" xlink:type="simple">The Walt Disney Company</text:a></text:p>
          </table:table-cell>
          <table:table-cell office:value-type="string" calcext:value-type="string">
            <text:p><text:a xlink:href="http://www.sec.gov/cgi-bin/browse-edgar?CIK=DIS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Burbank,_California" xlink:type="simple">Burbank, California</text:a></text:p>
          </table:table-cell>
          <table:table-cell office:value-type="string" calcext:value-type="string">
            <text:p>1976-06-30</text:p>
          </table:table-cell>
          <table:table-cell office:value-type="float" office:value="1001039" calcext:value-type="float">
            <text:p>1001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disca" xlink:type="simple">DISCA</text:a></text:p>
          </table:table-cell>
          <table:table-cell office:value-type="string" calcext:value-type="string">
            <text:p><text:a xlink:href="https://en.wikipedia.org/wiki/Discovery_Communications" xlink:type="simple">Discovery Communications</text:a>-A</text:p>
          </table:table-cell>
          <table:table-cell office:value-type="string" calcext:value-type="string">
            <text:p><text:a xlink:href="http://www.sec.gov/cgi-bin/browse-edgar?CIK=DISC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Silver_Spring,_Maryland" xlink:type="simple">Silver Spring, Maryland</text:a></text:p>
          </table:table-cell>
          <table:table-cell office:value-type="string" calcext:value-type="string">
            <text:p>2010-03-01</text:p>
          </table:table-cell>
          <table:table-cell office:value-type="float" office:value="1437107" calcext:value-type="float">
            <text:p>14371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disck" xlink:type="simple">DISCK</text:a></text:p>
          </table:table-cell>
          <table:table-cell office:value-type="string" calcext:value-type="string">
            <text:p><text:a xlink:href="https://en.wikipedia.org/wiki/Discovery_Communications" xlink:type="simple">Discovery Communications</text:a>-C</text:p>
          </table:table-cell>
          <table:table-cell office:value-type="string" calcext:value-type="string">
            <text:p><text:a xlink:href="http://www.sec.gov/cgi-bin/browse-edgar?CIK=DISCK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Silver_Spring,_Maryland" xlink:type="simple">Silver Spring, Maryland</text:a></text:p>
          </table:table-cell>
          <table:table-cell office:value-type="string" calcext:value-type="string">
            <text:p>2014-08-07</text:p>
          </table:table-cell>
          <table:table-cell office:value-type="float" office:value="1437107" calcext:value-type="float">
            <text:p>14371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dish" xlink:type="simple">DISH</text:a></text:p>
          </table:table-cell>
          <table:table-cell office:value-type="string" calcext:value-type="string">
            <text:p><text:a xlink:href="https://en.wikipedia.org/wiki/Dish_Network" xlink:type="simple">Dish Network</text:a></text:p>
          </table:table-cell>
          <table:table-cell office:value-type="string" calcext:value-type="string">
            <text:p><text:a xlink:href="http://www.sec.gov/cgi-bin/browse-edgar?CIK=DISH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Meridian,_Colorado" xlink:type="simple">Meridian, Colorado</text:a></text:p>
          </table:table-cell>
          <table:table-cell office:value-type="string" calcext:value-type="string">
            <text:p>2017-03-13</text:p>
          </table:table-cell>
          <table:table-cell office:value-type="float" office:value="1001082" calcext:value-type="float">
            <text:p>100108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DLPH" xlink:type="simple">DLPH</text:a></text:p>
          </table:table-cell>
          <table:table-cell office:value-type="string" calcext:value-type="string">
            <text:p><text:a xlink:href="https://en.wikipedia.org/wiki/Delphi_Automotive" xlink:type="simple">Delphi Automotive</text:a> PLC</text:p>
          </table:table-cell>
          <table:table-cell office:value-type="string" calcext:value-type="string">
            <text:p><text:a xlink:href="http://www.sec.gov/cgi-bin/browse-edgar?CIK=DLPH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<text:a xlink:href="https://en.wikipedia.org/wiki/Gillingham,_Kent" xlink:type="simple">Gillingham, Kent</text:a>, <text:a xlink:href="https://en.wikipedia.org/wiki/United_Kingdom" xlink:type="simple">United Kingdom</text:a></text:p>
          </table:table-cell>
          <table:table-cell office:value-type="string" calcext:value-type="string">
            <text:p>2012-12-24</text:p>
          </table:table-cell>
          <table:table-cell office:value-type="float" office:value="1521332" calcext:value-type="float">
            <text:p>1521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LR" xlink:type="simple">DLR</text:a></text:p>
          </table:table-cell>
          <table:table-cell office:value-type="string" calcext:value-type="string">
            <text:p><text:a xlink:href="https://en.wikipedia.org/wiki/Digital_Realty" xlink:type="simple">Digital Realty</text:a> Trust Inc</text:p>
          </table:table-cell>
          <table:table-cell office:value-type="string" calcext:value-type="string">
            <text:p><text:a xlink:href="http://www.sec.gov/cgi-bin/browse-edgar?CIK=DLR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16-05-18</text:p>
          </table:table-cell>
          <table:table-cell office:value-type="float" office:value="1297996" calcext:value-type="float">
            <text:p>129799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dltr" xlink:type="simple">DLTR</text:a></text:p>
          </table:table-cell>
          <table:table-cell office:value-type="string" calcext:value-type="string">
            <text:p><text:a xlink:href="https://en.wikipedia.org/wiki/Dollar_Tree" xlink:type="simple">Dollar Tree</text:a></text:p>
          </table:table-cell>
          <table:table-cell office:value-type="string" calcext:value-type="string">
            <text:p><text:a xlink:href="http://www.sec.gov/cgi-bin/browse-edgar?CIK=DLTR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Chesapeake,_Virginia" xlink:type="simple">Chesapeake, Virginia</text:a></text:p>
          </table:table-cell>
          <table:table-cell office:value-type="string" calcext:value-type="string">
            <text:p>2011-12-19</text:p>
          </table:table-cell>
          <table:table-cell office:value-type="float" office:value="935703" calcext:value-type="float">
            <text:p>9357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OV" xlink:type="simple">DOV</text:a></text:p>
          </table:table-cell>
          <table:table-cell office:value-type="string" calcext:value-type="string">
            <text:p><text:a xlink:href="https://en.wikipedia.org/wiki/Dover_Corp." xlink:type="simple">Dover Corp.</text:a></text:p>
          </table:table-cell>
          <table:table-cell office:value-type="string" calcext:value-type="string">
            <text:p><text:a xlink:href="http://www.sec.gov/cgi-bin/browse-edgar?CIK=DOV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owners_Grove,_Illinois" xlink:type="simple">Downers Grove, Illinois</text:a></text:p>
          </table:table-cell>
          <table:table-cell office:value-type="string" calcext:value-type="string">
            <text:p>1985-10-31</text:p>
          </table:table-cell>
          <table:table-cell office:value-type="float" office:value="29905" calcext:value-type="float">
            <text:p>299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OW" xlink:type="simple">DOW</text:a></text:p>
          </table:table-cell>
          <table:table-cell office:value-type="string" calcext:value-type="string">
            <text:p><text:a xlink:href="https://en.wikipedia.org/wiki/Dow_Chemical" xlink:type="simple">Dow Chemical</text:a></text:p>
          </table:table-cell>
          <table:table-cell office:value-type="string" calcext:value-type="string">
            <text:p><text:a xlink:href="http://www.sec.gov/cgi-bin/browse-edgar?CIK=DOW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Diversified Chemicals</text:p>
          </table:table-cell>
          <table:table-cell office:value-type="string" calcext:value-type="string">
            <text:p><text:a xlink:href="https://en.wikipedia.org/wiki/Midland,_Michigan" xlink:type="simple">Midland, Michigan</text:a></text:p>
          </table:table-cell>
          <table:table-cell table:style-name="ce5"/>
          <table:table-cell office:value-type="float" office:value="29915" calcext:value-type="float">
            <text:p>299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PS" xlink:type="simple">DPS</text:a></text:p>
          </table:table-cell>
          <table:table-cell office:value-type="string" calcext:value-type="string">
            <text:p><text:a xlink:href="https://en.wikipedia.org/wiki/Dr_Pepper_Snapple_Group" xlink:type="simple">Dr Pepper Snapple Group</text:a></text:p>
          </table:table-cell>
          <table:table-cell office:value-type="string" calcext:value-type="string">
            <text:p><text:a xlink:href="http://www.sec.gov/cgi-bin/browse-edgar?CIK=DPS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Plano,_Texas" xlink:type="simple">Plano, Texas</text:a></text:p>
          </table:table-cell>
          <table:table-cell office:value-type="string" calcext:value-type="string">
            <text:p>2008-10-07</text:p>
          </table:table-cell>
          <table:table-cell office:value-type="float" office:value="1418135" calcext:value-type="float">
            <text:p>1418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RE" xlink:type="simple">DRE</text:a></text:p>
          </table:table-cell>
          <table:table-cell office:value-type="string" calcext:value-type="string">
            <text:p><text:a xlink:href="https://en.wikipedia.org/w/index.php?title=Duke_Realty_Corp&amp;action=edit&amp;redlink=1" xlink:type="simple">Duke Realty Corp</text:a></text:p>
          </table:table-cell>
          <table:table-cell office:value-type="string" calcext:value-type="string">
            <text:p><text:a xlink:href="http://www.sec.gov/cgi-bin/browse-edgar?CIK=DRE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17-07-26</text:p>
          </table:table-cell>
          <table:table-cell office:value-type="float" office:value="783280" calcext:value-type="float">
            <text:p>783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RI" xlink:type="simple">DRI</text:a></text:p>
          </table:table-cell>
          <table:table-cell office:value-type="string" calcext:value-type="string">
            <text:p><text:a xlink:href="https://en.wikipedia.org/wiki/Darden_Restaurants" xlink:type="simple">Darden Restaurants</text:a></text:p>
          </table:table-cell>
          <table:table-cell office:value-type="string" calcext:value-type="string">
            <text:p><text:a xlink:href="http://www.sec.gov/cgi-bin/browse-edgar?CIK=DRI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Orlando,_Florida" xlink:type="simple">Orlando, Florida</text:a></text:p>
          </table:table-cell>
          <table:table-cell table:style-name="ce5"/>
          <table:table-cell office:value-type="float" office:value="940944" calcext:value-type="float">
            <text:p>9409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TE" xlink:type="simple">DTE</text:a></text:p>
          </table:table-cell>
          <table:table-cell office:value-type="string" calcext:value-type="string">
            <text:p><text:a xlink:href="https://en.wikipedia.org/wiki/DTE_Energy" xlink:type="simple">DTE Energy</text:a> Co.</text:p>
          </table:table-cell>
          <table:table-cell office:value-type="string" calcext:value-type="string">
            <text:p><text:a xlink:href="http://www.sec.gov/cgi-bin/browse-edgar?CIK=DTE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  <table:table-cell table:style-name="ce5"/>
          <table:table-cell office:value-type="float" office:value="936340" calcext:value-type="float">
            <text:p>936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UK" xlink:type="simple">DUK</text:a></text:p>
          </table:table-cell>
          <table:table-cell office:value-type="string" calcext:value-type="string">
            <text:p><text:a xlink:href="https://en.wikipedia.org/wiki/Duke_Energy" xlink:type="simple">Duke Energy</text:a></text:p>
          </table:table-cell>
          <table:table-cell office:value-type="string" calcext:value-type="string">
            <text:p><text:a xlink:href="http://www.sec.gov/cgi-bin/browse-edgar?CIK=DUK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76-06-30</text:p>
          </table:table-cell>
          <table:table-cell office:value-type="float" office:value="1326160" calcext:value-type="float">
            <text:p>1326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DVA" xlink:type="simple">DVA</text:a></text:p>
          </table:table-cell>
          <table:table-cell office:value-type="string" calcext:value-type="string">
            <text:p><text:a xlink:href="https://en.wikipedia.org/wiki/DaVita" xlink:type="simple">DaVita</text:a> Inc.</text:p>
          </table:table-cell>
          <table:table-cell office:value-type="string" calcext:value-type="string">
            <text:p><text:a xlink:href="http://www.sec.gov/cgi-bin/browse-edgar?CIK=DVA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2008-07-31</text:p>
          </table:table-cell>
          <table:table-cell office:value-type="float" office:value="927066" calcext:value-type="float">
            <text:p>92706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DVN" xlink:type="simple">DVN</text:a></text:p>
          </table:table-cell>
          <table:table-cell office:value-type="string" calcext:value-type="string">
            <text:p><text:a xlink:href="https://en.wikipedia.org/wiki/Devon_Energy" xlink:type="simple">Devon Energy</text:a> Corp.</text:p>
          </table:table-cell>
          <table:table-cell office:value-type="string" calcext:value-type="string">
            <text:p><text:a xlink:href="http://www.sec.gov/cgi-bin/browse-edgar?CIK=DVN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  <table:table-cell office:value-type="string" calcext:value-type="string">
            <text:p>2000-08-30</text:p>
          </table:table-cell>
          <table:table-cell office:value-type="float" office:value="1090012" calcext:value-type="float">
            <text:p>10900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DXC" xlink:type="simple">DXC</text:a></text:p>
          </table:table-cell>
          <table:table-cell office:value-type="string" calcext:value-type="string">
            <text:p><text:a xlink:href="https://en.wikipedia.org/wiki/DXC_Technology" xlink:type="simple">DXC Technology</text:a></text:p>
          </table:table-cell>
          <table:table-cell office:value-type="string" calcext:value-type="string">
            <text:p><text:a xlink:href="http://www.sec.gov/cgi-bin/browse-edgar?CIK=DXC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2017-04-04</text:p>
          </table:table-cell>
          <table:table-cell office:value-type="float" office:value="1688568" calcext:value-type="float">
            <text:p>16885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ea" xlink:type="simple">EA</text:a></text:p>
          </table:table-cell>
          <table:table-cell office:value-type="string" calcext:value-type="string">
            <text:p><text:a xlink:href="https://en.wikipedia.org/wiki/Electronic_Arts" xlink:type="simple">Electronic Arts</text:a></text:p>
          </table:table-cell>
          <table:table-cell office:value-type="string" calcext:value-type="string">
            <text:p><text:a xlink:href="http://www.sec.gov/cgi-bin/browse-edgar?CIK=EA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Home Entertainment Software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  <table:table-cell office:value-type="string" calcext:value-type="string">
            <text:p>2002-07-22</text:p>
          </table:table-cell>
          <table:table-cell office:value-type="float" office:value="712515" calcext:value-type="float">
            <text:p>71251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ebay" xlink:type="simple">EBAY</text:a></text:p>
          </table:table-cell>
          <table:table-cell office:value-type="string" calcext:value-type="string">
            <text:p><text:a xlink:href="https://en.wikipedia.org/wiki/EBay" xlink:type="simple">eBay</text:a> Inc.</text:p>
          </table:table-cell>
          <table:table-cell office:value-type="string" calcext:value-type="string">
            <text:p><text:a xlink:href="http://www.sec.gov/cgi-bin/browse-edgar?CIK=EBAY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table:style-name="ce5"/>
          <table:table-cell office:value-type="float" office:value="1065088" calcext:value-type="float">
            <text:p>10650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CL" xlink:type="simple">ECL</text:a></text:p>
          </table:table-cell>
          <table:table-cell office:value-type="string" calcext:value-type="string">
            <text:p><text:a xlink:href="https://en.wikipedia.org/wiki/Ecolab" xlink:type="simple">Ecolab</text:a> Inc.</text:p>
          </table:table-cell>
          <table:table-cell office:value-type="string" calcext:value-type="string">
            <text:p><text:a xlink:href="http://www.sec.gov/cgi-bin/browse-edgar?CIK=ECL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St._Paul,_Minnesota" xlink:type="simple">St. Paul, Minnesota</text:a></text:p>
          </table:table-cell>
          <table:table-cell office:value-type="string" calcext:value-type="string">
            <text:p>1989-01-31</text:p>
          </table:table-cell>
          <table:table-cell office:value-type="float" office:value="31462" calcext:value-type="float">
            <text:p>314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D" xlink:type="simple">ED</text:a></text:p>
          </table:table-cell>
          <table:table-cell office:value-type="string" calcext:value-type="string">
            <text:p><text:a xlink:href="https://en.wikipedia.org/wiki/Consolidated_Edison" xlink:type="simple">Consolidated Edison</text:a></text:p>
          </table:table-cell>
          <table:table-cell office:value-type="string" calcext:value-type="string">
            <text:p><text:a xlink:href="http://www.sec.gov/cgi-bin/browse-edgar?CIK=ED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047862" calcext:value-type="float">
            <text:p>104786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EFX" xlink:type="simple">EFX</text:a></text:p>
          </table:table-cell>
          <table:table-cell office:value-type="string" calcext:value-type="string">
            <text:p><text:a xlink:href="https://en.wikipedia.org/wiki/Equifax_Inc." xlink:type="simple">Equifax Inc.</text:a></text:p>
          </table:table-cell>
          <table:table-cell office:value-type="string" calcext:value-type="string">
            <text:p><text:a xlink:href="http://www.sec.gov/cgi-bin/browse-edgar?CIK=EFX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97-06-19</text:p>
          </table:table-cell>
          <table:table-cell office:value-type="float" office:value="33185" calcext:value-type="float">
            <text:p>33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IX" xlink:type="simple">EIX</text:a></text:p>
          </table:table-cell>
          <table:table-cell office:value-type="string" calcext:value-type="string">
            <text:p><text:a xlink:href="https://en.wikipedia.org/wiki/Edison_Int%27l" xlink:type="simple">Edison Int'l</text:a></text:p>
          </table:table-cell>
          <table:table-cell office:value-type="string" calcext:value-type="string">
            <text:p><text:a xlink:href="http://www.sec.gov/cgi-bin/browse-edgar?CIK=EIX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osemead,_California" xlink:type="simple">Rosemead, California</text:a></text:p>
          </table:table-cell>
          <table:table-cell table:style-name="ce5"/>
          <table:table-cell office:value-type="float" office:value="827052" calcext:value-type="float">
            <text:p>827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L" xlink:type="simple">EL</text:a></text:p>
          </table:table-cell>
          <table:table-cell office:value-type="string" calcext:value-type="string">
            <text:p><text:a xlink:href="https://en.wikipedia.org/wiki/Estee_Lauder_Cos." xlink:type="simple">Estee Lauder Cos.</text:a></text:p>
          </table:table-cell>
          <table:table-cell office:value-type="string" calcext:value-type="string">
            <text:p><text:a xlink:href="http://www.sec.gov/cgi-bin/browse-edgar?CIK=EL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6-01-05</text:p>
          </table:table-cell>
          <table:table-cell office:value-type="float" office:value="1001250" calcext:value-type="float">
            <text:p>1001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MN" xlink:type="simple">EMN</text:a></text:p>
          </table:table-cell>
          <table:table-cell office:value-type="string" calcext:value-type="string">
            <text:p><text:a xlink:href="https://en.wikipedia.org/wiki/Eastman_Chemical" xlink:type="simple">Eastman Chemical</text:a></text:p>
          </table:table-cell>
          <table:table-cell office:value-type="string" calcext:value-type="string">
            <text:p><text:a xlink:href="http://www.sec.gov/cgi-bin/browse-edgar?CIK=EMN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Diversified Chemicals</text:p>
          </table:table-cell>
          <table:table-cell office:value-type="string" calcext:value-type="string">
            <text:p><text:a xlink:href="https://en.wikipedia.org/wiki/Kingsport,_Tennessee" xlink:type="simple">Kingsport, Tennessee</text:a></text:p>
          </table:table-cell>
          <table:table-cell office:value-type="string" calcext:value-type="string">
            <text:p>1994-01-01</text:p>
          </table:table-cell>
          <table:table-cell office:value-type="float" office:value="915389" calcext:value-type="float">
            <text:p>91538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EMR" xlink:type="simple">EMR</text:a></text:p>
          </table:table-cell>
          <table:table-cell office:value-type="string" calcext:value-type="string">
            <text:p><text:a xlink:href="https://en.wikipedia.org/wiki/Emerson_Electric_Company" xlink:type="simple">Emerson Electric Company</text:a></text:p>
          </table:table-cell>
          <table:table-cell office:value-type="string" calcext:value-type="string">
            <text:p><text:a xlink:href="http://www.sec.gov/cgi-bin/browse-edgar?CIK=EMR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Ferguson,_Missouri" xlink:type="simple">Ferguson, Missouri</text:a></text:p>
          </table:table-cell>
          <table:table-cell office:value-type="string" calcext:value-type="string">
            <text:p>1965-03-31</text:p>
          </table:table-cell>
          <table:table-cell office:value-type="float" office:value="32604" calcext:value-type="float">
            <text:p>32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EOG" xlink:type="simple">EOG</text:a></text:p>
          </table:table-cell>
          <table:table-cell office:value-type="string" calcext:value-type="string">
            <text:p><text:a xlink:href="https://en.wikipedia.org/wiki/EOG_Resources" xlink:type="simple">EOG Resources</text:a></text:p>
          </table:table-cell>
          <table:table-cell office:value-type="string" calcext:value-type="string">
            <text:p><text:a xlink:href="http://www.sec.gov/cgi-bin/browse-edgar?CIK=EOG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0-11-02</text:p>
          </table:table-cell>
          <table:table-cell office:value-type="float" office:value="821189" calcext:value-type="float">
            <text:p>82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eqix" xlink:type="simple">EQIX</text:a></text:p>
          </table:table-cell>
          <table:table-cell office:value-type="string" calcext:value-type="string">
            <text:p><text:a xlink:href="https://en.wikipedia.org/wiki/Equinix" xlink:type="simple">Equinix</text:a></text:p>
          </table:table-cell>
          <table:table-cell office:value-type="string" calcext:value-type="string">
            <text:p><text:a xlink:href="http://www.sec.gov/cgi-bin/browse-edgar?CIK=EQIX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  <table:table-cell office:value-type="string" calcext:value-type="string">
            <text:p>2015-03-20</text:p>
          </table:table-cell>
          <table:table-cell office:value-type="float" office:value="1101239" calcext:value-type="float">
            <text:p>1101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QR" xlink:type="simple">EQR</text:a></text:p>
          </table:table-cell>
          <table:table-cell office:value-type="string" calcext:value-type="string">
            <text:p><text:a xlink:href="https://en.wikipedia.org/wiki/Equity_Residential" xlink:type="simple">Equity Residential</text:a></text:p>
          </table:table-cell>
          <table:table-cell office:value-type="string" calcext:value-type="string">
            <text:p><text:a xlink:href="http://www.sec.gov/cgi-bin/browse-edgar?CIK=EQR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1-12-03</text:p>
          </table:table-cell>
          <table:table-cell office:value-type="float" office:value="906107" calcext:value-type="float">
            <text:p>90610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EQT" xlink:type="simple">EQT</text:a></text:p>
          </table:table-cell>
          <table:table-cell office:value-type="string" calcext:value-type="string">
            <text:p><text:a xlink:href="https://en.wikipedia.org/wiki/EQT_Corporation" xlink:type="simple">EQT Corporation</text:a></text:p>
          </table:table-cell>
          <table:table-cell office:value-type="string" calcext:value-type="string">
            <text:p><text:a xlink:href="http://www.sec.gov/cgi-bin/browse-edgar?CIK=EQT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08-12-19</text:p>
          </table:table-cell>
          <table:table-cell office:value-type="float" office:value="33213" calcext:value-type="float">
            <text:p>332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ES" xlink:type="simple">ES</text:a></text:p>
          </table:table-cell>
          <table:table-cell office:value-type="string" calcext:value-type="string">
            <text:p><text:a xlink:href="https://en.wikipedia.org/wiki/Eversource_Energy" xlink:type="simple">Eversource Energy</text:a></text:p>
          </table:table-cell>
          <table:table-cell office:value-type="string" calcext:value-type="string">
            <text:p><text:a xlink:href="http://www.sec.gov/cgi-bin/browse-edgar?CIK=NU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pringfield,_Massachusetts" xlink:type="simple">Springfield, Massachusetts</text:a></text:p>
          </table:table-cell>
          <table:table-cell table:style-name="ce5"/>
          <table:table-cell office:value-type="float" office:value="72741" calcext:value-type="float">
            <text:p>727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esrx" xlink:type="simple">ESRX</text:a></text:p>
          </table:table-cell>
          <table:table-cell office:value-type="string" calcext:value-type="string">
            <text:p><text:a xlink:href="https://en.wikipedia.org/wiki/Express_Scripts" xlink:type="simple">Express Scripts</text:a></text:p>
          </table:table-cell>
          <table:table-cell office:value-type="string" calcext:value-type="string">
            <text:p><text:a xlink:href="http://www.sec.gov/cgi-bin/browse-edgar?CIK=ESR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Cool_Valley,_Missouri" xlink:type="simple">Cool Valley, Missouri</text:a></text:p>
          </table:table-cell>
          <table:table-cell office:value-type="string" calcext:value-type="string">
            <text:p>2003-09-25</text:p>
          </table:table-cell>
          <table:table-cell office:value-type="float" office:value="1532063" calcext:value-type="float">
            <text:p>15320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SS" xlink:type="simple">ESS</text:a></text:p>
          </table:table-cell>
          <table:table-cell office:value-type="string" calcext:value-type="string">
            <text:p><text:a xlink:href="https://en.wikipedia.org/wiki/Essex_Property_Trust,_Inc." xlink:type="simple">Essex Property Trust, Inc.</text:a></text:p>
          </table:table-cell>
          <table:table-cell office:value-type="string" calcext:value-type="string">
            <text:p><text:a xlink:href="http://www.sec.gov/cgi-bin/browse-edgar?CIK=ESS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  <table:table-cell office:value-type="string" calcext:value-type="string">
            <text:p>2014-04-02</text:p>
          </table:table-cell>
          <table:table-cell office:value-type="float" office:value="920522" calcext:value-type="float">
            <text:p>92052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etfc" xlink:type="simple">ETFC</text:a></text:p>
          </table:table-cell>
          <table:table-cell office:value-type="string" calcext:value-type="string">
            <text:p><text:a xlink:href="https://en.wikipedia.org/wiki/E*Trade" xlink:type="simple">E*Trade</text:a></text:p>
          </table:table-cell>
          <table:table-cell office:value-type="string" calcext:value-type="string">
            <text:p><text:a xlink:href="http://www.sec.gov/cgi-bin/browse-edgar?CIK=ETFC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4-03-31</text:p>
          </table:table-cell>
          <table:table-cell office:value-type="float" office:value="1015780" calcext:value-type="float">
            <text:p>1015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ETN" xlink:type="simple">ETN</text:a></text:p>
          </table:table-cell>
          <table:table-cell office:value-type="string" calcext:value-type="string">
            <text:p><text:a xlink:href="https://en.wikipedia.org/wiki/Eaton_Corporation" xlink:type="simple">Eaton Corporation</text:a></text:p>
          </table:table-cell>
          <table:table-cell office:value-type="string" calcext:value-type="string">
            <text:p><text:a xlink:href="http://www.sec.gov/cgi-bin/browse-edgar?CIK=ETN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table:style-name="ce5"/>
          <table:table-cell office:value-type="float" office:value="1551182" calcext:value-type="float">
            <text:p>1551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TR" xlink:type="simple">ETR</text:a></text:p>
          </table:table-cell>
          <table:table-cell office:value-type="string" calcext:value-type="string">
            <text:p><text:a xlink:href="https://en.wikipedia.org/wiki/Entergy_Corp." xlink:type="simple">Entergy Corp.</text:a></text:p>
          </table:table-cell>
          <table:table-cell office:value-type="string" calcext:value-type="string">
            <text:p><text:a xlink:href="http://www.sec.gov/cgi-bin/browse-edgar?CIK=ETR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Orleans,_Louisiana" xlink:type="simple">New Orleans, Louisiana</text:a></text:p>
          </table:table-cell>
          <table:table-cell table:style-name="ce5"/>
          <table:table-cell office:value-type="float" office:value="65984" calcext:value-type="float">
            <text:p>659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VHC" xlink:type="simple">EVHC</text:a></text:p>
          </table:table-cell>
          <table:table-cell office:value-type="string" calcext:value-type="string">
            <text:p><text:a xlink:href="https://en.wikipedia.org/wiki/Envision_Healthcare" xlink:type="simple">Envision Healthcare</text:a></text:p>
          </table:table-cell>
          <table:table-cell office:value-type="string" calcext:value-type="string">
            <text:p><text:a xlink:href="http://www.sec.gov/cgi-bin/browse-edgar?CIK=EVHC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Nashville,_Tennessee" xlink:type="simple">Nashville, Tennessee</text:a></text:p>
          </table:table-cell>
          <table:table-cell office:value-type="string" calcext:value-type="string">
            <text:p>2016-12-02</text:p>
          </table:table-cell>
          <table:table-cell office:value-type="float" office:value="895930" calcext:value-type="float">
            <text:p>8959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W" xlink:type="simple">EW</text:a></text:p>
          </table:table-cell>
          <table:table-cell office:value-type="string" calcext:value-type="string">
            <text:p><text:a xlink:href="https://en.wikipedia.org/wiki/Edwards_Lifesciences" xlink:type="simple">Edwards Lifesciences</text:a></text:p>
          </table:table-cell>
          <table:table-cell office:value-type="string" calcext:value-type="string">
            <text:p><text:a xlink:href="http://www.sec.gov/cgi-bin/browse-edgar?CIK=EW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  <table:table-cell office:value-type="string" calcext:value-type="string">
            <text:p>2011-04-01</text:p>
          </table:table-cell>
          <table:table-cell office:value-type="float" office:value="1099800" calcext:value-type="float">
            <text:p>10998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EXC" xlink:type="simple">EXC</text:a></text:p>
          </table:table-cell>
          <table:table-cell office:value-type="string" calcext:value-type="string">
            <text:p><text:a xlink:href="https://en.wikipedia.org/wiki/Exelon_Corp." xlink:type="simple">Exelon Corp.</text:a></text:p>
          </table:table-cell>
          <table:table-cell office:value-type="string" calcext:value-type="string">
            <text:p><text:a xlink:href="http://www.sec.gov/cgi-bin/browse-edgar?CIK=EXC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table:style-name="ce5"/>
          <table:table-cell office:value-type="float" office:value="1109357" calcext:value-type="float">
            <text:p>1109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expd" xlink:type="simple">EXPD</text:a></text:p>
          </table:table-cell>
          <table:table-cell office:value-type="string" calcext:value-type="string">
            <text:p><text:a xlink:href="https://en.wikipedia.org/wiki/Expeditors_International" xlink:type="simple">Expeditors International</text:a></text:p>
          </table:table-cell>
          <table:table-cell office:value-type="string" calcext:value-type="string">
            <text:p><text:a xlink:href="http://www.sec.gov/cgi-bin/browse-edgar?CIK=EXPD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7-10-10</text:p>
          </table:table-cell>
          <table:table-cell office:value-type="float" office:value="746515" calcext:value-type="float">
            <text:p>74651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expe" xlink:type="simple">EXPE</text:a></text:p>
          </table:table-cell>
          <table:table-cell office:value-type="string" calcext:value-type="string">
            <text:p><text:a xlink:href="https://en.wikipedia.org/wiki/Expedia_Inc." xlink:type="simple">Expedia Inc.</text:a></text:p>
          </table:table-cell>
          <table:table-cell office:value-type="string" calcext:value-type="string">
            <text:p><text:a xlink:href="http://www.sec.gov/cgi-bin/browse-edgar?CIK=EXPE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  <table:table-cell office:value-type="string" calcext:value-type="string">
            <text:p>2007-10-02</text:p>
          </table:table-cell>
          <table:table-cell office:value-type="float" office:value="1324424" calcext:value-type="float">
            <text:p>13244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EXR" xlink:type="simple">EXR</text:a></text:p>
          </table:table-cell>
          <table:table-cell office:value-type="string" calcext:value-type="string">
            <text:p><text:a xlink:href="https://en.wikipedia.org/wiki/Extra_Space_Storage" xlink:type="simple">Extra Space Storage</text:a></text:p>
          </table:table-cell>
          <table:table-cell office:value-type="string" calcext:value-type="string">
            <text:p><text:a xlink:href="http://www.sec.gov/cgi-bin/browse-edgar?CIK=EXR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  <table:table-cell office:value-type="string" calcext:value-type="string">
            <text:p>2016-01-19</text:p>
          </table:table-cell>
          <table:table-cell office:value-type="float" office:value="1289490" calcext:value-type="float">
            <text:p>1289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F" xlink:type="simple">F</text:a></text:p>
          </table:table-cell>
          <table:table-cell office:value-type="string" calcext:value-type="string">
            <text:p><text:a xlink:href="https://en.wikipedia.org/wiki/Ford_Motor" xlink:type="simple">Ford Motor</text:a></text:p>
          </table:table-cell>
          <table:table-cell office:value-type="string" calcext:value-type="string">
            <text:p><text:a xlink:href="http://www.sec.gov/cgi-bin/browse-edgar?CIK=F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arborn,_Michigan" xlink:type="simple">Dearborn, Michigan</text:a></text:p>
          </table:table-cell>
          <table:table-cell table:style-name="ce5"/>
          <table:table-cell office:value-type="float" office:value="37996" calcext:value-type="float">
            <text:p>37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fast" xlink:type="simple">FAST</text:a></text:p>
          </table:table-cell>
          <table:table-cell office:value-type="string" calcext:value-type="string">
            <text:p><text:a xlink:href="https://en.wikipedia.org/wiki/Fastenal_Co" xlink:type="simple">Fastenal Co</text:a></text:p>
          </table:table-cell>
          <table:table-cell office:value-type="string" calcext:value-type="string">
            <text:p><text:a xlink:href="http://www.sec.gov/cgi-bin/browse-edgar?CIK=FAST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Winona,_Minnesota" xlink:type="simple">Winona, Minnesota</text:a></text:p>
          </table:table-cell>
          <table:table-cell office:value-type="string" calcext:value-type="string">
            <text:p>2009-09-15</text:p>
          </table:table-cell>
          <table:table-cell office:value-type="float" office:value="815556" calcext:value-type="float">
            <text:p>8155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fb" xlink:type="simple">FB</text:a></text:p>
          </table:table-cell>
          <table:table-cell office:value-type="string" calcext:value-type="string">
            <text:p><text:a xlink:href="https://en.wikipedia.org/wiki/Facebook,_Inc." xlink:type="simple">Facebook, Inc.</text:a></text:p>
          </table:table-cell>
          <table:table-cell office:value-type="string" calcext:value-type="string">
            <text:p><text:a xlink:href="http://www.sec.gov/cgi-bin/browse-edgar?company=Facebook&amp;owner=exclude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  <table:table-cell office:value-type="string" calcext:value-type="string">
            <text:p>2013-12-23</text:p>
          </table:table-cell>
          <table:table-cell office:value-type="float" office:value="1326801" calcext:value-type="float">
            <text:p>13268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FBHS" xlink:type="simple">FBHS</text:a></text:p>
          </table:table-cell>
          <table:table-cell office:value-type="string" calcext:value-type="string">
            <text:p><text:a xlink:href="https://en.wikipedia.org/wiki/Fortune_Brands_Home_%26_Security" xlink:type="simple">Fortune Brands Home &amp; Security</text:a></text:p>
          </table:table-cell>
          <table:table-cell office:value-type="string" calcext:value-type="string">
            <text:p><text:a xlink:href="http://www.sec.gov/cgi-bin/browse-edgar?CIK=FBHS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2016-06-22</text:p>
          </table:table-cell>
          <table:table-cell office:value-type="float" office:value="1519751" calcext:value-type="float">
            <text:p>15197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FCX" xlink:type="simple">FCX</text:a></text:p>
          </table:table-cell>
          <table:table-cell office:value-type="string" calcext:value-type="string">
            <text:p><text:a xlink:href="https://en.wikipedia.org/wiki/Freeport-McMoRan_Inc." xlink:type="simple">Freeport-McMoRan Inc.</text:a></text:p>
          </table:table-cell>
          <table:table-cell office:value-type="string" calcext:value-type="string">
            <text:p><text:a xlink:href="http://www.sec.gov/cgi-bin/browse-edgar?CIK=FCX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table:style-name="ce5"/>
          <table:table-cell office:value-type="float" office:value="831259" calcext:value-type="float">
            <text:p>8312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FDX" xlink:type="simple">FDX</text:a></text:p>
          </table:table-cell>
          <table:table-cell office:value-type="string" calcext:value-type="string">
            <text:p><text:a xlink:href="https://en.wikipedia.org/wiki/FedEx_Corporation" xlink:type="simple">FedEx Corporation</text:a></text:p>
          </table:table-cell>
          <table:table-cell office:value-type="string" calcext:value-type="string">
            <text:p><text:a xlink:href="http://www.sec.gov/cgi-bin/browse-edgar?CIK=FDX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1980-12-31</text:p>
          </table:table-cell>
          <table:table-cell office:value-type="float" office:value="1048911" calcext:value-type="float">
            <text:p>10489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FE" xlink:type="simple">FE</text:a></text:p>
          </table:table-cell>
          <table:table-cell office:value-type="string" calcext:value-type="string">
            <text:p><text:a xlink:href="https://en.wikipedia.org/wiki/FirstEnergy_Corp" xlink:type="simple">FirstEnergy Corp</text:a></text:p>
          </table:table-cell>
          <table:table-cell office:value-type="string" calcext:value-type="string">
            <text:p><text:a xlink:href="http://www.sec.gov/cgi-bin/browse-edgar?CIK=FE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kron,_Ohio" xlink:type="simple">Akron, Ohio</text:a></text:p>
          </table:table-cell>
          <table:table-cell table:style-name="ce5"/>
          <table:table-cell office:value-type="float" office:value="1031296" calcext:value-type="float">
            <text:p>103129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ffiv" xlink:type="simple">FFIV</text:a></text:p>
          </table:table-cell>
          <table:table-cell office:value-type="string" calcext:value-type="string">
            <text:p><text:a xlink:href="https://en.wikipedia.org/wiki/F5_Networks" xlink:type="simple">F5 Networks</text:a></text:p>
          </table:table-cell>
          <table:table-cell office:value-type="string" calcext:value-type="string">
            <text:p><text:a xlink:href="http://www.sec.gov/cgi-bin/browse-edgar?CIK=FFIV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10-12-20</text:p>
          </table:table-cell>
          <table:table-cell office:value-type="float" office:value="1048695" calcext:value-type="float">
            <text:p>104869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FIS" xlink:type="simple">FIS</text:a></text:p>
          </table:table-cell>
          <table:table-cell office:value-type="string" calcext:value-type="string">
            <text:p><text:a xlink:href="https://en.wikipedia.org/wiki/Fidelity_National_Information_Services" xlink:type="simple">Fidelity National Information Services</text:a></text:p>
          </table:table-cell>
          <table:table-cell office:value-type="string" calcext:value-type="string">
            <text:p><text:a xlink:href="http://www.sec.gov/cgi-bin/browse-edgar?CIK=FI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  <table:table-cell office:value-type="string" calcext:value-type="string">
            <text:p>2006-11-10</text:p>
          </table:table-cell>
          <table:table-cell office:value-type="float" office:value="1136893" calcext:value-type="float">
            <text:p>11368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fisv" xlink:type="simple">FISV</text:a></text:p>
          </table:table-cell>
          <table:table-cell office:value-type="string" calcext:value-type="string">
            <text:p><text:a xlink:href="https://en.wikipedia.org/wiki/Fiserv_Inc" xlink:type="simple">Fiserv Inc</text:a></text:p>
          </table:table-cell>
          <table:table-cell office:value-type="string" calcext:value-type="string">
            <text:p><text:a xlink:href="http://www.sec.gov/cgi-bin/browse-edgar?CIK=FISV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Brookfield,_Wisconsin" xlink:type="simple">Brookfield, Wisconsin</text:a></text:p>
          </table:table-cell>
          <table:table-cell office:value-type="string" calcext:value-type="string">
            <text:p>2001-04-02</text:p>
          </table:table-cell>
          <table:table-cell office:value-type="float" office:value="798354" calcext:value-type="float">
            <text:p>798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fitb" xlink:type="simple">FITB</text:a></text:p>
          </table:table-cell>
          <table:table-cell office:value-type="string" calcext:value-type="string">
            <text:p><text:a xlink:href="https://en.wikipedia.org/wiki/Fifth_Third_Bancorp" xlink:type="simple">Fifth Third Bancorp</text:a></text:p>
          </table:table-cell>
          <table:table-cell office:value-type="string" calcext:value-type="string">
            <text:p><text:a xlink:href="http://www.sec.gov/cgi-bin/browse-edgar?CIK=FITB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table:style-name="ce5"/>
          <table:table-cell office:value-type="float" office:value="35527" calcext:value-type="float">
            <text:p>355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FL" xlink:type="simple">FL</text:a></text:p>
          </table:table-cell>
          <table:table-cell office:value-type="string" calcext:value-type="string">
            <text:p><text:a xlink:href="https://en.wikipedia.org/wiki/Foot_Locker_Inc" xlink:type="simple">Foot Locker Inc</text:a></text:p>
          </table:table-cell>
          <table:table-cell office:value-type="string" calcext:value-type="string">
            <text:p><text:a xlink:href="http://www.sec.gov/cgi-bin/browse-edgar?CIK=FL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6-04-04</text:p>
          </table:table-cell>
          <table:table-cell office:value-type="float" office:value="850209" calcext:value-type="float">
            <text:p>85020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flir" xlink:type="simple">FLIR</text:a></text:p>
          </table:table-cell>
          <table:table-cell office:value-type="string" calcext:value-type="string">
            <text:p><text:a xlink:href="https://en.wikipedia.org/wiki/FLIR_Systems" xlink:type="simple">FLIR Systems</text:a></text:p>
          </table:table-cell>
          <table:table-cell office:value-type="string" calcext:value-type="string">
            <text:p><text:a xlink:href="http://www.sec.gov/cgi-bin/browse-edgar?CIK=FLIR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Wilsonville,_Oregon" xlink:type="simple">Wilsonville, Oregon</text:a></text:p>
          </table:table-cell>
          <table:table-cell office:value-type="string" calcext:value-type="string">
            <text:p>2009-01-02</text:p>
          </table:table-cell>
          <table:table-cell office:value-type="float" office:value="354908" calcext:value-type="float">
            <text:p>3549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FLR" xlink:type="simple">FLR</text:a></text:p>
          </table:table-cell>
          <table:table-cell office:value-type="string" calcext:value-type="string">
            <text:p><text:a xlink:href="https://en.wikipedia.org/wiki/Fluor_Corp." xlink:type="simple">Fluor Corp.</text:a></text:p>
          </table:table-cell>
          <table:table-cell office:value-type="string" calcext:value-type="string">
            <text:p><text:a xlink:href="http://www.sec.gov/cgi-bin/browse-edgar?CIK=FLR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80-03-31</text:p>
          </table:table-cell>
          <table:table-cell office:value-type="float" office:value="1124198" calcext:value-type="float">
            <text:p>1124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FLS" xlink:type="simple">FLS</text:a></text:p>
          </table:table-cell>
          <table:table-cell office:value-type="string" calcext:value-type="string">
            <text:p><text:a xlink:href="https://en.wikipedia.org/wiki/Flowserve_Corporation" xlink:type="simple">Flowserve Corporation</text:a></text:p>
          </table:table-cell>
          <table:table-cell office:value-type="string" calcext:value-type="string">
            <text:p><text:a xlink:href="http://www.sec.gov/cgi-bin/browse-edgar?CIK=FLS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2008-10-02</text:p>
          </table:table-cell>
          <table:table-cell office:value-type="float" office:value="30625" calcext:value-type="float">
            <text:p>3062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FMC" xlink:type="simple">FMC</text:a></text:p>
          </table:table-cell>
          <table:table-cell office:value-type="string" calcext:value-type="string">
            <text:p><text:a xlink:href="https://en.wikipedia.org/wiki/FMC_Corporation" xlink:type="simple">FMC Corporation</text:a></text:p>
          </table:table-cell>
          <table:table-cell office:value-type="string" calcext:value-type="string">
            <text:p><text:a xlink:href="http://www.sec.gov/cgi-bin/browse-edgar?CIK=FMC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  <table:table-cell office:value-type="string" calcext:value-type="string">
            <text:p>2009-08-19</text:p>
          </table:table-cell>
          <table:table-cell office:value-type="float" office:value="37785" calcext:value-type="float">
            <text:p>37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fox" xlink:type="simple">FOX</text:a></text:p>
          </table:table-cell>
          <table:table-cell office:value-type="string" calcext:value-type="string">
            <text:p><text:a xlink:href="https://en.wikipedia.org/wiki/Twenty-First_Century_Fox_Class_B" xlink:type="simple">Twenty-First Century Fox Class B</text:a></text:p>
          </table:table-cell>
          <table:table-cell office:value-type="string" calcext:value-type="string">
            <text:p><text:a xlink:href="http://www.sec.gov/cgi-bin/browse-edgar?CIK=FOX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5-09-18</text:p>
          </table:table-cell>
          <table:table-cell office:value-type="float" office:value="1308161" calcext:value-type="float">
            <text:p>1308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foxa" xlink:type="simple">FOXA</text:a></text:p>
          </table:table-cell>
          <table:table-cell office:value-type="string" calcext:value-type="string">
            <text:p><text:a xlink:href="https://en.wikipedia.org/wiki/Twenty-First_Century_Fox_Class_A" xlink:type="simple">Twenty-First Century Fox Class A</text:a></text:p>
          </table:table-cell>
          <table:table-cell office:value-type="string" calcext:value-type="string">
            <text:p><text:a xlink:href="http://www.sec.gov/cgi-bin/browse-edgar?CIK=FOX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3-07-01</text:p>
          </table:table-cell>
          <table:table-cell office:value-type="float" office:value="1308161" calcext:value-type="float">
            <text:p>13081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FRT" xlink:type="simple">FRT</text:a></text:p>
          </table:table-cell>
          <table:table-cell office:value-type="string" calcext:value-type="string">
            <text:p><text:a xlink:href="https://en.wikipedia.org/wiki/Federal_Realty_Investment_Trust" xlink:type="simple">Federal Realty Investment Trust</text:a></text:p>
          </table:table-cell>
          <table:table-cell office:value-type="string" calcext:value-type="string">
            <text:p><text:a xlink:href="http://www.sec.gov/cgi-bin/browse-edgar?CIK=FRT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Rockville,_Maryland" xlink:type="simple">Rockville, Maryland</text:a></text:p>
          </table:table-cell>
          <table:table-cell office:value-type="string" calcext:value-type="string">
            <text:p>2016-02-01</text:p>
          </table:table-cell>
          <table:table-cell office:value-type="float" office:value="34903" calcext:value-type="float">
            <text:p>3490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FTI" xlink:type="simple">FTI</text:a></text:p>
          </table:table-cell>
          <table:table-cell office:value-type="string" calcext:value-type="string">
            <text:p><text:a xlink:href="https://en.wikipedia.org/wiki/TechnipFMC" xlink:type="simple">TechnipFMC</text:a></text:p>
          </table:table-cell>
          <table:table-cell office:value-type="string" calcext:value-type="string">
            <text:p><text:a xlink:href="http://www.sec.gov/cgi-bin/browse-edgar?CIK=FTI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London" xlink:type="simple">London</text:a>, <text:a xlink:href="https://en.wikipedia.org/wiki/United_Kingdom" xlink:type="simple">United Kingdom</text:a></text:p>
          </table:table-cell>
          <table:table-cell office:value-type="string" calcext:value-type="string">
            <text:p>2009-06-05</text:p>
          </table:table-cell>
          <table:table-cell office:value-type="float" office:value="1681459" calcext:value-type="float">
            <text:p>16814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FTV" xlink:type="simple">FTV</text:a></text:p>
          </table:table-cell>
          <table:table-cell office:value-type="string" calcext:value-type="string">
            <text:p><text:a xlink:href="https://en.wikipedia.org/wiki/Fortive_Corp" xlink:type="simple">Fortive Corp</text:a></text:p>
          </table:table-cell>
          <table:table-cell office:value-type="string" calcext:value-type="string">
            <text:p><text:a xlink:href="http://www.sec.gov/cgi-bin/browse-edgar?CIK=FTV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Everett,_Washington" xlink:type="simple">Everett, Washington</text:a></text:p>
          </table:table-cell>
          <table:table-cell office:value-type="string" calcext:value-type="string">
            <text:p>2016-07-01</text:p>
          </table:table-cell>
          <table:table-cell office:value-type="float" office:value="1659166" calcext:value-type="float">
            <text:p>16591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GD" xlink:type="simple">GD</text:a></text:p>
          </table:table-cell>
          <table:table-cell office:value-type="string" calcext:value-type="string">
            <text:p><text:a xlink:href="https://en.wikipedia.org/wiki/General_Dynamics" xlink:type="simple">General Dynamics</text:a></text:p>
          </table:table-cell>
          <table:table-cell office:value-type="string" calcext:value-type="string">
            <text:p><text:a xlink:href="http://www.sec.gov/cgi-bin/browse-edgar?CIK=GD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Falls_Church,_Virginia" xlink:type="simple">Falls Church, Virginia</text:a></text:p>
          </table:table-cell>
          <table:table-cell table:style-name="ce5"/>
          <table:table-cell office:value-type="float" office:value="40533" calcext:value-type="float">
            <text:p>405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GE" xlink:type="simple">GE</text:a></text:p>
          </table:table-cell>
          <table:table-cell office:value-type="string" calcext:value-type="string">
            <text:p><text:a xlink:href="https://en.wikipedia.org/wiki/General_Electric" xlink:type="simple">General Electric</text:a></text:p>
          </table:table-cell>
          <table:table-cell office:value-type="string" calcext:value-type="string">
            <text:p><text:a xlink:href="http://www.sec.gov/cgi-bin/browse-edgar?CIK=GE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Fairfield,_Connecticut" xlink:type="simple">Fairfield, Connecticut</text:a></text:p>
          </table:table-cell>
          <table:table-cell table:style-name="ce5"/>
          <table:table-cell office:value-type="float" office:value="40545" calcext:value-type="float">
            <text:p>405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GGP" xlink:type="simple">GGP</text:a></text:p>
          </table:table-cell>
          <table:table-cell office:value-type="string" calcext:value-type="string">
            <text:p><text:a xlink:href="https://en.wikipedia.org/wiki/General_Growth_Properties_Inc." xlink:type="simple">General Growth Properties Inc.</text:a></text:p>
          </table:table-cell>
          <table:table-cell office:value-type="string" calcext:value-type="string">
            <text:p><text:a xlink:href="http://www.sec.gov/cgi-bin/browse-edgar?CIK=GGP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3-12-10</text:p>
          </table:table-cell>
          <table:table-cell office:value-type="float" office:value="895648" calcext:value-type="float">
            <text:p>8956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gild" xlink:type="simple">GILD</text:a></text:p>
          </table:table-cell>
          <table:table-cell office:value-type="string" calcext:value-type="string">
            <text:p><text:a xlink:href="https://en.wikipedia.org/wiki/Gilead_Sciences" xlink:type="simple">Gilead Sciences</text:a></text:p>
          </table:table-cell>
          <table:table-cell office:value-type="string" calcext:value-type="string">
            <text:p><text:a xlink:href="http://www.sec.gov/cgi-bin/browse-edgar?CIK=GILD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Foster_City,_California" xlink:type="simple">Foster City, California</text:a></text:p>
          </table:table-cell>
          <table:table-cell office:value-type="string" calcext:value-type="string">
            <text:p>2004-07-01</text:p>
          </table:table-cell>
          <table:table-cell office:value-type="float" office:value="882095" calcext:value-type="float">
            <text:p>88209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GIS" xlink:type="simple">GIS</text:a></text:p>
          </table:table-cell>
          <table:table-cell office:value-type="string" calcext:value-type="string">
            <text:p><text:a xlink:href="https://en.wikipedia.org/wiki/General_Mills" xlink:type="simple">General Mills</text:a></text:p>
          </table:table-cell>
          <table:table-cell office:value-type="string" calcext:value-type="string">
            <text:p><text:a xlink:href="http://www.sec.gov/cgi-bin/browse-edgar?CIK=GIS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Golden_Valley,_Minnesota" xlink:type="simple">Golden Valley, Minnesota</text:a></text:p>
          </table:table-cell>
          <table:table-cell office:value-type="string" calcext:value-type="string">
            <text:p>1969-03-31</text:p>
          </table:table-cell>
          <table:table-cell office:value-type="float" office:value="40704" calcext:value-type="float">
            <text:p>407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GLW" xlink:type="simple">GLW</text:a></text:p>
          </table:table-cell>
          <table:table-cell office:value-type="string" calcext:value-type="string">
            <text:p><text:a xlink:href="https://en.wikipedia.org/wiki/Corning_Inc." xlink:type="simple">Corning Inc.</text:a></text:p>
          </table:table-cell>
          <table:table-cell office:value-type="string" calcext:value-type="string">
            <text:p><text:a xlink:href="http://www.sec.gov/cgi-bin/browse-edgar?CIK=GLW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Corning_(city),_New_York" xlink:type="simple">Corning, New York</text:a></text:p>
          </table:table-cell>
          <table:table-cell table:style-name="ce5"/>
          <table:table-cell office:value-type="float" office:value="24741" calcext:value-type="float">
            <text:p>247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GM" xlink:type="simple">GM</text:a></text:p>
          </table:table-cell>
          <table:table-cell office:value-type="string" calcext:value-type="string">
            <text:p><text:a xlink:href="https://en.wikipedia.org/wiki/General_Motors" xlink:type="simple">General Motors</text:a></text:p>
          </table:table-cell>
          <table:table-cell office:value-type="string" calcext:value-type="string">
            <text:p><text:a xlink:href="http://www.sec.gov/cgi-bin/browse-edgar?CIK=GM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  <table:table-cell office:value-type="string" calcext:value-type="string">
            <text:p>2013-06-06</text:p>
          </table:table-cell>
          <table:table-cell office:value-type="float" office:value="1467858" calcext:value-type="float">
            <text:p>14678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goog" xlink:type="simple">GOOG</text:a></text:p>
          </table:table-cell>
          <table:table-cell office:value-type="string" calcext:value-type="string">
            <text:p><text:a xlink:href="https://en.wikipedia.org/wiki/Alphabet_Inc." xlink:type="simple">Alphabet Inc Class C</text:a></text:p>
          </table:table-cell>
          <table:table-cell office:value-type="string" calcext:value-type="string">
            <text:p><text:a xlink:href="http://www.sec.gov/cgi-bin/browse-edgar?CIK=GOOG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table:style-name="ce5"/>
          <table:table-cell office:value-type="float" office:value="1652044" calcext:value-type="float">
            <text:p>16520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googl" xlink:type="simple">GOOGL</text:a></text:p>
          </table:table-cell>
          <table:table-cell office:value-type="string" calcext:value-type="string">
            <text:p><text:a xlink:href="https://en.wikipedia.org/wiki/Alphabet_Inc." xlink:type="simple">Alphabet Inc Class A</text:a></text:p>
          </table:table-cell>
          <table:table-cell office:value-type="string" calcext:value-type="string">
            <text:p><text:a xlink:href="http://www.sec.gov/cgi-bin/browse-edgar?CIK=GOOGL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14-04-03</text:p>
          </table:table-cell>
          <table:table-cell office:value-type="float" office:value="1652044" calcext:value-type="float">
            <text:p>1652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GPC" xlink:type="simple">GPC</text:a></text:p>
          </table:table-cell>
          <table:table-cell office:value-type="string" calcext:value-type="string">
            <text:p><text:a xlink:href="https://en.wikipedia.org/wiki/Genuine_Parts" xlink:type="simple">Genuine Parts</text:a></text:p>
          </table:table-cell>
          <table:table-cell office:value-type="string" calcext:value-type="string">
            <text:p><text:a xlink:href="http://www.sec.gov/cgi-bin/browse-edgar?CIK=GPC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73-12-31</text:p>
          </table:table-cell>
          <table:table-cell office:value-type="float" office:value="40987" calcext:value-type="float">
            <text:p>4098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GPN" xlink:type="simple">GPN</text:a></text:p>
          </table:table-cell>
          <table:table-cell office:value-type="string" calcext:value-type="string">
            <text:p><text:a xlink:href="https://en.wikipedia.org/wiki/Heartland_Payment_Systems" xlink:type="simple">Global Payments Inc</text:a></text:p>
          </table:table-cell>
          <table:table-cell office:value-type="string" calcext:value-type="string">
            <text:p><text:a xlink:href="http://www.sec.gov/cgi-bin/browse-edgar?CIK=GPN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6-04-25</text:p>
          </table:table-cell>
          <table:table-cell office:value-type="float" office:value="1123360" calcext:value-type="float">
            <text:p>11233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GPS" xlink:type="simple">GPS</text:a></text:p>
          </table:table-cell>
          <table:table-cell office:value-type="string" calcext:value-type="string">
            <text:p><text:a xlink:href="https://en.wikipedia.org/wiki/Gap_Inc." xlink:type="simple">Gap Inc.</text:a></text:p>
          </table:table-cell>
          <table:table-cell office:value-type="string" calcext:value-type="string">
            <text:p><text:a xlink:href="http://www.sec.gov/cgi-bin/browse-edgar?CIK=GPS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1986-08-31</text:p>
          </table:table-cell>
          <table:table-cell office:value-type="float" office:value="39911" calcext:value-type="float">
            <text:p>399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grmn" xlink:type="simple">GRMN</text:a></text:p>
          </table:table-cell>
          <table:table-cell office:value-type="string" calcext:value-type="string">
            <text:p><text:a xlink:href="https://en.wikipedia.org/wiki/Garmin_Ltd." xlink:type="simple">Garmin Ltd.</text:a></text:p>
          </table:table-cell>
          <table:table-cell office:value-type="string" calcext:value-type="string">
            <text:p><text:a xlink:href="http://www.sec.gov/cgi-bin/browse-edgar?CIK=GRMN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<text:a xlink:href="https://en.wikipedia.org/wiki/Schaffhausen" xlink:type="simple">Schaffhausen, Switzerland</text:a></text:p>
          </table:table-cell>
          <table:table-cell office:value-type="string" calcext:value-type="string">
            <text:p>2012-12-12</text:p>
          </table:table-cell>
          <table:table-cell office:value-type="float" office:value="1121788" calcext:value-type="float">
            <text:p>112178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GS" xlink:type="simple">GS</text:a></text:p>
          </table:table-cell>
          <table:table-cell office:value-type="string" calcext:value-type="string">
            <text:p><text:a xlink:href="https://en.wikipedia.org/wiki/Goldman_Sachs_Group" xlink:type="simple">Goldman Sachs Group</text:a></text:p>
          </table:table-cell>
          <table:table-cell office:value-type="string" calcext:value-type="string">
            <text:p><text:a xlink:href="http://www.sec.gov/cgi-bin/browse-edgar?CIK=GS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2-07-22</text:p>
          </table:table-cell>
          <table:table-cell office:value-type="float" office:value="886982" calcext:value-type="float">
            <text:p>8869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gt" xlink:type="simple">GT</text:a></text:p>
          </table:table-cell>
          <table:table-cell office:value-type="string" calcext:value-type="string">
            <text:p><text:a xlink:href="https://en.wikipedia.org/wiki/Goodyear_Tire_%26_Rubber" xlink:type="simple">Goodyear Tire &amp; Rubber</text:a></text:p>
          </table:table-cell>
          <table:table-cell office:value-type="string" calcext:value-type="string">
            <text:p><text:a xlink:href="http://www.sec.gov/cgi-bin/browse-edgar?CIK=GT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Tires &amp; Rubber</text:p>
          </table:table-cell>
          <table:table-cell office:value-type="string" calcext:value-type="string">
            <text:p><text:a xlink:href="https://en.wikipedia.org/wiki/Akron,_Ohio" xlink:type="simple">Akron, Ohio</text:a></text:p>
          </table:table-cell>
          <table:table-cell table:style-name="ce5"/>
          <table:table-cell office:value-type="float" office:value="42582" calcext:value-type="float">
            <text:p>42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GWW" xlink:type="simple">GWW</text:a></text:p>
          </table:table-cell>
          <table:table-cell office:value-type="string" calcext:value-type="string">
            <text:p><text:a xlink:href="https://en.wikipedia.org/wiki/Grainger_(W.W.)_Inc." xlink:type="simple">Grainger (W.W.) Inc.</text:a></text:p>
          </table:table-cell>
          <table:table-cell office:value-type="string" calcext:value-type="string">
            <text:p><text:a xlink:href="http://www.sec.gov/cgi-bin/browse-edgar?CIK=GWW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1981-06-30</text:p>
          </table:table-cell>
          <table:table-cell office:value-type="float" office:value="277135" calcext:value-type="float">
            <text:p>27713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AL" xlink:type="simple">HAL</text:a></text:p>
          </table:table-cell>
          <table:table-cell office:value-type="string" calcext:value-type="string">
            <text:p><text:a xlink:href="https://en.wikipedia.org/wiki/Halliburton_Co." xlink:type="simple">Halliburton Co.</text:a></text:p>
          </table:table-cell>
          <table:table-cell office:value-type="string" calcext:value-type="string">
            <text:p><text:a xlink:href="http://www.sec.gov/cgi-bin/browse-edgar?CIK=HAL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table:style-name="ce5"/>
          <table:table-cell office:value-type="float" office:value="45012" calcext:value-type="float">
            <text:p>45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has" xlink:type="simple">HAS</text:a></text:p>
          </table:table-cell>
          <table:table-cell office:value-type="string" calcext:value-type="string">
            <text:p><text:a xlink:href="https://en.wikipedia.org/wiki/Hasbro_Inc." xlink:type="simple">Hasbro Inc.</text:a></text:p>
          </table:table-cell>
          <table:table-cell office:value-type="string" calcext:value-type="string">
            <text:p><text:a xlink:href="http://www.sec.gov/cgi-bin/browse-edgar?CIK=HAS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 Products</text:p>
          </table:table-cell>
          <table:table-cell office:value-type="string" calcext:value-type="string">
            <text:p><text:a xlink:href="https://en.wikipedia.org/wiki/Pawtucket,_Rhode_Island" xlink:type="simple">Pawtucket, Rhode Island</text:a></text:p>
          </table:table-cell>
          <table:table-cell office:value-type="string" calcext:value-type="string">
            <text:p>1984-09-30</text:p>
          </table:table-cell>
          <table:table-cell office:value-type="float" office:value="46080" calcext:value-type="float">
            <text:p>46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hban" xlink:type="simple">HBAN</text:a></text:p>
          </table:table-cell>
          <table:table-cell office:value-type="string" calcext:value-type="string">
            <text:p><text:a xlink:href="https://en.wikipedia.org/wiki/Huntington_Bancshares" xlink:type="simple">Huntington Bancshares</text:a></text:p>
          </table:table-cell>
          <table:table-cell office:value-type="string" calcext:value-type="string">
            <text:p><text:a xlink:href="http://www.sec.gov/cgi-bin/browse-edgar?CIK=HBAN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table:style-name="ce5"/>
          <table:table-cell office:value-type="float" office:value="49196" calcext:value-type="float">
            <text:p>4919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BI" xlink:type="simple">HBI</text:a></text:p>
          </table:table-cell>
          <table:table-cell office:value-type="string" calcext:value-type="string">
            <text:p><text:a xlink:href="https://en.wikipedia.org/wiki/Hanesbrands_Inc" xlink:type="simple">Hanesbrands Inc</text:a></text:p>
          </table:table-cell>
          <table:table-cell office:value-type="string" calcext:value-type="string">
            <text:p><text:a xlink:href="http://www.sec.gov/cgi-bin/browse-edgar?CIK=HBI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Winston-Salem,_North_Carolina" xlink:type="simple">Winston-Salem, North Carolina</text:a></text:p>
          </table:table-cell>
          <table:table-cell office:value-type="string" calcext:value-type="string">
            <text:p>2015-03-20</text:p>
          </table:table-cell>
          <table:table-cell office:value-type="float" office:value="1359841" calcext:value-type="float">
            <text:p>13598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CA" xlink:type="simple">HCA</text:a></text:p>
          </table:table-cell>
          <table:table-cell office:value-type="string" calcext:value-type="string">
            <text:p><text:a xlink:href="https://en.wikipedia.org/wiki/HCA_Holdings" xlink:type="simple">HCA Holdings</text:a></text:p>
          </table:table-cell>
          <table:table-cell office:value-type="string" calcext:value-type="string">
            <text:p><text:a xlink:href="http://www.sec.gov/cgi-bin/browse-edgar?CIK=HCA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Nashville,_Tennessee" xlink:type="simple">Nashville, Tennessee</text:a></text:p>
          </table:table-cell>
          <table:table-cell office:value-type="string" calcext:value-type="string">
            <text:p>2015-01-27</text:p>
          </table:table-cell>
          <table:table-cell office:value-type="float" office:value="860730" calcext:value-type="float">
            <text:p>860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CN" xlink:type="simple">HCN</text:a></text:p>
          </table:table-cell>
          <table:table-cell office:value-type="string" calcext:value-type="string">
            <text:p><text:a xlink:href="https://en.wikipedia.org/wiki/Welltower_Inc." xlink:type="simple">Welltower Inc.</text:a></text:p>
          </table:table-cell>
          <table:table-cell office:value-type="string" calcext:value-type="string">
            <text:p><text:a xlink:href="http://www.sec.gov/cgi-bin/browse-edgar?CIK=HCN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Toledo,_Ohio" xlink:type="simple">Toledo, Ohio</text:a></text:p>
          </table:table-cell>
          <table:table-cell office:value-type="string" calcext:value-type="string">
            <text:p>2009-01-30</text:p>
          </table:table-cell>
          <table:table-cell office:value-type="float" office:value="766704" calcext:value-type="float">
            <text:p>7667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CP" xlink:type="simple">HCP</text:a></text:p>
          </table:table-cell>
          <table:table-cell office:value-type="string" calcext:value-type="string">
            <text:p><text:a xlink:href="https://en.wikipedia.org/wiki/HCP_Inc." xlink:type="simple">HCP Inc.</text:a></text:p>
          </table:table-cell>
          <table:table-cell office:value-type="string" calcext:value-type="string">
            <text:p><text:a xlink:href="http://www.sec.gov/cgi-bin/browse-edgar?CIK=HCP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Long_Beach,_California" xlink:type="simple">Long Beach, California</text:a></text:p>
          </table:table-cell>
          <table:table-cell office:value-type="string" calcext:value-type="string">
            <text:p>2008-03-31</text:p>
          </table:table-cell>
          <table:table-cell office:value-type="float" office:value="765880" calcext:value-type="float">
            <text:p>7658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D" xlink:type="simple">HD</text:a></text:p>
          </table:table-cell>
          <table:table-cell office:value-type="string" calcext:value-type="string">
            <text:p><text:a xlink:href="https://en.wikipedia.org/wiki/Home_Depot" xlink:type="simple">Home Depot</text:a></text:p>
          </table:table-cell>
          <table:table-cell office:value-type="string" calcext:value-type="string">
            <text:p><text:a xlink:href="http://www.sec.gov/cgi-bin/browse-edgar?CIK=HD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8-03-31</text:p>
          </table:table-cell>
          <table:table-cell office:value-type="float" office:value="354950" calcext:value-type="float">
            <text:p>3549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ES" xlink:type="simple">HES</text:a></text:p>
          </table:table-cell>
          <table:table-cell office:value-type="string" calcext:value-type="string">
            <text:p><text:a xlink:href="https://en.wikipedia.org/wiki/Hess_Corporation" xlink:type="simple">Hess Corporation</text:a></text:p>
          </table:table-cell>
          <table:table-cell office:value-type="string" calcext:value-type="string">
            <text:p><text:a xlink:href="http://www.sec.gov/cgi-bin/browse-edgar?CIK=HES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84-05-31</text:p>
          </table:table-cell>
          <table:table-cell office:value-type="float" office:value="4447" calcext:value-type="float">
            <text:p>444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IG" xlink:type="simple">HIG</text:a></text:p>
          </table:table-cell>
          <table:table-cell office:value-type="string" calcext:value-type="string">
            <text:p><text:a xlink:href="https://en.wikipedia.org/wiki/Hartford_Financial_Svc.Gp." xlink:type="simple">Hartford Financial Svc.Gp.</text:a></text:p>
          </table:table-cell>
          <table:table-cell office:value-type="string" calcext:value-type="string">
            <text:p><text:a xlink:href="http://www.sec.gov/cgi-bin/browse-edgar?CIK=HIG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  <table:table-cell table:style-name="ce5"/>
          <table:table-cell office:value-type="float" office:value="874766" calcext:value-type="float">
            <text:p>87476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LT" xlink:type="simple">HLT</text:a></text:p>
          </table:table-cell>
          <table:table-cell office:value-type="string" calcext:value-type="string">
            <text:p><text:a xlink:href="https://en.wikipedia.org/wiki/Hilton_Worldwide" xlink:type="simple">Hilton Worldwide</text:a> Holdings Inc</text:p>
          </table:table-cell>
          <table:table-cell office:value-type="string" calcext:value-type="string">
            <text:p><text:a xlink:href="http://www.sec.gov/cgi-bin/browse-edgar?CIK=HLT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2017-06-19</text:p>
          </table:table-cell>
          <table:table-cell office:value-type="float" office:value="1585689" calcext:value-type="float">
            <text:p>15856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OG" xlink:type="simple">HOG</text:a></text:p>
          </table:table-cell>
          <table:table-cell office:value-type="string" calcext:value-type="string">
            <text:p><text:a xlink:href="https://en.wikipedia.org/wiki/Harley-Davidson" xlink:type="simple">Harley-Davidson</text:a></text:p>
          </table:table-cell>
          <table:table-cell office:value-type="string" calcext:value-type="string">
            <text:p><text:a xlink:href="http://www.sec.gov/cgi-bin/browse-edgar?CIK=HOG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otorcycle Manufacturer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table:style-name="ce5"/>
          <table:table-cell office:value-type="float" office:value="793952" calcext:value-type="float">
            <text:p>7939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holx" xlink:type="simple">HOLX</text:a></text:p>
          </table:table-cell>
          <table:table-cell office:value-type="string" calcext:value-type="string">
            <text:p><text:a xlink:href="https://en.wikipedia.org/wiki/Hologic" xlink:type="simple">Hologic</text:a></text:p>
          </table:table-cell>
          <table:table-cell office:value-type="string" calcext:value-type="string">
            <text:p><text:a xlink:href="http://www.sec.gov/cgi-bin/browse-edgar?CIK=HOL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/text:p>
          </table:table-cell>
          <table:table-cell office:value-type="string" calcext:value-type="string">
            <text:p>2016-03-30</text:p>
          </table:table-cell>
          <table:table-cell office:value-type="float" office:value="859737" calcext:value-type="float">
            <text:p>85973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ON" xlink:type="simple">HON</text:a></text:p>
          </table:table-cell>
          <table:table-cell office:value-type="string" calcext:value-type="string">
            <text:p><text:a xlink:href="https://en.wikipedia.org/wiki/Honeywell_Int%27l_Inc." xlink:type="simple">Honeywell Int'l Inc.</text:a></text:p>
          </table:table-cell>
          <table:table-cell office:value-type="string" calcext:value-type="string">
            <text:p><text:a xlink:href="http://www.sec.gov/cgi-bin/browse-edgar?CIK=HON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Morristown,_New_Jersey" xlink:type="simple">Morristown, New Jersey</text:a></text:p>
          </table:table-cell>
          <table:table-cell office:value-type="string" calcext:value-type="string">
            <text:p>1964-03-31</text:p>
          </table:table-cell>
          <table:table-cell office:value-type="float" office:value="773840" calcext:value-type="float">
            <text:p>7738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P" xlink:type="simple">HP</text:a></text:p>
          </table:table-cell>
          <table:table-cell office:value-type="string" calcext:value-type="string">
            <text:p><text:a xlink:href="https://en.wikipedia.org/wiki/Helmerich_%26_Payne" xlink:type="simple">Helmerich &amp; Payne</text:a></text:p>
          </table:table-cell>
          <table:table-cell office:value-type="string" calcext:value-type="string">
            <text:p><text:a xlink:href="http://www.sec.gov/cgi-bin/browse-edgar?CIK=HP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Drilling</text:p>
          </table:table-cell>
          <table:table-cell office:value-type="string" calcext:value-type="string">
            <text:p><text:a xlink:href="https://en.wikipedia.org/wiki/Tulsa,_Oklahoma" xlink:type="simple">Tulsa, Oklahoma</text:a><text:a xlink:href="https://en.wikipedia.org/wiki/List_of_S%26P_500_companies#cite_note-5" xlink:type="simple">[5]</text:a></text:p>
          </table:table-cell>
          <table:table-cell office:value-type="string" calcext:value-type="string">
            <text:p>2010-03-01</text:p>
          </table:table-cell>
          <table:table-cell office:value-type="float" office:value="46765" calcext:value-type="float">
            <text:p>4676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HPE" xlink:type="simple">HPE</text:a></text:p>
          </table:table-cell>
          <table:table-cell office:value-type="string" calcext:value-type="string">
            <text:p><text:a xlink:href="https://en.wikipedia.org/wiki/Hewlett_Packard_Enterprise" xlink:type="simple">Hewlett Packard Enterprise</text:a></text:p>
          </table:table-cell>
          <table:table-cell office:value-type="string" calcext:value-type="string">
            <text:p><text:a xlink:href="http://www.sec.gov/cgi-bin/browse-edgar?CIK=HPE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  <table:table-cell office:value-type="string" calcext:value-type="string">
            <text:p>2015-11-02</text:p>
          </table:table-cell>
          <table:table-cell office:value-type="float" office:value="1645590" calcext:value-type="float">
            <text:p>16455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HPQ" xlink:type="simple">HPQ</text:a></text:p>
          </table:table-cell>
          <table:table-cell office:value-type="string" calcext:value-type="string">
            <text:p><text:a xlink:href="https://en.wikipedia.org/wiki/HP_Inc." xlink:type="simple">HP Inc.</text:a></text:p>
          </table:table-cell>
          <table:table-cell office:value-type="string" calcext:value-type="string">
            <text:p><text:a xlink:href="http://www.sec.gov/cgi-bin/browse-edgar?CIK=HPQ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  <table:table-cell office:value-type="string" calcext:value-type="string">
            <text:p>1974-12-31</text:p>
          </table:table-cell>
          <table:table-cell office:value-type="float" office:value="47217" calcext:value-type="float">
            <text:p>47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RB" xlink:type="simple">HRB</text:a></text:p>
          </table:table-cell>
          <table:table-cell office:value-type="string" calcext:value-type="string">
            <text:p><text:a xlink:href="https://en.wikipedia.org/wiki/Block_H%26R" xlink:type="simple">Block H&amp;R</text:a></text:p>
          </table:table-cell>
          <table:table-cell office:value-type="string" calcext:value-type="string">
            <text:p><text:a xlink:href="http://www.sec.gov/cgi-bin/browse-edgar?CIK=HRB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Kansas_City,_Missouri" xlink:type="simple">Kansas City, Missouri</text:a></text:p>
          </table:table-cell>
          <table:table-cell office:value-type="string" calcext:value-type="string">
            <text:p>1986-11-30</text:p>
          </table:table-cell>
          <table:table-cell office:value-type="float" office:value="12659" calcext:value-type="float">
            <text:p>1265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RL" xlink:type="simple">HRL</text:a></text:p>
          </table:table-cell>
          <table:table-cell office:value-type="string" calcext:value-type="string">
            <text:p><text:a xlink:href="https://en.wikipedia.org/wiki/Hormel_Foods_Corp." xlink:type="simple">Hormel Foods Corp.</text:a></text:p>
          </table:table-cell>
          <table:table-cell office:value-type="string" calcext:value-type="string">
            <text:p><text:a xlink:href="http://www.sec.gov/cgi-bin/browse-edgar?CIK=HRL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Austin,_Minnesota" xlink:type="simple">Austin, Minnesota</text:a></text:p>
          </table:table-cell>
          <table:table-cell office:value-type="string" calcext:value-type="string">
            <text:p>2009-03-04</text:p>
          </table:table-cell>
          <table:table-cell office:value-type="float" office:value="48465" calcext:value-type="float">
            <text:p>484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RS" xlink:type="simple">HRS</text:a></text:p>
          </table:table-cell>
          <table:table-cell office:value-type="string" calcext:value-type="string">
            <text:p><text:a xlink:href="https://en.wikipedia.org/wiki/Harris_Corporation" xlink:type="simple">Harris Corporation</text:a></text:p>
          </table:table-cell>
          <table:table-cell office:value-type="string" calcext:value-type="string">
            <text:p><text:a xlink:href="http://www.sec.gov/cgi-bin/browse-edgar?CIK=HR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Melbourne,_Florida" xlink:type="simple">Melbourne, Florida</text:a></text:p>
          </table:table-cell>
          <table:table-cell office:value-type="string" calcext:value-type="string">
            <text:p>2008-09-22</text:p>
          </table:table-cell>
          <table:table-cell office:value-type="float" office:value="202058" calcext:value-type="float">
            <text:p>2020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hsic" xlink:type="simple">HSIC</text:a></text:p>
          </table:table-cell>
          <table:table-cell office:value-type="string" calcext:value-type="string">
            <text:p><text:a xlink:href="https://en.wikipedia.org/wiki/Henry_Schein" xlink:type="simple">Henry Schein</text:a></text:p>
          </table:table-cell>
          <table:table-cell office:value-type="string" calcext:value-type="string">
            <text:p><text:a xlink:href="http://www.sec.gov/cgi-bin/browse-edgar?CIK=HSIC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elville,_New_York" xlink:type="simple">Melville, New York</text:a></text:p>
          </table:table-cell>
          <table:table-cell office:value-type="string" calcext:value-type="string">
            <text:p>2015-03-17</text:p>
          </table:table-cell>
          <table:table-cell office:value-type="float" office:value="1000228" calcext:value-type="float">
            <text:p>10002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ST" xlink:type="simple">HST</text:a></text:p>
          </table:table-cell>
          <table:table-cell office:value-type="string" calcext:value-type="string">
            <text:p><text:a xlink:href="https://en.wikipedia.org/wiki/Host_Hotels_%26_Resorts" xlink:type="simple">Host Hotels &amp; Resorts</text:a></text:p>
          </table:table-cell>
          <table:table-cell office:value-type="string" calcext:value-type="string">
            <text:p><text:a xlink:href="http://www.sec.gov/cgi-bin/browse-edgar?CIK=HST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otel &amp; Resort REIT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2007-03-20</text:p>
          </table:table-cell>
          <table:table-cell office:value-type="float" office:value="1070750" calcext:value-type="float">
            <text:p>10707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HSY" xlink:type="simple">HSY</text:a></text:p>
          </table:table-cell>
          <table:table-cell office:value-type="string" calcext:value-type="string">
            <text:p><text:a xlink:href="https://en.wikipedia.org/wiki/The_Hershey_Company" xlink:type="simple">The Hershey Company</text:a></text:p>
          </table:table-cell>
          <table:table-cell office:value-type="string" calcext:value-type="string">
            <text:p><text:a xlink:href="http://www.sec.gov/cgi-bin/browse-edgar?CIK=HSY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Hershey,_Pennsylvania" xlink:type="simple">Hershey, Pennsylvania</text:a></text:p>
          </table:table-cell>
          <table:table-cell table:style-name="ce5"/>
          <table:table-cell office:value-type="float" office:value="47111" calcext:value-type="float">
            <text:p>47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HUM" xlink:type="simple">HUM</text:a></text:p>
          </table:table-cell>
          <table:table-cell office:value-type="string" calcext:value-type="string">
            <text:p><text:a xlink:href="https://en.wikipedia.org/wiki/Humana_Inc." xlink:type="simple">Humana Inc.</text:a></text:p>
          </table:table-cell>
          <table:table-cell office:value-type="string" calcext:value-type="string">
            <text:p><text:a xlink:href="http://www.sec.gov/cgi-bin/browse-edgar?CIK=HUM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table:style-name="ce5"/>
          <table:table-cell office:value-type="float" office:value="49071" calcext:value-type="float">
            <text:p>490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IBM" xlink:type="simple">IBM</text:a></text:p>
          </table:table-cell>
          <table:table-cell office:value-type="string" calcext:value-type="string">
            <text:p><text:a xlink:href="https://en.wikipedia.org/wiki/IBM" xlink:type="simple">International Business Machines</text:a></text:p>
          </table:table-cell>
          <table:table-cell office:value-type="string" calcext:value-type="string">
            <text:p><text:a xlink:href="http://www.sec.gov/cgi-bin/browse-edgar?CIK=IBM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Armonk,_New_York" xlink:type="simple">Armonk, New York</text:a></text:p>
          </table:table-cell>
          <table:table-cell table:style-name="ce5"/>
          <table:table-cell office:value-type="float" office:value="51143" calcext:value-type="float">
            <text:p>5114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ICE" xlink:type="simple">ICE</text:a></text:p>
          </table:table-cell>
          <table:table-cell office:value-type="string" calcext:value-type="string">
            <text:p><text:a xlink:href="https://en.wikipedia.org/wiki/Intercontinental_Exchange" xlink:type="simple">Intercontinental Exchange</text:a></text:p>
          </table:table-cell>
          <table:table-cell office:value-type="string" calcext:value-type="string">
            <text:p><text:a xlink:href="http://www.sec.gov/cgi-bin/browse-edgar?CIK=ICE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07-09-26</text:p>
          </table:table-cell>
          <table:table-cell office:value-type="float" office:value="1571949" calcext:value-type="float">
            <text:p>15719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idxx" xlink:type="simple">IDXX</text:a></text:p>
          </table:table-cell>
          <table:table-cell office:value-type="string" calcext:value-type="string">
            <text:p><text:a xlink:href="https://en.wikipedia.org/wiki/Idexx_Laboratories" xlink:type="simple">IDEXX Laboratories</text:a></text:p>
          </table:table-cell>
          <table:table-cell office:value-type="string" calcext:value-type="string">
            <text:p><text:a xlink:href="http://www.sec.gov/cgi-bin/browse-edgar?CIK=IDX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estbrook,_Maine" xlink:type="simple">Westbrook, Maine</text:a></text:p>
          </table:table-cell>
          <table:table-cell office:value-type="string" calcext:value-type="string">
            <text:p>2017-01-05</text:p>
          </table:table-cell>
          <table:table-cell office:value-type="float" office:value="874716" calcext:value-type="float">
            <text:p>8747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IFF" xlink:type="simple">IFF</text:a></text:p>
          </table:table-cell>
          <table:table-cell office:value-type="string" calcext:value-type="string">
            <text:p><text:a xlink:href="https://en.wikipedia.org/wiki/Intl_Flavors_%26_Fragrances" xlink:type="simple">Intl Flavors &amp; Fragrances</text:a></text:p>
          </table:table-cell>
          <table:table-cell office:value-type="string" calcext:value-type="string">
            <text:p><text:a xlink:href="http://www.sec.gov/cgi-bin/browse-edgar?CIK=IFF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76-03-31</text:p>
          </table:table-cell>
          <table:table-cell office:value-type="float" office:value="51253" calcext:value-type="float">
            <text:p>5125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ilmn" xlink:type="simple">ILMN</text:a></text:p>
          </table:table-cell>
          <table:table-cell office:value-type="string" calcext:value-type="string">
            <text:p><text:a xlink:href="https://en.wikipedia.org/wiki/Illumina_(company)" xlink:type="simple">Illumina Inc</text:a></text:p>
          </table:table-cell>
          <table:table-cell office:value-type="string" calcext:value-type="string">
            <text:p><text:a xlink:href="http://www.sec.gov/cgi-bin/browse-edgar?CIK=ILMN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5-11-19</text:p>
          </table:table-cell>
          <table:table-cell office:value-type="float" office:value="1110803" calcext:value-type="float">
            <text:p>1110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incy" xlink:type="simple">INCY</text:a></text:p>
          </table:table-cell>
          <table:table-cell office:value-type="string" calcext:value-type="string">
            <text:p><text:a xlink:href="https://en.wikipedia.org/wiki/Incyte" xlink:type="simple">Incyte</text:a></text:p>
          </table:table-cell>
          <table:table-cell office:value-type="string" calcext:value-type="string">
            <text:p><text:a xlink:href="http://www.sec.gov/cgi-bin/browse-edgar?CIK=INCY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  <table:table-cell office:value-type="string" calcext:value-type="string">
            <text:p>2017-02-28</text:p>
          </table:table-cell>
          <table:table-cell office:value-type="float" office:value="879169" calcext:value-type="float">
            <text:p>8791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info" xlink:type="simple">INFO</text:a></text:p>
          </table:table-cell>
          <table:table-cell office:value-type="string" calcext:value-type="string">
            <text:p><text:a xlink:href="https://en.wikipedia.org/wiki/IHS_Markit" xlink:type="simple">IHS Markit Ltd.</text:a></text:p>
          </table:table-cell>
          <table:table-cell office:value-type="string" calcext:value-type="string">
            <text:p><text:a xlink:href="http://www.sec.gov/cgi-bin/browse-edgar?CIK=INFO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London" xlink:type="simple">London</text:a>, <text:a xlink:href="https://en.wikipedia.org/wiki/United_Kingdom" xlink:type="simple">United Kingdom</text:a></text:p>
          </table:table-cell>
          <table:table-cell office:value-type="string" calcext:value-type="string">
            <text:p>2017-06-02</text:p>
          </table:table-cell>
          <table:table-cell office:value-type="float" office:value="1598014" calcext:value-type="float">
            <text:p>1598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intc" xlink:type="simple">INTC</text:a></text:p>
          </table:table-cell>
          <table:table-cell office:value-type="string" calcext:value-type="string">
            <text:p><text:a xlink:href="https://en.wikipedia.org/wiki/Intel_Corp." xlink:type="simple">Intel Corp.</text:a></text:p>
          </table:table-cell>
          <table:table-cell office:value-type="string" calcext:value-type="string">
            <text:p><text:a xlink:href="http://www.sec.gov/cgi-bin/browse-edgar?CIK=INTC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1976-12-31</text:p>
          </table:table-cell>
          <table:table-cell office:value-type="float" office:value="50863" calcext:value-type="float">
            <text:p>5086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intu" xlink:type="simple">INTU</text:a></text:p>
          </table:table-cell>
          <table:table-cell office:value-type="string" calcext:value-type="string">
            <text:p><text:a xlink:href="https://en.wikipedia.org/wiki/Intuit" xlink:type="simple">Intuit</text:a> Inc.</text:p>
          </table:table-cell>
          <table:table-cell office:value-type="string" calcext:value-type="string">
            <text:p><text:a xlink:href="http://www.sec.gov/cgi-bin/browse-edgar?CIK=INTU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00-12-05</text:p>
          </table:table-cell>
          <table:table-cell office:value-type="float" office:value="896878" calcext:value-type="float">
            <text:p>8968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IP" xlink:type="simple">IP</text:a></text:p>
          </table:table-cell>
          <table:table-cell office:value-type="string" calcext:value-type="string">
            <text:p><text:a xlink:href="https://en.wikipedia.org/wiki/International_Paper" xlink:type="simple">International Paper</text:a></text:p>
          </table:table-cell>
          <table:table-cell office:value-type="string" calcext:value-type="string">
            <text:p><text:a xlink:href="http://www.sec.gov/cgi-bin/browse-edgar?CIK=IP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table:style-name="ce5"/>
          <table:table-cell office:value-type="float" office:value="51434" calcext:value-type="float">
            <text:p>51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IPG" xlink:type="simple">IPG</text:a></text:p>
          </table:table-cell>
          <table:table-cell office:value-type="string" calcext:value-type="string">
            <text:p><text:a xlink:href="https://en.wikipedia.org/wiki/Interpublic_Group" xlink:type="simple">Interpublic Group</text:a></text:p>
          </table:table-cell>
          <table:table-cell office:value-type="string" calcext:value-type="string">
            <text:p><text:a xlink:href="http://www.sec.gov/cgi-bin/browse-edgar?CIK=IPG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92-10-01</text:p>
          </table:table-cell>
          <table:table-cell office:value-type="float" office:value="51644" calcext:value-type="float">
            <text:p>516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IR" xlink:type="simple">IR</text:a></text:p>
          </table:table-cell>
          <table:table-cell office:value-type="string" calcext:value-type="string">
            <text:p><text:a xlink:href="https://en.wikipedia.org/wiki/Ingersoll-Rand_PLC" xlink:type="simple">Ingersoll-Rand PLC</text:a></text:p>
          </table:table-cell>
          <table:table-cell office:value-type="string" calcext:value-type="string">
            <text:p><text:a xlink:href="http://www.sec.gov/cgi-bin/browse-edgar?CIK=IR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0-11-17</text:p>
          </table:table-cell>
          <table:table-cell office:value-type="float" office:value="1466258" calcext:value-type="float">
            <text:p>1466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IRM" xlink:type="simple">IRM</text:a></text:p>
          </table:table-cell>
          <table:table-cell office:value-type="string" calcext:value-type="string">
            <text:p><text:a xlink:href="https://en.wikipedia.org/wiki/Iron_Mountain_Incorporated" xlink:type="simple">Iron Mountain Incorporated</text:a></text:p>
          </table:table-cell>
          <table:table-cell office:value-type="string" calcext:value-type="string">
            <text:p><text:a xlink:href="http://www.sec.gov/cgi-bin/browse-edgar?CIK=IRM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9-01-06</text:p>
          </table:table-cell>
          <table:table-cell office:value-type="float" office:value="1020569" calcext:value-type="float">
            <text:p>10205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isrg" xlink:type="simple">ISRG</text:a></text:p>
          </table:table-cell>
          <table:table-cell office:value-type="string" calcext:value-type="string">
            <text:p><text:a xlink:href="https://en.wikipedia.org/wiki/Intuitive_Surgical_Inc." xlink:type="simple">Intuitive Surgical Inc.</text:a></text:p>
          </table:table-cell>
          <table:table-cell office:value-type="string" calcext:value-type="string">
            <text:p><text:a xlink:href="http://www.sec.gov/cgi-bin/browse-edgar?CIK=ISRG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08-06-02</text:p>
          </table:table-cell>
          <table:table-cell office:value-type="float" office:value="1035267" calcext:value-type="float">
            <text:p>10352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IT" xlink:type="simple">IT</text:a></text:p>
          </table:table-cell>
          <table:table-cell office:value-type="string" calcext:value-type="string">
            <text:p><text:a xlink:href="https://en.wikipedia.org/wiki/Gartner" xlink:type="simple">Gartner Inc</text:a></text:p>
          </table:table-cell>
          <table:table-cell office:value-type="string" calcext:value-type="string">
            <text:p><text:a xlink:href="http://www.sec.gov/cgi-bin/browse-edgar?CIK=IT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7-04-05</text:p>
          </table:table-cell>
          <table:table-cell office:value-type="float" office:value="749251" calcext:value-type="float">
            <text:p>7492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ITW" xlink:type="simple">ITW</text:a></text:p>
          </table:table-cell>
          <table:table-cell office:value-type="string" calcext:value-type="string">
            <text:p><text:a xlink:href="https://en.wikipedia.org/wiki/Illinois_Tool_Works" xlink:type="simple">Illinois Tool Works</text:a></text:p>
          </table:table-cell>
          <table:table-cell office:value-type="string" calcext:value-type="string">
            <text:p><text:a xlink:href="http://www.sec.gov/cgi-bin/browse-edgar?CIK=ITW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Glenview,_Cook_County,_Illinois" xlink:type="simple">Glenview, Illinois</text:a></text:p>
          </table:table-cell>
          <table:table-cell office:value-type="string" calcext:value-type="string">
            <text:p>1986-02-28</text:p>
          </table:table-cell>
          <table:table-cell office:value-type="float" office:value="49826" calcext:value-type="float">
            <text:p>498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IVZ" xlink:type="simple">IVZ</text:a></text:p>
          </table:table-cell>
          <table:table-cell office:value-type="string" calcext:value-type="string">
            <text:p><text:a xlink:href="https://en.wikipedia.org/wiki/Invesco_Ltd." xlink:type="simple">Invesco Ltd.</text:a></text:p>
          </table:table-cell>
          <table:table-cell office:value-type="string" calcext:value-type="string">
            <text:p><text:a xlink:href="http://www.sec.gov/cgi-bin/browse-edgar?CIK=IVZ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08-08-21</text:p>
          </table:table-cell>
          <table:table-cell office:value-type="float" office:value="914208" calcext:value-type="float">
            <text:p>9142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://www.nasdaq.com/symbol/jbht" xlink:type="simple">JBHT</text:a></text:p>
          </table:table-cell>
          <table:table-cell office:value-type="string" calcext:value-type="string">
            <text:p><text:a xlink:href="https://en.wikipedia.org/wiki/J._B._Hunt_Transport_Services" xlink:type="simple">J. B. Hunt Transport Services</text:a></text:p>
          </table:table-cell>
          <table:table-cell office:value-type="string" calcext:value-type="string">
            <text:p><text:a xlink:href="http://www.sec.gov/cgi-bin/browse-edgar?CIK=JBHT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string" calcext:value-type="string">
            <text:p><text:a xlink:href="https://en.wikipedia.org/wiki/Lowell,_Arkansas" xlink:type="simple">Lowell, Arkansas</text:a></text:p>
          </table:table-cell>
          <table:table-cell office:value-type="string" calcext:value-type="string">
            <text:p>2015-07-01</text:p>
          </table:table-cell>
          <table:table-cell office:value-type="float" office:value="728535" calcext:value-type="float">
            <text:p>728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JCI" xlink:type="simple">JCI</text:a></text:p>
          </table:table-cell>
          <table:table-cell office:value-type="string" calcext:value-type="string">
            <text:p><text:a xlink:href="https://en.wikipedia.org/wiki/Johnson_Controls" xlink:type="simple">Johnson Controls International</text:a></text:p>
          </table:table-cell>
          <table:table-cell office:value-type="string" calcext:value-type="string">
            <text:p><text:a xlink:href="http://www.sec.gov/cgi-bin/browse-edgar?CIK=JCI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Cork_(city)" xlink:type="simple">Cork, Ireland</text:a></text:p>
          </table:table-cell>
          <table:table-cell office:value-type="string" calcext:value-type="string">
            <text:p>2010-08-27</text:p>
          </table:table-cell>
          <table:table-cell office:value-type="float" office:value="833444" calcext:value-type="float">
            <text:p>8334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JEC" xlink:type="simple">JEC</text:a></text:p>
          </table:table-cell>
          <table:table-cell office:value-type="string" calcext:value-type="string">
            <text:p><text:a xlink:href="https://en.wikipedia.org/wiki/Jacobs_Engineering_Group" xlink:type="simple">Jacobs Engineering Group</text:a></text:p>
          </table:table-cell>
          <table:table-cell office:value-type="string" calcext:value-type="string">
            <text:p><text:a xlink:href="http://www.sec.gov/cgi-bin/browse-edgar?CIK=JEC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Pasadena,_California" xlink:type="simple">Pasadena, California</text:a></text:p>
          </table:table-cell>
          <table:table-cell office:value-type="string" calcext:value-type="string">
            <text:p>2007-10-26</text:p>
          </table:table-cell>
          <table:table-cell office:value-type="float" office:value="52988" calcext:value-type="float">
            <text:p>529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JNJ" xlink:type="simple">JNJ</text:a></text:p>
          </table:table-cell>
          <table:table-cell office:value-type="string" calcext:value-type="string">
            <text:p><text:a xlink:href="https://en.wikipedia.org/wiki/Johnson_%26_Johnson" xlink:type="simple">Johnson &amp; Johnson</text:a></text:p>
          </table:table-cell>
          <table:table-cell office:value-type="string" calcext:value-type="string">
            <text:p><text:a xlink:href="http://www.sec.gov/cgi-bin/browse-edgar?CIK=JNJ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New_Brunswick,_New_Jersey" xlink:type="simple">New Brunswick, New Jersey</text:a></text:p>
          </table:table-cell>
          <table:table-cell office:value-type="string" calcext:value-type="string">
            <text:p>1973-06-30</text:p>
          </table:table-cell>
          <table:table-cell office:value-type="float" office:value="200406" calcext:value-type="float">
            <text:p>200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JNPR" xlink:type="simple">JNPR</text:a></text:p>
          </table:table-cell>
          <table:table-cell office:value-type="string" calcext:value-type="string">
            <text:p><text:a xlink:href="https://en.wikipedia.org/wiki/Juniper_Networks" xlink:type="simple">Juniper Networks</text:a></text:p>
          </table:table-cell>
          <table:table-cell office:value-type="string" calcext:value-type="string">
            <text:p><text:a xlink:href="http://www.sec.gov/cgi-bin/browse-edgar?CIK=JNPR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table:style-name="ce5"/>
          <table:table-cell office:value-type="float" office:value="1043604" calcext:value-type="float">
            <text:p>10436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JPM" xlink:type="simple">JPM</text:a></text:p>
          </table:table-cell>
          <table:table-cell office:value-type="string" calcext:value-type="string">
            <text:p><text:a xlink:href="https://en.wikipedia.org/wiki/JPMorgan_Chase_%26_Co." xlink:type="simple">JPMorgan Chase &amp; Co.</text:a></text:p>
          </table:table-cell>
          <table:table-cell office:value-type="string" calcext:value-type="string">
            <text:p><text:a xlink:href="http://www.sec.gov/cgi-bin/browse-edgar?CIK=JPM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75-06-30</text:p>
          </table:table-cell>
          <table:table-cell office:value-type="float" office:value="19617" calcext:value-type="float">
            <text:p>19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JWN" xlink:type="simple">JWN</text:a></text:p>
          </table:table-cell>
          <table:table-cell office:value-type="string" calcext:value-type="string">
            <text:p><text:a xlink:href="https://en.wikipedia.org/wiki/Nordstrom" xlink:type="simple">Nordstrom</text:a></text:p>
          </table:table-cell>
          <table:table-cell office:value-type="string" calcext:value-type="string">
            <text:p><text:a xlink:href="http://www.sec.gov/cgi-bin/browse-edgar?CIK=JWN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epartment Store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1986-08-31</text:p>
          </table:table-cell>
          <table:table-cell office:value-type="float" office:value="72333" calcext:value-type="float">
            <text:p>7233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K" xlink:type="simple">K</text:a></text:p>
          </table:table-cell>
          <table:table-cell office:value-type="string" calcext:value-type="string">
            <text:p><text:a xlink:href="https://en.wikipedia.org/wiki/Kellogg_Co." xlink:type="simple">Kellogg Co.</text:a></text:p>
          </table:table-cell>
          <table:table-cell office:value-type="string" calcext:value-type="string">
            <text:p><text:a xlink:href="http://www.sec.gov/cgi-bin/browse-edgar?CIK=K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Battle_Creek,_Michigan" xlink:type="simple">Battle Creek, Michigan</text:a></text:p>
          </table:table-cell>
          <table:table-cell table:style-name="ce5"/>
          <table:table-cell office:value-type="float" office:value="55067" calcext:value-type="float">
            <text:p>550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KEY" xlink:type="simple">KEY</text:a></text:p>
          </table:table-cell>
          <table:table-cell office:value-type="string" calcext:value-type="string">
            <text:p><text:a xlink:href="https://en.wikipedia.org/wiki/KeyCorp" xlink:type="simple">KeyCorp</text:a></text:p>
          </table:table-cell>
          <table:table-cell office:value-type="string" calcext:value-type="string">
            <text:p><text:a xlink:href="http://www.sec.gov/cgi-bin/browse-edgar?CIK=KEY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94-03-01</text:p>
          </table:table-cell>
          <table:table-cell office:value-type="float" office:value="91576" calcext:value-type="float">
            <text:p>9157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khc" xlink:type="simple">KHC</text:a></text:p>
          </table:table-cell>
          <table:table-cell office:value-type="string" calcext:value-type="string">
            <text:p><text:a xlink:href="https://en.wikipedia.org/wiki/Kraft_Heinz" xlink:type="simple">Kraft Heinz</text:a> Co</text:p>
          </table:table-cell>
          <table:table-cell office:value-type="string" calcext:value-type="string">
            <text:p><text:a xlink:href="http://www.sec.gov/cgi-bin/browse-edgar?CIK=KHC&amp;owner=exclude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15-07-06</text:p>
          </table:table-cell>
          <table:table-cell office:value-type="float" office:value="1637459" calcext:value-type="float">
            <text:p>16374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KIM" xlink:type="simple">KIM</text:a></text:p>
          </table:table-cell>
          <table:table-cell office:value-type="string" calcext:value-type="string">
            <text:p><text:a xlink:href="https://en.wikipedia.org/wiki/Kimco_Realty" xlink:type="simple">Kimco Realty</text:a></text:p>
          </table:table-cell>
          <table:table-cell office:value-type="string" calcext:value-type="string">
            <text:p><text:a xlink:href="http://www.sec.gov/cgi-bin/browse-edgar?CIK=KIM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New_Hyde_Park,_New_York" xlink:type="simple">New Hyde Park, New York</text:a></text:p>
          </table:table-cell>
          <table:table-cell office:value-type="string" calcext:value-type="string">
            <text:p>2006-04-04</text:p>
          </table:table-cell>
          <table:table-cell office:value-type="float" office:value="879101" calcext:value-type="float">
            <text:p>879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klac" xlink:type="simple">KLAC</text:a></text:p>
          </table:table-cell>
          <table:table-cell office:value-type="string" calcext:value-type="string">
            <text:p><text:a xlink:href="https://en.wikipedia.org/wiki/KLA-Tencor_Corp." xlink:type="simple">KLA-Tencor Corp.</text:a></text:p>
          </table:table-cell>
          <table:table-cell office:value-type="string" calcext:value-type="string">
            <text:p><text:a xlink:href="http://www.sec.gov/cgi-bin/browse-edgar?CIK=KLAC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Milpitas,_California" xlink:type="simple">Milpitas, California</text:a></text:p>
          </table:table-cell>
          <table:table-cell table:style-name="ce5"/>
          <table:table-cell office:value-type="float" office:value="319201" calcext:value-type="float">
            <text:p>3192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KMB" xlink:type="simple">KMB</text:a></text:p>
          </table:table-cell>
          <table:table-cell office:value-type="string" calcext:value-type="string">
            <text:p><text:a xlink:href="https://en.wikipedia.org/wiki/Kimberly-Clark" xlink:type="simple">Kimberly-Clark</text:a></text:p>
          </table:table-cell>
          <table:table-cell office:value-type="string" calcext:value-type="string">
            <text:p><text:a xlink:href="http://www.sec.gov/cgi-bin/browse-edgar?CIK=KMB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table:style-name="ce5"/>
          <table:table-cell office:value-type="float" office:value="55785" calcext:value-type="float">
            <text:p>5578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KMI" xlink:type="simple">KMI</text:a></text:p>
          </table:table-cell>
          <table:table-cell office:value-type="string" calcext:value-type="string">
            <text:p><text:a xlink:href="https://en.wikipedia.org/wiki/Kinder_Morgan" xlink:type="simple">Kinder Morgan</text:a></text:p>
          </table:table-cell>
          <table:table-cell office:value-type="string" calcext:value-type="string">
            <text:p><text:a xlink:href="http://www.sec.gov/cgi-bin/browse-edgar?CIK=KMI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5-25</text:p>
          </table:table-cell>
          <table:table-cell office:value-type="float" office:value="1506307" calcext:value-type="float">
            <text:p>15063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KMX" xlink:type="simple">KMX</text:a></text:p>
          </table:table-cell>
          <table:table-cell office:value-type="string" calcext:value-type="string">
            <text:p><text:a xlink:href="https://en.wikipedia.org/wiki/Carmax_Inc" xlink:type="simple">Carmax Inc</text:a></text:p>
          </table:table-cell>
          <table:table-cell office:value-type="string" calcext:value-type="string">
            <text:p><text:a xlink:href="http://www.sec.gov/cgi-bin/browse-edgar?CIK=KMX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office:value-type="string" calcext:value-type="string">
            <text:p>2010-06-28</text:p>
          </table:table-cell>
          <table:table-cell office:value-type="float" office:value="1170010" calcext:value-type="float">
            <text:p>1170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KO" xlink:type="simple">KO</text:a></text:p>
          </table:table-cell>
          <table:table-cell office:value-type="string" calcext:value-type="string">
            <text:p><text:a xlink:href="https://en.wikipedia.org/wiki/Coca-Cola_Company" xlink:type="simple">Coca-Cola Company</text:a> (The)</text:p>
          </table:table-cell>
          <table:table-cell office:value-type="string" calcext:value-type="string">
            <text:p><text:a xlink:href="http://www.sec.gov/cgi-bin/browse-edgar?CIK=KO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table:style-name="ce5"/>
          <table:table-cell office:value-type="float" office:value="21344" calcext:value-type="float">
            <text:p>213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KORS" xlink:type="simple">KORS</text:a></text:p>
          </table:table-cell>
          <table:table-cell office:value-type="string" calcext:value-type="string">
            <text:p><text:a xlink:href="https://en.wikipedia.org/wiki/Michael_Kors_(brand)" xlink:type="simple">Michael Kors Holdings</text:a></text:p>
          </table:table-cell>
          <table:table-cell office:value-type="string" calcext:value-type="string">
            <text:p><text:a xlink:href="http://www.sec.gov/cgi-bin/browse-edgar?CIK=KORS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3-11-13</text:p>
          </table:table-cell>
          <table:table-cell office:value-type="float" office:value="1530721" calcext:value-type="float">
            <text:p>15307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KR" xlink:type="simple">KR</text:a></text:p>
          </table:table-cell>
          <table:table-cell office:value-type="string" calcext:value-type="string">
            <text:p><text:a xlink:href="https://en.wikipedia.org/wiki/Kroger_Co." xlink:type="simple">Kroger Co.</text:a></text:p>
          </table:table-cell>
          <table:table-cell office:value-type="string" calcext:value-type="string">
            <text:p><text:a xlink:href="http://www.sec.gov/cgi-bin/browse-edgar?CIK=KR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Retail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table:style-name="ce5"/>
          <table:table-cell office:value-type="float" office:value="56873" calcext:value-type="float">
            <text:p>568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KSS" xlink:type="simple">KSS</text:a></text:p>
          </table:table-cell>
          <table:table-cell office:value-type="string" calcext:value-type="string">
            <text:p><text:a xlink:href="https://en.wikipedia.org/wiki/Kohl%27s" xlink:type="simple">Kohl's</text:a> Corp.</text:p>
          </table:table-cell>
          <table:table-cell office:value-type="string" calcext:value-type="string">
            <text:p><text:a xlink:href="http://www.sec.gov/cgi-bin/browse-edgar?CIK=KSS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Menomonee_Falls,_Wisconsin" xlink:type="simple">Menomonee Falls, Wisconsin</text:a></text:p>
          </table:table-cell>
          <table:table-cell table:style-name="ce5"/>
          <table:table-cell office:value-type="float" office:value="885639" calcext:value-type="float">
            <text:p>88563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KSU" xlink:type="simple">KSU</text:a></text:p>
          </table:table-cell>
          <table:table-cell office:value-type="string" calcext:value-type="string">
            <text:p><text:a xlink:href="https://en.wikipedia.org/wiki/Kansas_City_Southern_(company)" xlink:type="simple">Kansas City Southern</text:a></text:p>
          </table:table-cell>
          <table:table-cell office:value-type="string" calcext:value-type="string">
            <text:p><text:a xlink:href="http://www.sec.gov/cgi-bin/browse-edgar?CIK=KSU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Kansas_City,_Missouri" xlink:type="simple">Kansas City, Missouri</text:a></text:p>
          </table:table-cell>
          <table:table-cell office:value-type="string" calcext:value-type="string">
            <text:p>2013-05-24</text:p>
          </table:table-cell>
          <table:table-cell office:value-type="float" office:value="54480" calcext:value-type="float">
            <text:p>54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" xlink:type="simple">L</text:a></text:p>
          </table:table-cell>
          <table:table-cell office:value-type="string" calcext:value-type="string">
            <text:p><text:a xlink:href="https://en.wikipedia.org/wiki/Loews_Corp." xlink:type="simple">Loews Corp.</text:a></text:p>
          </table:table-cell>
          <table:table-cell office:value-type="string" calcext:value-type="string">
            <text:p><text:a xlink:href="http://www.sec.gov/cgi-bin/browse-edgar?CIK=L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60086" calcext:value-type="float">
            <text:p>60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B" xlink:type="simple">LB</text:a></text:p>
          </table:table-cell>
          <table:table-cell office:value-type="string" calcext:value-type="string">
            <text:p><text:a xlink:href="https://en.wikipedia.org/wiki/L_Brands_Inc." xlink:type="simple">L Brands Inc.</text:a></text:p>
          </table:table-cell>
          <table:table-cell office:value-type="string" calcext:value-type="string">
            <text:p><text:a xlink:href="http://www.sec.gov/cgi-bin/browse-edgar?CIK=LB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1983-09-30</text:p>
          </table:table-cell>
          <table:table-cell office:value-type="float" office:value="701985" calcext:value-type="float">
            <text:p>7019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EG" xlink:type="simple">LEG</text:a></text:p>
          </table:table-cell>
          <table:table-cell office:value-type="string" calcext:value-type="string">
            <text:p><text:a xlink:href="https://en.wikipedia.org/wiki/Leggett_%26_Platt" xlink:type="simple">Leggett &amp; Platt</text:a></text:p>
          </table:table-cell>
          <table:table-cell office:value-type="string" calcext:value-type="string">
            <text:p><text:a xlink:href="http://www.sec.gov/cgi-bin/browse-edgar?CIK=LEG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string" calcext:value-type="string">
            <text:p><text:a xlink:href="https://en.wikipedia.org/wiki/Carthage,_Missouri" xlink:type="simple">Carthage, Missouri</text:a></text:p>
          </table:table-cell>
          <table:table-cell table:style-name="ce5"/>
          <table:table-cell office:value-type="float" office:value="58492" calcext:value-type="float">
            <text:p>58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EN" xlink:type="simple">LEN</text:a></text:p>
          </table:table-cell>
          <table:table-cell office:value-type="string" calcext:value-type="string">
            <text:p><text:a xlink:href="https://en.wikipedia.org/wiki/Lennar_Corp." xlink:type="simple">Lennar Corp.</text:a></text:p>
          </table:table-cell>
          <table:table-cell office:value-type="string" calcext:value-type="string">
            <text:p><text:a xlink:href="http://www.sec.gov/cgi-bin/browse-edgar?CIK=LEN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05-10-04</text:p>
          </table:table-cell>
          <table:table-cell office:value-type="float" office:value="920760" calcext:value-type="float">
            <text:p>920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H" xlink:type="simple">LH</text:a></text:p>
          </table:table-cell>
          <table:table-cell office:value-type="string" calcext:value-type="string">
            <text:p><text:a xlink:href="https://en.wikipedia.org/wiki/Laboratory_Corp._of_America_Holding" xlink:type="simple">Laboratory Corp. of America Holding</text:a></text:p>
          </table:table-cell>
          <table:table-cell office:value-type="string" calcext:value-type="string">
            <text:p><text:a xlink:href="http://www.sec.gov/cgi-bin/browse-edgar?CIK=LH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Burlington,_North_Carolina" xlink:type="simple">Burlington, North Carolina</text:a></text:p>
          </table:table-cell>
          <table:table-cell office:value-type="string" calcext:value-type="string">
            <text:p>2004-11-01</text:p>
          </table:table-cell>
          <table:table-cell office:value-type="float" office:value="920148" calcext:value-type="float">
            <text:p>920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lkq" xlink:type="simple">LKQ</text:a></text:p>
          </table:table-cell>
          <table:table-cell office:value-type="string" calcext:value-type="string">
            <text:p><text:a xlink:href="https://en.wikipedia.org/wiki/LKQ_Corporation" xlink:type="simple">LKQ Corporation</text:a></text:p>
          </table:table-cell>
          <table:table-cell office:value-type="string" calcext:value-type="string">
            <text:p><text:a xlink:href="http://www.sec.gov/cgi-bin/browse-edgar?CIK=LKQ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6-05-23</text:p>
          </table:table-cell>
          <table:table-cell office:value-type="float" office:value="1065696" calcext:value-type="float">
            <text:p>10656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LL" xlink:type="simple">LLL</text:a></text:p>
          </table:table-cell>
          <table:table-cell office:value-type="string" calcext:value-type="string">
            <text:p><text:a xlink:href="https://en.wikipedia.org/wiki/L-3_Communications_Holdings" xlink:type="simple">L-3 Communications Holdings</text:a></text:p>
          </table:table-cell>
          <table:table-cell office:value-type="string" calcext:value-type="string">
            <text:p><text:a xlink:href="http://www.sec.gov/cgi-bin/browse-edgar?CIK=LLL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056239" calcext:value-type="float">
            <text:p>1056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LY" xlink:type="simple">LLY</text:a></text:p>
          </table:table-cell>
          <table:table-cell office:value-type="string" calcext:value-type="string">
            <text:p><text:a xlink:href="https://en.wikipedia.org/wiki/Lilly_(Eli)_%26_Co." xlink:type="simple">Lilly (Eli) &amp; Co.</text:a></text:p>
          </table:table-cell>
          <table:table-cell office:value-type="string" calcext:value-type="string">
            <text:p><text:a xlink:href="http://www.sec.gov/cgi-bin/browse-edgar?CIK=LLY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1970-12-31</text:p>
          </table:table-cell>
          <table:table-cell office:value-type="float" office:value="59478" calcext:value-type="float">
            <text:p>594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MT" xlink:type="simple">LMT</text:a></text:p>
          </table:table-cell>
          <table:table-cell office:value-type="string" calcext:value-type="string">
            <text:p><text:a xlink:href="https://en.wikipedia.org/wiki/Lockheed_Martin_Corp." xlink:type="simple">Lockheed Martin Corp.</text:a></text:p>
          </table:table-cell>
          <table:table-cell office:value-type="string" calcext:value-type="string">
            <text:p><text:a xlink:href="http://www.sec.gov/cgi-bin/browse-edgar?CIK=LMT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1984-07-31</text:p>
          </table:table-cell>
          <table:table-cell office:value-type="float" office:value="936468" calcext:value-type="float">
            <text:p>936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NC" xlink:type="simple">LNC</text:a></text:p>
          </table:table-cell>
          <table:table-cell office:value-type="string" calcext:value-type="string">
            <text:p><text:a xlink:href="https://en.wikipedia.org/wiki/Lincoln_National" xlink:type="simple">Lincoln National</text:a></text:p>
          </table:table-cell>
          <table:table-cell office:value-type="string" calcext:value-type="string">
            <text:p><text:a xlink:href="http://www.sec.gov/cgi-bin/browse-edgar?CIK=LNC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Radnor,_Pennsylvania" xlink:type="simple">Radnor, Pennsylvania</text:a></text:p>
          </table:table-cell>
          <table:table-cell office:value-type="string" calcext:value-type="string">
            <text:p>1976-06-30</text:p>
          </table:table-cell>
          <table:table-cell office:value-type="float" office:value="59558" calcext:value-type="float">
            <text:p>595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NT" xlink:type="simple">LNT</text:a></text:p>
          </table:table-cell>
          <table:table-cell office:value-type="string" calcext:value-type="string">
            <text:p><text:a xlink:href="https://en.wikipedia.org/wiki/Alliant_Energy_Corp" xlink:type="simple">Alliant Energy Corp</text:a></text:p>
          </table:table-cell>
          <table:table-cell office:value-type="string" calcext:value-type="string">
            <text:p><text:a xlink:href="http://www.sec.gov/cgi-bin/browse-edgar?CIK=LNT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adison,_Wisconsin" xlink:type="simple">Madison, Wisconsin</text:a></text:p>
          </table:table-cell>
          <table:table-cell office:value-type="string" calcext:value-type="string">
            <text:p>2016-07-01</text:p>
          </table:table-cell>
          <table:table-cell office:value-type="float" office:value="352541" calcext:value-type="float">
            <text:p>35254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LOW" xlink:type="simple">LOW</text:a></text:p>
          </table:table-cell>
          <table:table-cell office:value-type="string" calcext:value-type="string">
            <text:p><text:a xlink:href="https://en.wikipedia.org/wiki/Lowe%27s_Cos." xlink:type="simple">Lowe's Cos.</text:a></text:p>
          </table:table-cell>
          <table:table-cell office:value-type="string" calcext:value-type="string">
            <text:p><text:a xlink:href="http://www.sec.gov/cgi-bin/browse-edgar?CIK=LOW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Mooresville,_North_Carolina" xlink:type="simple">Mooresville, North Carolina</text:a></text:p>
          </table:table-cell>
          <table:table-cell office:value-type="string" calcext:value-type="string">
            <text:p>1984-02-29</text:p>
          </table:table-cell>
          <table:table-cell office:value-type="float" office:value="60667" calcext:value-type="float">
            <text:p>60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lrcx" xlink:type="simple">LRCX</text:a></text:p>
          </table:table-cell>
          <table:table-cell office:value-type="string" calcext:value-type="string">
            <text:p><text:a xlink:href="https://en.wikipedia.org/wiki/Lam_Research" xlink:type="simple">Lam Research</text:a></text:p>
          </table:table-cell>
          <table:table-cell office:value-type="string" calcext:value-type="string">
            <text:p><text:a xlink:href="http://www.sec.gov/cgi-bin/browse-edgar?CIK=LRCX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Fremont,_California" xlink:type="simple">Fremont, California</text:a></text:p>
          </table:table-cell>
          <table:table-cell office:value-type="string" calcext:value-type="string">
            <text:p>2012-06-29</text:p>
          </table:table-cell>
          <table:table-cell office:value-type="float" office:value="707549" calcext:value-type="float">
            <text:p>7075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UK" xlink:type="simple">LUK</text:a></text:p>
          </table:table-cell>
          <table:table-cell office:value-type="string" calcext:value-type="string">
            <text:p><text:a xlink:href="https://en.wikipedia.org/wiki/Leucadia_National_Corp." xlink:type="simple">Leucadia National Corp.</text:a></text:p>
          </table:table-cell>
          <table:table-cell office:value-type="string" calcext:value-type="string">
            <text:p><text:a xlink:href="http://www.sec.gov/cgi-bin/browse-edgar?CIK=LUK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Sector Holding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7-08-27</text:p>
          </table:table-cell>
          <table:table-cell office:value-type="float" office:value="96223" calcext:value-type="float">
            <text:p>962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LUV" xlink:type="simple">LUV</text:a></text:p>
          </table:table-cell>
          <table:table-cell office:value-type="string" calcext:value-type="string">
            <text:p><text:a xlink:href="https://en.wikipedia.org/wiki/Southwest_Airlines" xlink:type="simple">Southwest Airlines</text:a></text:p>
          </table:table-cell>
          <table:table-cell office:value-type="string" calcext:value-type="string">
            <text:p><text:a xlink:href="http://www.sec.gov/cgi-bin/browse-edgar?CIK=LUV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94-07-01</text:p>
          </table:table-cell>
          <table:table-cell office:value-type="float" office:value="92380" calcext:value-type="float">
            <text:p>923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LVLT" xlink:type="simple">LVLT</text:a></text:p>
          </table:table-cell>
          <table:table-cell office:value-type="string" calcext:value-type="string">
            <text:p><text:a xlink:href="https://en.wikipedia.org/wiki/Level_3_Communications" xlink:type="simple">Level 3 Communications</text:a></text:p>
          </table:table-cell>
          <table:table-cell office:value-type="string" calcext:value-type="string">
            <text:p><text:a xlink:href="http://www.sec.gov/cgi-bin/browse-edgar?CIK=LVLT&amp;action=getcompany" xlink:type="simple">reports</text:a>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Alternative Carriers</text:p>
          </table:table-cell>
          <table:table-cell office:value-type="string" calcext:value-type="string">
            <text:p><text:a xlink:href="https://en.wikipedia.org/wiki/Broomfield,_Colorado" xlink:type="simple">Broomfield, Colorado</text:a></text:p>
          </table:table-cell>
          <table:table-cell office:value-type="string" calcext:value-type="string">
            <text:p>2014-11-05</text:p>
          </table:table-cell>
          <table:table-cell office:value-type="float" office:value="794323" calcext:value-type="float">
            <text:p>7943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LYB" xlink:type="simple">LYB</text:a></text:p>
          </table:table-cell>
          <table:table-cell office:value-type="string" calcext:value-type="string">
            <text:p><text:a xlink:href="https://en.wikipedia.org/wiki/LyondellBasell" xlink:type="simple">LyondellBasell</text:a></text:p>
          </table:table-cell>
          <table:table-cell office:value-type="string" calcext:value-type="string">
            <text:p><text:a xlink:href="http://www.sec.gov/cgi-bin/browse-edgar?CIK=LYB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Rotterdam,_Netherlands" xlink:type="simple">Rotterdam, Netherlands</text:a></text:p>
          </table:table-cell>
          <table:table-cell office:value-type="string" calcext:value-type="string">
            <text:p>2012-09-05</text:p>
          </table:table-cell>
          <table:table-cell office:value-type="float" office:value="1489393" calcext:value-type="float">
            <text:p>1489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" xlink:type="simple">M</text:a></text:p>
          </table:table-cell>
          <table:table-cell office:value-type="string" calcext:value-type="string">
            <text:p><text:a xlink:href="https://en.wikipedia.org/wiki/Macy%27s_Inc." xlink:type="simple">Macy's Inc.</text:a></text:p>
          </table:table-cell>
          <table:table-cell office:value-type="string" calcext:value-type="string">
            <text:p><text:a xlink:href="http://www.sec.gov/cgi-bin/browse-edgar?CIK=M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epartment Store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table:style-name="ce5"/>
          <table:table-cell office:value-type="float" office:value="794367" calcext:value-type="float">
            <text:p>79436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A" xlink:type="simple">MA</text:a></text:p>
          </table:table-cell>
          <table:table-cell office:value-type="string" calcext:value-type="string">
            <text:p><text:a xlink:href="https://en.wikipedia.org/wiki/Mastercard_Inc." xlink:type="simple">Mastercard Inc.</text:a></text:p>
          </table:table-cell>
          <table:table-cell office:value-type="string" calcext:value-type="string">
            <text:p><text:a xlink:href="http://www.sec.gov/cgi-bin/browse-edgar?CIK=MA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Harrison,_New_York" xlink:type="simple">Harrison, New York</text:a></text:p>
          </table:table-cell>
          <table:table-cell office:value-type="string" calcext:value-type="string">
            <text:p>2008-07-18</text:p>
          </table:table-cell>
          <table:table-cell office:value-type="float" office:value="1141391" calcext:value-type="float">
            <text:p>11413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AA" xlink:type="simple">MAA</text:a></text:p>
          </table:table-cell>
          <table:table-cell office:value-type="string" calcext:value-type="string">
            <text:p><text:a xlink:href="https://en.wikipedia.org/wiki/Mid-America_Apartments" xlink:type="simple">Mid-America Apartments</text:a></text:p>
          </table:table-cell>
          <table:table-cell office:value-type="string" calcext:value-type="string">
            <text:p><text:a xlink:href="http://www.sec.gov/cgi-bin/browse-edgar?CIK=MAA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2016-12-02</text:p>
          </table:table-cell>
          <table:table-cell office:value-type="float" office:value="912595" calcext:value-type="float">
            <text:p>9125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MAC" xlink:type="simple">MAC</text:a></text:p>
          </table:table-cell>
          <table:table-cell office:value-type="string" calcext:value-type="string">
            <text:p><text:a xlink:href="https://en.wikipedia.org/wiki/Macerich" xlink:type="simple">Macerich</text:a></text:p>
          </table:table-cell>
          <table:table-cell office:value-type="string" calcext:value-type="string">
            <text:p><text:a xlink:href="http://www.sec.gov/cgi-bin/browse-edgar?CIK=MAC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Santa_Monica,_California" xlink:type="simple">Santa Monica, California</text:a></text:p>
          </table:table-cell>
          <table:table-cell office:value-type="string" calcext:value-type="string">
            <text:p>2013-05-09</text:p>
          </table:table-cell>
          <table:table-cell office:value-type="float" office:value="912242" calcext:value-type="float">
            <text:p>91224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mar" xlink:type="simple">MAR</text:a></text:p>
          </table:table-cell>
          <table:table-cell office:value-type="string" calcext:value-type="string">
            <text:p><text:a xlink:href="https://en.wikipedia.org/wiki/Marriott_Int%27l." xlink:type="simple">Marriott Int'l.</text:a></text:p>
          </table:table-cell>
          <table:table-cell office:value-type="string" calcext:value-type="string">
            <text:p><text:a xlink:href="http://www.sec.gov/cgi-bin/browse-edgar?CIK=MAR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table:style-name="ce5"/>
          <table:table-cell office:value-type="float" office:value="1048286" calcext:value-type="float">
            <text:p>1048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AS" xlink:type="simple">MAS</text:a></text:p>
          </table:table-cell>
          <table:table-cell office:value-type="string" calcext:value-type="string">
            <text:p><text:a xlink:href="https://en.wikipedia.org/wiki/Masco_Corp." xlink:type="simple">Masco Corp.</text:a></text:p>
          </table:table-cell>
          <table:table-cell office:value-type="string" calcext:value-type="string">
            <text:p><text:a xlink:href="http://www.sec.gov/cgi-bin/browse-edgar?CIK=MAS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Taylor,_Michigan" xlink:type="simple">Taylor, Michigan</text:a></text:p>
          </table:table-cell>
          <table:table-cell office:value-type="string" calcext:value-type="string">
            <text:p>1981-06-30</text:p>
          </table:table-cell>
          <table:table-cell office:value-type="float" office:value="62996" calcext:value-type="float">
            <text:p>62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mat" xlink:type="simple">MAT</text:a></text:p>
          </table:table-cell>
          <table:table-cell office:value-type="string" calcext:value-type="string">
            <text:p><text:a xlink:href="https://en.wikipedia.org/wiki/Mattel_Inc." xlink:type="simple">Mattel Inc.</text:a></text:p>
          </table:table-cell>
          <table:table-cell office:value-type="string" calcext:value-type="string">
            <text:p><text:a xlink:href="http://www.sec.gov/cgi-bin/browse-edgar?CIK=MAT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 Products</text:p>
          </table:table-cell>
          <table:table-cell office:value-type="string" calcext:value-type="string">
            <text:p><text:a xlink:href="https://en.wikipedia.org/wiki/El_Segundo,_California" xlink:type="simple">El Segundo, California</text:a></text:p>
          </table:table-cell>
          <table:table-cell office:value-type="string" calcext:value-type="string">
            <text:p>1982-03-31</text:p>
          </table:table-cell>
          <table:table-cell office:value-type="float" office:value="63276" calcext:value-type="float">
            <text:p>63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CD" xlink:type="simple">MCD</text:a></text:p>
          </table:table-cell>
          <table:table-cell office:value-type="string" calcext:value-type="string">
            <text:p><text:a xlink:href="https://en.wikipedia.org/wiki/McDonald%27s_Corp." xlink:type="simple">McDonald's Corp.</text:a></text:p>
          </table:table-cell>
          <table:table-cell office:value-type="string" calcext:value-type="string">
            <text:p><text:a xlink:href="http://www.sec.gov/cgi-bin/browse-edgar?CIK=MCD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Oak_Brook,_Illinois" xlink:type="simple">Oak Brook, Illinois</text:a></text:p>
          </table:table-cell>
          <table:table-cell office:value-type="string" calcext:value-type="string">
            <text:p>1970-06-30</text:p>
          </table:table-cell>
          <table:table-cell office:value-type="float" office:value="63908" calcext:value-type="float">
            <text:p>63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mchp" xlink:type="simple">MCHP</text:a></text:p>
          </table:table-cell>
          <table:table-cell office:value-type="string" calcext:value-type="string">
            <text:p><text:a xlink:href="https://en.wikipedia.org/wiki/Microchip_Technology" xlink:type="simple">Microchip Technology</text:a></text:p>
          </table:table-cell>
          <table:table-cell office:value-type="string" calcext:value-type="string">
            <text:p><text:a xlink:href="http://www.sec.gov/cgi-bin/browse-edgar?CIK=MCHP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Chandler,_Arizona" xlink:type="simple">Chandler, Arizona</text:a></text:p>
          </table:table-cell>
          <table:table-cell office:value-type="string" calcext:value-type="string">
            <text:p>2007-09-07</text:p>
          </table:table-cell>
          <table:table-cell office:value-type="float" office:value="827054" calcext:value-type="float">
            <text:p>827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CK" xlink:type="simple">MCK</text:a></text:p>
          </table:table-cell>
          <table:table-cell office:value-type="string" calcext:value-type="string">
            <text:p><text:a xlink:href="https://en.wikipedia.org/wiki/McKesson_Corp." xlink:type="simple">McKesson Corp.</text:a></text:p>
          </table:table-cell>
          <table:table-cell office:value-type="string" calcext:value-type="string">
            <text:p><text:a xlink:href="http://www.sec.gov/cgi-bin/browse-edgar?CIK=MCK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table:style-name="ce5"/>
          <table:table-cell office:value-type="float" office:value="927653" calcext:value-type="float">
            <text:p>92765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CO" xlink:type="simple">MCO</text:a></text:p>
          </table:table-cell>
          <table:table-cell office:value-type="string" calcext:value-type="string">
            <text:p><text:a xlink:href="https://en.wikipedia.org/wiki/Moody%27s_Corp" xlink:type="simple">Moody's Corp</text:a></text:p>
          </table:table-cell>
          <table:table-cell office:value-type="string" calcext:value-type="string">
            <text:p><text:a xlink:href="http://www.sec.gov/cgi-bin/browse-edgar?CIK=MCO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059556" calcext:value-type="float">
            <text:p>10595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mdlz" xlink:type="simple">MDLZ</text:a></text:p>
          </table:table-cell>
          <table:table-cell office:value-type="string" calcext:value-type="string">
            <text:p><text:a xlink:href="https://en.wikipedia.org/wiki/Mondelez" xlink:type="simple">Mondelez International</text:a></text:p>
          </table:table-cell>
          <table:table-cell office:value-type="string" calcext:value-type="string">
            <text:p><text:a xlink:href="http://www.sec.gov/cgi-bin/browse-edgar?company=Mondelez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Northfield,_Illinois" xlink:type="simple">Northfield, Illinois</text:a></text:p>
          </table:table-cell>
          <table:table-cell office:value-type="string" calcext:value-type="string">
            <text:p>2012-10-02</text:p>
          </table:table-cell>
          <table:table-cell office:value-type="float" office:value="1103982" calcext:value-type="float">
            <text:p>11039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DT" xlink:type="simple">MDT</text:a></text:p>
          </table:table-cell>
          <table:table-cell office:value-type="string" calcext:value-type="string">
            <text:p><text:a xlink:href="https://en.wikipedia.org/wiki/Medtronic_plc" xlink:type="simple">Medtronic plc</text:a></text:p>
          </table:table-cell>
          <table:table-cell office:value-type="string" calcext:value-type="string">
            <text:p><text:a xlink:href="http://www.sec.gov/cgi-bin/browse-edgar?CIK=MDT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ublin" xlink:type="simple">Dublin</text:a>, <text:a xlink:href="https://en.wikipedia.org/wiki/Ireland" xlink:type="simple">Ireland</text:a></text:p>
          </table:table-cell>
          <table:table-cell office:value-type="string" calcext:value-type="string">
            <text:p>1986-10-31</text:p>
          </table:table-cell>
          <table:table-cell office:value-type="float" office:value="64670" calcext:value-type="float">
            <text:p>64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ET" xlink:type="simple">MET</text:a></text:p>
          </table:table-cell>
          <table:table-cell office:value-type="string" calcext:value-type="string">
            <text:p><text:a xlink:href="https://en.wikipedia.org/wiki/MetLife_Inc." xlink:type="simple">MetLife Inc.</text:a></text:p>
          </table:table-cell>
          <table:table-cell office:value-type="string" calcext:value-type="string">
            <text:p><text:a xlink:href="http://www.sec.gov/cgi-bin/browse-edgar?CIK=MET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099219" calcext:value-type="float">
            <text:p>1099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GM" xlink:type="simple">MGM</text:a></text:p>
          </table:table-cell>
          <table:table-cell office:value-type="string" calcext:value-type="string">
            <text:p><text:a xlink:href="https://en.wikipedia.org/wiki/MGM_Resorts_International" xlink:type="simple">MGM Resorts International</text:a></text:p>
          </table:table-cell>
          <table:table-cell office:value-type="string" calcext:value-type="string">
            <text:p><text:a xlink:href="http://www.sec.gov/cgi-bin/browse-edgar?CIK=MGM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  <table:table-cell office:value-type="string" calcext:value-type="string">
            <text:p>2017-07-26</text:p>
          </table:table-cell>
          <table:table-cell office:value-type="float" office:value="789570" calcext:value-type="float">
            <text:p>7895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HK" xlink:type="simple">MHK</text:a></text:p>
          </table:table-cell>
          <table:table-cell office:value-type="string" calcext:value-type="string">
            <text:p><text:a xlink:href="https://en.wikipedia.org/wiki/Mohawk_Industries" xlink:type="simple">Mohawk Industries</text:a></text:p>
          </table:table-cell>
          <table:table-cell office:value-type="string" calcext:value-type="string">
            <text:p><text:a xlink:href="http://www.sec.gov/cgi-bin/browse-edgar?CIK=MHK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string" calcext:value-type="string">
            <text:p><text:a xlink:href="https://en.wikipedia.org/wiki/Amsterdam,_New_York" xlink:type="simple">Amsterdam, New York</text:a></text:p>
          </table:table-cell>
          <table:table-cell office:value-type="string" calcext:value-type="string">
            <text:p>2013-12-23</text:p>
          </table:table-cell>
          <table:table-cell office:value-type="float" office:value="851968" calcext:value-type="float">
            <text:p>851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KC" xlink:type="simple">MKC</text:a></text:p>
          </table:table-cell>
          <table:table-cell office:value-type="string" calcext:value-type="string">
            <text:p><text:a xlink:href="https://en.wikipedia.org/wiki/McCormick_%26_Co." xlink:type="simple">McCormick &amp; Co.</text:a></text:p>
          </table:table-cell>
          <table:table-cell office:value-type="string" calcext:value-type="string">
            <text:p><text:a xlink:href="http://www.sec.gov/cgi-bin/browse-edgar?CIK=MKC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Sparks,_Maryland" xlink:type="simple">Sparks, Maryland</text:a></text:p>
          </table:table-cell>
          <table:table-cell table:style-name="ce5"/>
          <table:table-cell office:value-type="float" office:value="63754" calcext:value-type="float">
            <text:p>637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LM" xlink:type="simple">MLM</text:a></text:p>
          </table:table-cell>
          <table:table-cell office:value-type="string" calcext:value-type="string">
            <text:p><text:a xlink:href="https://en.wikipedia.org/wiki/Martin_Marietta_Materials" xlink:type="simple">Martin Marietta Materials</text:a></text:p>
          </table:table-cell>
          <table:table-cell office:value-type="string" calcext:value-type="string">
            <text:p><text:a xlink:href="http://www.sec.gov/cgi-bin/browse-edgar?CIK=MLM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  <table:table-cell office:value-type="string" calcext:value-type="string">
            <text:p>2014-07-02</text:p>
          </table:table-cell>
          <table:table-cell office:value-type="float" office:value="916076" calcext:value-type="float">
            <text:p>9160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MC" xlink:type="simple">MMC</text:a></text:p>
          </table:table-cell>
          <table:table-cell office:value-type="string" calcext:value-type="string">
            <text:p><text:a xlink:href="https://en.wikipedia.org/wiki/Marsh_%26_McLennan" xlink:type="simple">Marsh &amp; McLennan</text:a></text:p>
          </table:table-cell>
          <table:table-cell office:value-type="string" calcext:value-type="string">
            <text:p><text:a xlink:href="http://www.sec.gov/cgi-bin/browse-edgar?CIK=MMC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87-08-31</text:p>
          </table:table-cell>
          <table:table-cell office:value-type="float" office:value="62709" calcext:value-type="float">
            <text:p>6270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MM" xlink:type="simple">MMM</text:a></text:p>
          </table:table-cell>
          <table:table-cell office:value-type="string" calcext:value-type="string">
            <text:p><text:a xlink:href="https://en.wikipedia.org/wiki/3M" xlink:type="simple">3M Company</text:a></text:p>
          </table:table-cell>
          <table:table-cell office:value-type="string" calcext:value-type="string">
            <text:p><text:a xlink:href="http://www.sec.gov/cgi-bin/browse-edgar?CIK=MMM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St._Paul,_Minnesota" xlink:type="simple">St. Paul, Minnesota</text:a></text:p>
          </table:table-cell>
          <table:table-cell table:style-name="ce5"/>
          <table:table-cell office:value-type="float" office:value="66740" calcext:value-type="float">
            <text:p>667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mnst" xlink:type="simple">MNST</text:a></text:p>
          </table:table-cell>
          <table:table-cell office:value-type="string" calcext:value-type="string">
            <text:p><text:a xlink:href="https://en.wikipedia.org/wiki/Monster_Beverage" xlink:type="simple">Monster Beverage</text:a></text:p>
          </table:table-cell>
          <table:table-cell office:value-type="string" calcext:value-type="string">
            <text:p><text:a xlink:href="http://www.sec.gov/cgi-bin/browse-edgar?CIK=MNST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Corona,_California" xlink:type="simple">Corona, California</text:a></text:p>
          </table:table-cell>
          <table:table-cell office:value-type="string" calcext:value-type="string">
            <text:p>2012-06-28</text:p>
          </table:table-cell>
          <table:table-cell office:value-type="float" office:value="865752" calcext:value-type="float">
            <text:p>8657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O" xlink:type="simple">MO</text:a></text:p>
          </table:table-cell>
          <table:table-cell office:value-type="string" calcext:value-type="string">
            <text:p><text:a xlink:href="https://en.wikipedia.org/wiki/Altria_Group_Inc" xlink:type="simple">Altria Group Inc</text:a></text:p>
          </table:table-cell>
          <table:table-cell office:value-type="string" calcext:value-type="string">
            <text:p><text:a xlink:href="http://www.sec.gov/cgi-bin/browse-edgar?CIK=MO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table:style-name="ce5"/>
          <table:table-cell office:value-type="float" office:value="764180" calcext:value-type="float">
            <text:p>7641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ON" xlink:type="simple">MON</text:a></text:p>
          </table:table-cell>
          <table:table-cell office:value-type="string" calcext:value-type="string">
            <text:p><text:a xlink:href="https://en.wikipedia.org/wiki/Monsanto_Co." xlink:type="simple">Monsanto Co.</text:a></text:p>
          </table:table-cell>
          <table:table-cell office:value-type="string" calcext:value-type="string">
            <text:p><text:a xlink:href="http://www.sec.gov/cgi-bin/browse-edgar?CIK=MON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Creve_Coeur,_Missouri" xlink:type="simple">Creve Coeur, Missouri</text:a></text:p>
          </table:table-cell>
          <table:table-cell office:value-type="string" calcext:value-type="string">
            <text:p>2002-08-07</text:p>
          </table:table-cell>
          <table:table-cell office:value-type="float" office:value="1110783" calcext:value-type="float">
            <text:p>111078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OS" xlink:type="simple">MOS</text:a></text:p>
          </table:table-cell>
          <table:table-cell office:value-type="string" calcext:value-type="string">
            <text:p><text:a xlink:href="https://en.wikipedia.org/wiki/The_Mosaic_Company" xlink:type="simple">The Mosaic Company</text:a></text:p>
          </table:table-cell>
          <table:table-cell office:value-type="string" calcext:value-type="string">
            <text:p><text:a xlink:href="http://www.sec.gov/cgi-bin/browse-edgar?CIK=MOS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Plymouth,_Minnesota" xlink:type="simple">Plymouth, Minnesota</text:a></text:p>
          </table:table-cell>
          <table:table-cell office:value-type="string" calcext:value-type="string">
            <text:p>2011-09-26</text:p>
          </table:table-cell>
          <table:table-cell office:value-type="float" office:value="1285785" calcext:value-type="float">
            <text:p>128578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PC" xlink:type="simple">MPC</text:a></text:p>
          </table:table-cell>
          <table:table-cell office:value-type="string" calcext:value-type="string">
            <text:p><text:a xlink:href="https://en.wikipedia.org/wiki/Marathon_Petroleum" xlink:type="simple">Marathon Petroleum</text:a></text:p>
          </table:table-cell>
          <table:table-cell office:value-type="string" calcext:value-type="string">
            <text:p><text:a xlink:href="http://www.sec.gov/cgi-bin/browse-edgar?CIK=MPC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Findlay,_Ohio" xlink:type="simple">Findlay, Ohio</text:a></text:p>
          </table:table-cell>
          <table:table-cell office:value-type="string" calcext:value-type="string">
            <text:p>2011-07-01</text:p>
          </table:table-cell>
          <table:table-cell office:value-type="float" office:value="1510295" calcext:value-type="float">
            <text:p>15102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RK" xlink:type="simple">MRK</text:a></text:p>
          </table:table-cell>
          <table:table-cell office:value-type="string" calcext:value-type="string">
            <text:p><text:a xlink:href="https://en.wikipedia.org/wiki/Merck_%26_Co." xlink:type="simple">Merck &amp; Co.</text:a></text:p>
          </table:table-cell>
          <table:table-cell office:value-type="string" calcext:value-type="string">
            <text:p><text:a xlink:href="http://www.sec.gov/cgi-bin/browse-edgar?CIK=MRK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Whitehouse_Station,_New_Jersey" xlink:type="simple">Whitehouse Station, New Jersey</text:a></text:p>
          </table:table-cell>
          <table:table-cell table:style-name="ce5"/>
          <table:table-cell office:value-type="float" office:value="310158" calcext:value-type="float">
            <text:p>3101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RO" xlink:type="simple">MRO</text:a></text:p>
          </table:table-cell>
          <table:table-cell office:value-type="string" calcext:value-type="string">
            <text:p><text:a xlink:href="https://en.wikipedia.org/wiki/Marathon_Oil_Corp." xlink:type="simple">Marathon Oil Corp.</text:a></text:p>
          </table:table-cell>
          <table:table-cell office:value-type="string" calcext:value-type="string">
            <text:p><text:a xlink:href="http://www.sec.gov/cgi-bin/browse-edgar?CIK=MRO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91-05-01</text:p>
          </table:table-cell>
          <table:table-cell office:value-type="float" office:value="101778" calcext:value-type="float">
            <text:p>10177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S" xlink:type="simple">MS</text:a></text:p>
          </table:table-cell>
          <table:table-cell office:value-type="string" calcext:value-type="string">
            <text:p><text:a xlink:href="https://en.wikipedia.org/wiki/Morgan_Stanley" xlink:type="simple">Morgan Stanley</text:a></text:p>
          </table:table-cell>
          <table:table-cell office:value-type="string" calcext:value-type="string">
            <text:p><text:a xlink:href="http://www.sec.gov/cgi-bin/browse-edgar?CIK=MS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895421" calcext:value-type="float">
            <text:p>8954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msft" xlink:type="simple">MSFT</text:a></text:p>
          </table:table-cell>
          <table:table-cell office:value-type="string" calcext:value-type="string">
            <text:p><text:a xlink:href="https://en.wikipedia.org/wiki/Microsoft_Corp." xlink:type="simple">Microsoft Corp.</text:a></text:p>
          </table:table-cell>
          <table:table-cell office:value-type="string" calcext:value-type="string">
            <text:p><text:a xlink:href="http://www.sec.gov/cgi-bin/browse-edgar?CIK=MSFT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Redmond,_Washington" xlink:type="simple">Redmond, Washington</text:a></text:p>
          </table:table-cell>
          <table:table-cell office:value-type="string" calcext:value-type="string">
            <text:p>1994-06-01</text:p>
          </table:table-cell>
          <table:table-cell office:value-type="float" office:value="789019" calcext:value-type="float">
            <text:p>7890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SI" xlink:type="simple">MSI</text:a></text:p>
          </table:table-cell>
          <table:table-cell office:value-type="string" calcext:value-type="string">
            <text:p><text:a xlink:href="https://en.wikipedia.org/wiki/Motorola_Solutions_Inc." xlink:type="simple">Motorola Solutions Inc.</text:a></text:p>
          </table:table-cell>
          <table:table-cell office:value-type="string" calcext:value-type="string">
            <text:p><text:a xlink:href="http://www.sec.gov/cgi-bin/browse-edgar?CIK=MSI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chaumburg,_Illinois" xlink:type="simple">Schaumburg, Illinois</text:a></text:p>
          </table:table-cell>
          <table:table-cell table:style-name="ce5"/>
          <table:table-cell office:value-type="float" office:value="68505" calcext:value-type="float">
            <text:p>68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MTB" xlink:type="simple">MTB</text:a></text:p>
          </table:table-cell>
          <table:table-cell office:value-type="string" calcext:value-type="string">
            <text:p><text:a xlink:href="https://en.wikipedia.org/wiki/M%26T_Bank_Corp." xlink:type="simple">M&amp;T Bank Corp.</text:a></text:p>
          </table:table-cell>
          <table:table-cell office:value-type="string" calcext:value-type="string">
            <text:p><text:a xlink:href="http://www.sec.gov/cgi-bin/browse-edgar?CIK=MTB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uffalo,_New_York" xlink:type="simple">Buffalo, New York</text:a></text:p>
          </table:table-cell>
          <table:table-cell table:style-name="ce5"/>
          <table:table-cell office:value-type="float" office:value="36270" calcext:value-type="float">
            <text:p>3627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MTD" xlink:type="simple">MTD</text:a></text:p>
          </table:table-cell>
          <table:table-cell office:value-type="string" calcext:value-type="string">
            <text:p><text:a xlink:href="https://en.wikipedia.org/wiki/Mettler_Toledo" xlink:type="simple">Mettler Toledo</text:a></text:p>
          </table:table-cell>
          <table:table-cell office:value-type="string" calcext:value-type="string">
            <text:p><text:a xlink:href="http://www.sec.gov/cgi-bin/browse-edgar?CIK=MTD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2016-09-06</text:p>
          </table:table-cell>
          <table:table-cell office:value-type="float" office:value="1037646" calcext:value-type="float">
            <text:p>10376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mu" xlink:type="simple">MU</text:a></text:p>
          </table:table-cell>
          <table:table-cell office:value-type="string" calcext:value-type="string">
            <text:p><text:a xlink:href="https://en.wikipedia.org/wiki/Micron_Technology" xlink:type="simple">Micron Technology</text:a></text:p>
          </table:table-cell>
          <table:table-cell office:value-type="string" calcext:value-type="string">
            <text:p><text:a xlink:href="http://www.sec.gov/cgi-bin/browse-edgar?CIK=MU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Boise,_Idaho" xlink:type="simple">Boise, Idaho</text:a></text:p>
          </table:table-cell>
          <table:table-cell office:value-type="string" calcext:value-type="string">
            <text:p>1994-09-27</text:p>
          </table:table-cell>
          <table:table-cell office:value-type="float" office:value="723125" calcext:value-type="float">
            <text:p>723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myl" xlink:type="simple">MYL</text:a></text:p>
          </table:table-cell>
          <table:table-cell office:value-type="string" calcext:value-type="string">
            <text:p><text:a xlink:href="https://en.wikipedia.org/wiki/Mylan_N.V." xlink:type="simple">Mylan N.V.</text:a></text:p>
          </table:table-cell>
          <table:table-cell office:value-type="string" calcext:value-type="string">
            <text:p><text:a xlink:href="http://www.sec.gov/cgi-bin/browse-edgar?CIK=MYL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Amsterdam" xlink:type="simple">Amsterdam</text:a>, <text:a xlink:href="https://en.wikipedia.org/wiki/Netherlands" xlink:type="simple">Netherlands</text:a></text:p>
          </table:table-cell>
          <table:table-cell office:value-type="string" calcext:value-type="string">
            <text:p>2004-04-23</text:p>
          </table:table-cell>
          <table:table-cell office:value-type="float" office:value="69499" calcext:value-type="float">
            <text:p>694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navi" xlink:type="simple">NAVI</text:a></text:p>
          </table:table-cell>
          <table:table-cell office:value-type="string" calcext:value-type="string">
            <text:p><text:a xlink:href="https://en.wikipedia.org/wiki/Navient" xlink:type="simple">Navient</text:a></text:p>
          </table:table-cell>
          <table:table-cell office:value-type="string" calcext:value-type="string">
            <text:p><text:a xlink:href="http://www.sec.gov/cgi-bin/browse-edgar?CIK=NAVI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  <table:table-cell office:value-type="string" calcext:value-type="string">
            <text:p>2014-05-01</text:p>
          </table:table-cell>
          <table:table-cell office:value-type="float" office:value="1593538" calcext:value-type="float">
            <text:p>15935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NBL" xlink:type="simple">NBL</text:a></text:p>
          </table:table-cell>
          <table:table-cell office:value-type="string" calcext:value-type="string">
            <text:p><text:a xlink:href="https://en.wikipedia.org/wiki/Noble_Energy_Inc" xlink:type="simple">Noble Energy Inc</text:a></text:p>
          </table:table-cell>
          <table:table-cell office:value-type="string" calcext:value-type="string">
            <text:p><text:a xlink:href="http://www.sec.gov/cgi-bin/browse-edgar?CIK=NBL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7-10-08</text:p>
          </table:table-cell>
          <table:table-cell office:value-type="float" office:value="72207" calcext:value-type="float">
            <text:p>7220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ndaq" xlink:type="simple">NDAQ</text:a></text:p>
          </table:table-cell>
          <table:table-cell office:value-type="string" calcext:value-type="string">
            <text:p><text:a xlink:href="https://en.wikipedia.org/wiki/Nasdaq,_Inc." xlink:type="simple">Nasdaq, Inc.</text:a></text:p>
          </table:table-cell>
          <table:table-cell office:value-type="string" calcext:value-type="string">
            <text:p><text:a xlink:href="http://www.sec.gov/cgi-bin/browse-edgar?CIK=NDAQ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8-10-22</text:p>
          </table:table-cell>
          <table:table-cell office:value-type="float" office:value="1120193" calcext:value-type="float">
            <text:p>11201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NEE" xlink:type="simple">NEE</text:a></text:p>
          </table:table-cell>
          <table:table-cell office:value-type="string" calcext:value-type="string">
            <text:p><text:a xlink:href="https://en.wikipedia.org/wiki/NextEra_Energy" xlink:type="simple">NextEra Energy</text:a></text:p>
          </table:table-cell>
          <table:table-cell office:value-type="string" calcext:value-type="string">
            <text:p><text:a xlink:href="http://www.sec.gov/cgi-bin/browse-edgar?CIK=NEE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uno_Beach,_Florida" xlink:type="simple">Juno Beach, Florida</text:a></text:p>
          </table:table-cell>
          <table:table-cell office:value-type="string" calcext:value-type="string">
            <text:p>1976-06-30</text:p>
          </table:table-cell>
          <table:table-cell office:value-type="float" office:value="753308" calcext:value-type="float">
            <text:p>7533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NEM" xlink:type="simple">NEM</text:a></text:p>
          </table:table-cell>
          <table:table-cell office:value-type="string" calcext:value-type="string">
            <text:p><text:a xlink:href="https://en.wikipedia.org/wiki/Newmont_Mining_Corporation" xlink:type="simple">Newmont Mining Corporation</text:a></text:p>
          </table:table-cell>
          <table:table-cell office:value-type="string" calcext:value-type="string">
            <text:p><text:a xlink:href="http://www.sec.gov/cgi-bin/browse-edgar?CIK=NEM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1969-06-30</text:p>
          </table:table-cell>
          <table:table-cell office:value-type="float" office:value="1164727" calcext:value-type="float">
            <text:p>116472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nflx" xlink:type="simple">NFLX</text:a></text:p>
          </table:table-cell>
          <table:table-cell office:value-type="string" calcext:value-type="string">
            <text:p><text:a xlink:href="https://en.wikipedia.org/wiki/Netflix_Inc." xlink:type="simple">Netflix Inc.</text:a></text:p>
          </table:table-cell>
          <table:table-cell office:value-type="string" calcext:value-type="string">
            <text:p><text:a xlink:href="http://www.sec.gov/cgi-bin/browse-edgar?CIK=NFLX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Los_Gatos,_California" xlink:type="simple">Los Gatos, California</text:a></text:p>
          </table:table-cell>
          <table:table-cell office:value-type="string" calcext:value-type="string">
            <text:p>2010-12-20</text:p>
          </table:table-cell>
          <table:table-cell office:value-type="float" office:value="1065280" calcext:value-type="float">
            <text:p>10652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NFX" xlink:type="simple">NFX</text:a></text:p>
          </table:table-cell>
          <table:table-cell office:value-type="string" calcext:value-type="string">
            <text:p><text:a xlink:href="https://en.wikipedia.org/wiki/Newfield_Exploration_Co" xlink:type="simple">Newfield Exploration Co</text:a></text:p>
          </table:table-cell>
          <table:table-cell office:value-type="string" calcext:value-type="string">
            <text:p><text:a xlink:href="http://www.sec.gov/cgi-bin/browse-edgar?CIK=NFX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0-12-20</text:p>
          </table:table-cell>
          <table:table-cell office:value-type="float" office:value="912750" calcext:value-type="float">
            <text:p>912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NI" xlink:type="simple">NI</text:a></text:p>
          </table:table-cell>
          <table:table-cell office:value-type="string" calcext:value-type="string">
            <text:p><text:a xlink:href="https://en.wikipedia.org/wiki/NiSource_Inc." xlink:type="simple">NiSource Inc.</text:a></text:p>
          </table:table-cell>
          <table:table-cell office:value-type="string" calcext:value-type="string">
            <text:p><text:a xlink:href="http://www.sec.gov/cgi-bin/browse-edgar?CIK=NI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errillville,_Indiana" xlink:type="simple">Merrillville, Indiana</text:a></text:p>
          </table:table-cell>
          <table:table-cell table:style-name="ce5"/>
          <table:table-cell office:value-type="float" office:value="1111711" calcext:value-type="float">
            <text:p>11117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NKE" xlink:type="simple">NKE</text:a></text:p>
          </table:table-cell>
          <table:table-cell office:value-type="string" calcext:value-type="string">
            <text:p><text:a xlink:href="https://en.wikipedia.org/wiki/Nike_(company)" xlink:type="simple">Nike</text:a></text:p>
          </table:table-cell>
          <table:table-cell office:value-type="string" calcext:value-type="string">
            <text:p><text:a xlink:href="http://www.sec.gov/cgi-bin/browse-edgar?CIK=NKE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Washington_County,_Oregon" xlink:type="simple">Washington County, Oregon</text:a></text:p>
          </table:table-cell>
          <table:table-cell office:value-type="string" calcext:value-type="string">
            <text:p>1988-11-30</text:p>
          </table:table-cell>
          <table:table-cell office:value-type="float" office:value="320187" calcext:value-type="float">
            <text:p>32018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NLSN" xlink:type="simple">NLSN</text:a></text:p>
          </table:table-cell>
          <table:table-cell office:value-type="string" calcext:value-type="string">
            <text:p><text:a xlink:href="https://en.wikipedia.org/wiki/Nielsen_Holdings" xlink:type="simple">Nielsen Holdings</text:a></text:p>
          </table:table-cell>
          <table:table-cell office:value-type="string" calcext:value-type="string">
            <text:p><text:a xlink:href="http://www.sec.gov/cgi-bin/browse-edgar?CIK=NLSN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3-07-09</text:p>
          </table:table-cell>
          <table:table-cell office:value-type="float" office:value="1492633" calcext:value-type="float">
            <text:p>14926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NOC" xlink:type="simple">NOC</text:a></text:p>
          </table:table-cell>
          <table:table-cell office:value-type="string" calcext:value-type="string">
            <text:p><text:a xlink:href="https://en.wikipedia.org/wiki/Northrop_Grumman_Corp." xlink:type="simple">Northrop Grumman Corp.</text:a></text:p>
          </table:table-cell>
          <table:table-cell office:value-type="string" calcext:value-type="string">
            <text:p><text:a xlink:href="http://www.sec.gov/cgi-bin/browse-edgar?CIK=NOC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est_Falls_Church,_Virginia" xlink:type="simple">West Falls Church, Virginia</text:a></text:p>
          </table:table-cell>
          <table:table-cell office:value-type="string" calcext:value-type="string">
            <text:p>1985-06-30</text:p>
          </table:table-cell>
          <table:table-cell office:value-type="float" office:value="1133421" calcext:value-type="float">
            <text:p>113342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NOV" xlink:type="simple">NOV</text:a></text:p>
          </table:table-cell>
          <table:table-cell office:value-type="string" calcext:value-type="string">
            <text:p><text:a xlink:href="https://en.wikipedia.org/wiki/National_Oilwell_Varco_Inc." xlink:type="simple">National Oilwell Varco Inc.</text:a></text:p>
          </table:table-cell>
          <table:table-cell office:value-type="string" calcext:value-type="string">
            <text:p><text:a xlink:href="http://www.sec.gov/cgi-bin/browse-edgar?CIK=NOV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5-03-14</text:p>
          </table:table-cell>
          <table:table-cell office:value-type="float" office:value="1021860" calcext:value-type="float">
            <text:p>10218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NRG" xlink:type="simple">NRG</text:a></text:p>
          </table:table-cell>
          <table:table-cell office:value-type="string" calcext:value-type="string">
            <text:p><text:a xlink:href="https://en.wikipedia.org/wiki/NRG_Energy" xlink:type="simple">NRG Energy</text:a></text:p>
          </table:table-cell>
          <table:table-cell office:value-type="string" calcext:value-type="string">
            <text:p><text:a xlink:href="http://www.sec.gov/cgi-bin/browse-edgar?CIK=NRG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Princeton,_New_Jersey" xlink:type="simple">Princeton, New Jersey</text:a></text:p>
          </table:table-cell>
          <table:table-cell office:value-type="string" calcext:value-type="string">
            <text:p>2010-01-29</text:p>
          </table:table-cell>
          <table:table-cell office:value-type="float" office:value="1013871" calcext:value-type="float">
            <text:p>10138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NSC" xlink:type="simple">NSC</text:a></text:p>
          </table:table-cell>
          <table:table-cell office:value-type="string" calcext:value-type="string">
            <text:p><text:a xlink:href="https://en.wikipedia.org/wiki/Norfolk_Southern_Corp." xlink:type="simple">Norfolk Southern Corp.</text:a></text:p>
          </table:table-cell>
          <table:table-cell office:value-type="string" calcext:value-type="string">
            <text:p><text:a xlink:href="http://www.sec.gov/cgi-bin/browse-edgar?CIK=NSC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Norfolk,_Virginia" xlink:type="simple">Norfolk, Virginia</text:a></text:p>
          </table:table-cell>
          <table:table-cell table:style-name="ce5"/>
          <table:table-cell office:value-type="float" office:value="702165" calcext:value-type="float">
            <text:p>7021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ntap" xlink:type="simple">NTAP</text:a></text:p>
          </table:table-cell>
          <table:table-cell office:value-type="string" calcext:value-type="string">
            <text:p><text:a xlink:href="https://en.wikipedia.org/wiki/NetApp" xlink:type="simple">NetApp</text:a></text:p>
          </table:table-cell>
          <table:table-cell office:value-type="string" calcext:value-type="string">
            <text:p><text:a xlink:href="http://www.sec.gov/cgi-bin/browse-edgar?CIK=NTAP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1999-06-25</text:p>
          </table:table-cell>
          <table:table-cell office:value-type="float" office:value="1002047" calcext:value-type="float">
            <text:p>100204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ntrs" xlink:type="simple">NTRS</text:a></text:p>
          </table:table-cell>
          <table:table-cell office:value-type="string" calcext:value-type="string">
            <text:p><text:a xlink:href="https://en.wikipedia.org/wiki/Northern_Trust_Corp." xlink:type="simple">Northern Trust Corp.</text:a></text:p>
          </table:table-cell>
          <table:table-cell office:value-type="string" calcext:value-type="string">
            <text:p><text:a xlink:href="http://www.sec.gov/cgi-bin/browse-edgar?CIK=NTRS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table:style-name="ce5"/>
          <table:table-cell office:value-type="float" office:value="73124" calcext:value-type="float">
            <text:p>731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NUE" xlink:type="simple">NUE</text:a></text:p>
          </table:table-cell>
          <table:table-cell office:value-type="string" calcext:value-type="string">
            <text:p><text:a xlink:href="https://en.wikipedia.org/wiki/Nucor_Corp." xlink:type="simple">Nucor Corp.</text:a></text:p>
          </table:table-cell>
          <table:table-cell office:value-type="string" calcext:value-type="string">
            <text:p><text:a xlink:href="http://www.sec.gov/cgi-bin/browse-edgar?CIK=NUE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85-04-30</text:p>
          </table:table-cell>
          <table:table-cell office:value-type="float" office:value="73309" calcext:value-type="float">
            <text:p>733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nvda" xlink:type="simple">NVDA</text:a></text:p>
          </table:table-cell>
          <table:table-cell office:value-type="string" calcext:value-type="string">
            <text:p><text:a xlink:href="https://en.wikipedia.org/wiki/Nvidia_Corporation" xlink:type="simple">Nvidia Corporation</text:a></text:p>
          </table:table-cell>
          <table:table-cell office:value-type="string" calcext:value-type="string">
            <text:p><text:a xlink:href="http://www.sec.gov/cgi-bin/browse-edgar?CIK=NVDA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01-11-30</text:p>
          </table:table-cell>
          <table:table-cell office:value-type="float" office:value="1045810" calcext:value-type="float">
            <text:p>10458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NWL" xlink:type="simple">NWL</text:a></text:p>
          </table:table-cell>
          <table:table-cell office:value-type="string" calcext:value-type="string">
            <text:p><text:a xlink:href="https://en.wikipedia.org/wiki/Newell_Brands" xlink:type="simple">Newell Brands</text:a></text:p>
          </table:table-cell>
          <table:table-cell office:value-type="string" calcext:value-type="string">
            <text:p><text:a xlink:href="http://www.sec.gov/cgi-bin/browse-edgar?CIK=NWL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wares &amp; Specialties</text:p>
          </table:table-cell>
          <table:table-cell office:value-type="string" calcext:value-type="string">
            <text:p><text:a xlink:href="https://en.wikipedia.org/wiki/Sandy_Springs,_Georgia" xlink:type="simple">Sandy Springs, Georgia</text:a></text:p>
          </table:table-cell>
          <table:table-cell office:value-type="string" calcext:value-type="string">
            <text:p>1989-04-30</text:p>
          </table:table-cell>
          <table:table-cell office:value-type="float" office:value="814453" calcext:value-type="float">
            <text:p>8144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nws" xlink:type="simple">NWS</text:a></text:p>
          </table:table-cell>
          <table:table-cell office:value-type="string" calcext:value-type="string">
            <text:p><text:a xlink:href="https://en.wikipedia.org/wiki/News_Corp._Class_B" xlink:type="simple">News Corp. Class B</text:a></text:p>
          </table:table-cell>
          <table:table-cell office:value-type="string" calcext:value-type="string">
            <text:p><text:a xlink:href="http://www.sec.gov/cgi-bin/browse-edgar?CIK=NWS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5-09-18</text:p>
          </table:table-cell>
          <table:table-cell office:value-type="float" office:value="1564708" calcext:value-type="float">
            <text:p>15647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nwsa" xlink:type="simple">NWSA</text:a></text:p>
          </table:table-cell>
          <table:table-cell office:value-type="string" calcext:value-type="string">
            <text:p><text:a xlink:href="https://en.wikipedia.org/wiki/News_Corp._Class_A" xlink:type="simple">News Corp. Class A</text:a></text:p>
          </table:table-cell>
          <table:table-cell office:value-type="string" calcext:value-type="string">
            <text:p><text:a xlink:href="http://www.sec.gov/cgi-bin/browse-edgar?CIK=NWS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3-08-01</text:p>
          </table:table-cell>
          <table:table-cell office:value-type="float" office:value="1564708" calcext:value-type="float">
            <text:p>15647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O" xlink:type="simple">O</text:a></text:p>
          </table:table-cell>
          <table:table-cell office:value-type="string" calcext:value-type="string">
            <text:p><text:a xlink:href="https://en.wikipedia.org/wiki/Realty_Income_Corporation" xlink:type="simple">Realty Income Corporation</text:a></text:p>
          </table:table-cell>
          <table:table-cell office:value-type="string" calcext:value-type="string">
            <text:p><text:a xlink:href="http://www.sec.gov/cgi-bin/browse-edgar?CIK=O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5-04-07</text:p>
          </table:table-cell>
          <table:table-cell office:value-type="float" office:value="726728" calcext:value-type="float">
            <text:p>7267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OKE" xlink:type="simple">OKE</text:a></text:p>
          </table:table-cell>
          <table:table-cell office:value-type="string" calcext:value-type="string">
            <text:p><text:a xlink:href="https://en.wikipedia.org/wiki/ONEOK" xlink:type="simple">ONEOK</text:a></text:p>
          </table:table-cell>
          <table:table-cell office:value-type="string" calcext:value-type="string">
            <text:p><text:a xlink:href="http://www.sec.gov/cgi-bin/browse-edgar?CIK=OKE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  <table:table-cell office:value-type="string" calcext:value-type="string">
            <text:p>2010-03-15</text:p>
          </table:table-cell>
          <table:table-cell office:value-type="float" office:value="1039684" calcext:value-type="float">
            <text:p>10396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OMC" xlink:type="simple">OMC</text:a></text:p>
          </table:table-cell>
          <table:table-cell office:value-type="string" calcext:value-type="string">
            <text:p><text:a xlink:href="https://en.wikipedia.org/wiki/Omnicom_Group" xlink:type="simple">Omnicom Group</text:a></text:p>
          </table:table-cell>
          <table:table-cell office:value-type="string" calcext:value-type="string">
            <text:p><text:a xlink:href="http://www.sec.gov/cgi-bin/browse-edgar?CIK=OMC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29989" calcext:value-type="float">
            <text:p>299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ORCL" xlink:type="simple">ORCL</text:a></text:p>
          </table:table-cell>
          <table:table-cell office:value-type="string" calcext:value-type="string">
            <text:p><text:a xlink:href="https://en.wikipedia.org/wiki/Oracle_Corp." xlink:type="simple">Oracle Corp.</text:a></text:p>
          </table:table-cell>
          <table:table-cell office:value-type="string" calcext:value-type="string">
            <text:p><text:a xlink:href="http://www.sec.gov/cgi-bin/browse-edgar?CIK=ORCL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Redwood_Shores,_California" xlink:type="simple">Redwood Shores, California</text:a></text:p>
          </table:table-cell>
          <table:table-cell office:value-type="string" calcext:value-type="string">
            <text:p>1989-08-31</text:p>
          </table:table-cell>
          <table:table-cell office:value-type="float" office:value="1341439" calcext:value-type="float">
            <text:p>1341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orly" xlink:type="simple">ORLY</text:a></text:p>
          </table:table-cell>
          <table:table-cell office:value-type="string" calcext:value-type="string">
            <text:p><text:a xlink:href="https://en.wikipedia.org/wiki/O%27Reilly_Automotive" xlink:type="simple">O'Reilly Automotive</text:a></text:p>
          </table:table-cell>
          <table:table-cell office:value-type="string" calcext:value-type="string">
            <text:p><text:a xlink:href="http://www.sec.gov/cgi-bin/browse-edgar?CIK=ORLY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Springfield,_Missouri" xlink:type="simple">Springfield, Missouri</text:a></text:p>
          </table:table-cell>
          <table:table-cell office:value-type="string" calcext:value-type="string">
            <text:p>2009-03-27</text:p>
          </table:table-cell>
          <table:table-cell office:value-type="float" office:value="898173" calcext:value-type="float">
            <text:p>8981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OXY" xlink:type="simple">OXY</text:a></text:p>
          </table:table-cell>
          <table:table-cell office:value-type="string" calcext:value-type="string">
            <text:p><text:a xlink:href="https://en.wikipedia.org/wiki/Occidental_Petroleum" xlink:type="simple">Occidental Petroleum</text:a></text:p>
          </table:table-cell>
          <table:table-cell office:value-type="string" calcext:value-type="string">
            <text:p><text:a xlink:href="http://www.sec.gov/cgi-bin/browse-edgar?CIK=OXY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Los_Angeles,_California" xlink:type="simple">Los Angeles, California</text:a></text:p>
          </table:table-cell>
          <table:table-cell office:value-type="string" calcext:value-type="string">
            <text:p>1982-12-31</text:p>
          </table:table-cell>
          <table:table-cell office:value-type="float" office:value="797468" calcext:value-type="float">
            <text:p>7974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payx" xlink:type="simple">PAYX</text:a></text:p>
          </table:table-cell>
          <table:table-cell office:value-type="string" calcext:value-type="string">
            <text:p><text:a xlink:href="https://en.wikipedia.org/wiki/Paychex_Inc." xlink:type="simple">Paychex Inc.</text:a></text:p>
          </table:table-cell>
          <table:table-cell office:value-type="string" calcext:value-type="string">
            <text:p><text:a xlink:href="http://www.sec.gov/cgi-bin/browse-edgar?CIK=PAYX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Penfield,_New_York" xlink:type="simple">Penfield, New York</text:a></text:p>
          </table:table-cell>
          <table:table-cell table:style-name="ce5"/>
          <table:table-cell office:value-type="float" office:value="723531" calcext:value-type="float">
            <text:p>72353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pbct" xlink:type="simple">PBCT</text:a></text:p>
          </table:table-cell>
          <table:table-cell office:value-type="string" calcext:value-type="string">
            <text:p><text:a xlink:href="https://en.wikipedia.org/wiki/People%27s_United_Financial" xlink:type="simple">People's United Financial</text:a></text:p>
          </table:table-cell>
          <table:table-cell office:value-type="string" calcext:value-type="string">
            <text:p><text:a xlink:href="http://www.sec.gov/cgi-bin/browse-edgar?CIK=PBCT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Thrifts &amp; Mortgage Finance</text:p>
          </table:table-cell>
          <table:table-cell office:value-type="string" calcext:value-type="string">
            <text:p><text:a xlink:href="https://en.wikipedia.org/wiki/Bridgeport,_Connecticut" xlink:type="simple">Bridgeport, Connecticut</text:a></text:p>
          </table:table-cell>
          <table:table-cell office:value-type="string" calcext:value-type="string">
            <text:p>2008-11-13</text:p>
          </table:table-cell>
          <table:table-cell office:value-type="float" office:value="1378946" calcext:value-type="float">
            <text:p>137894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pcar" xlink:type="simple">PCAR</text:a></text:p>
          </table:table-cell>
          <table:table-cell office:value-type="string" calcext:value-type="string">
            <text:p><text:a xlink:href="https://en.wikipedia.org/wiki/PACCAR_Inc." xlink:type="simple">PACCAR Inc.</text:a></text:p>
          </table:table-cell>
          <table:table-cell office:value-type="string" calcext:value-type="string">
            <text:p><text:a xlink:href="http://www.sec.gov/cgi-bin/browse-edgar?CIK=PCAR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  <table:table-cell office:value-type="string" calcext:value-type="string">
            <text:p>1980-12-31</text:p>
          </table:table-cell>
          <table:table-cell office:value-type="float" office:value="75362" calcext:value-type="float">
            <text:p>753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PCG" xlink:type="simple">PCG</text:a></text:p>
          </table:table-cell>
          <table:table-cell office:value-type="string" calcext:value-type="string">
            <text:p><text:a xlink:href="https://en.wikipedia.org/wiki/PG%26E_Corp." xlink:type="simple">PG&amp;E Corp.</text:a></text:p>
          </table:table-cell>
          <table:table-cell office:value-type="string" calcext:value-type="string">
            <text:p><text:a xlink:href="http://www.sec.gov/cgi-bin/browse-edgar?CIK=PCG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table:style-name="ce5"/>
          <table:table-cell office:value-type="float" office:value="1004980" calcext:value-type="float">
            <text:p>100498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pcln" xlink:type="simple">PCLN</text:a></text:p>
          </table:table-cell>
          <table:table-cell office:value-type="string" calcext:value-type="string">
            <text:p><text:a xlink:href="https://en.wikipedia.org/wiki/The_Priceline_Group" xlink:type="simple">Priceline.com Inc</text:a></text:p>
          </table:table-cell>
          <table:table-cell office:value-type="string" calcext:value-type="string">
            <text:p><text:a xlink:href="http://www.sec.gov/cgi-bin/browse-edgar?CIK=PCLN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  <table:table-cell office:value-type="string" calcext:value-type="string">
            <text:p>2009-11-06</text:p>
          </table:table-cell>
          <table:table-cell office:value-type="float" office:value="1075531" calcext:value-type="float">
            <text:p>10755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pdco" xlink:type="simple">PDCO</text:a></text:p>
          </table:table-cell>
          <table:table-cell office:value-type="string" calcext:value-type="string">
            <text:p><text:a xlink:href="https://en.wikipedia.org/wiki/Patterson_Companies" xlink:type="simple">Patterson Companies</text:a></text:p>
          </table:table-cell>
          <table:table-cell office:value-type="string" calcext:value-type="string">
            <text:p><text:a xlink:href="http://www.sec.gov/cgi-bin/browse-edgar?CIK=PDCO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St._Paul,_Minnesota" xlink:type="simple">St. Paul, Minnesota</text:a></text:p>
          </table:table-cell>
          <table:table-cell office:value-type="string" calcext:value-type="string">
            <text:p>2005-10-11</text:p>
          </table:table-cell>
          <table:table-cell office:value-type="float" office:value="891024" calcext:value-type="float">
            <text:p>891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EG" xlink:type="simple">PEG</text:a></text:p>
          </table:table-cell>
          <table:table-cell office:value-type="string" calcext:value-type="string">
            <text:p><text:a xlink:href="https://en.wikipedia.org/wiki/Public_Serv._Enterprise_Inc." xlink:type="simple">Public Serv. Enterprise Inc.</text:a></text:p>
          </table:table-cell>
          <table:table-cell office:value-type="string" calcext:value-type="string">
            <text:p><text:a xlink:href="http://www.sec.gov/cgi-bin/browse-edgar?CIK=PEG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  <table:table-cell table:style-name="ce5"/>
          <table:table-cell office:value-type="float" office:value="788784" calcext:value-type="float">
            <text:p>788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EP" xlink:type="simple">PEP</text:a></text:p>
          </table:table-cell>
          <table:table-cell office:value-type="string" calcext:value-type="string">
            <text:p><text:a xlink:href="https://en.wikipedia.org/wiki/PepsiCo_Inc." xlink:type="simple">PepsiCo Inc.</text:a></text:p>
          </table:table-cell>
          <table:table-cell office:value-type="string" calcext:value-type="string">
            <text:p><text:a xlink:href="http://www.sec.gov/cgi-bin/browse-edgar?CIK=PEP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Purchase,_New_York" xlink:type="simple">Purchase, New York</text:a></text:p>
          </table:table-cell>
          <table:table-cell table:style-name="ce5"/>
          <table:table-cell office:value-type="float" office:value="77476" calcext:value-type="float">
            <text:p>774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FE" xlink:type="simple">PFE</text:a></text:p>
          </table:table-cell>
          <table:table-cell office:value-type="string" calcext:value-type="string">
            <text:p><text:a xlink:href="https://en.wikipedia.org/wiki/Pfizer_Inc." xlink:type="simple">Pfizer Inc.</text:a></text:p>
          </table:table-cell>
          <table:table-cell office:value-type="string" calcext:value-type="string">
            <text:p><text:a xlink:href="http://www.sec.gov/cgi-bin/browse-edgar?CIK=PFE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78003" calcext:value-type="float">
            <text:p>780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FG" xlink:type="simple">PFG</text:a></text:p>
          </table:table-cell>
          <table:table-cell office:value-type="string" calcext:value-type="string">
            <text:p><text:a xlink:href="https://en.wikipedia.org/wiki/Principal_Financial_Group" xlink:type="simple">Principal Financial Group</text:a></text:p>
          </table:table-cell>
          <table:table-cell office:value-type="string" calcext:value-type="string">
            <text:p><text:a xlink:href="http://www.sec.gov/cgi-bin/browse-edgar?CIK=PFG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Des_Moines,_Iowa" xlink:type="simple">Des Moines, Iowa</text:a></text:p>
          </table:table-cell>
          <table:table-cell office:value-type="string" calcext:value-type="string">
            <text:p>2002-07-22</text:p>
          </table:table-cell>
          <table:table-cell office:value-type="float" office:value="1126328" calcext:value-type="float">
            <text:p>11263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G" xlink:type="simple">PG</text:a></text:p>
          </table:table-cell>
          <table:table-cell office:value-type="string" calcext:value-type="string">
            <text:p><text:a xlink:href="https://en.wikipedia.org/wiki/Procter_%26_Gamble" xlink:type="simple">Procter &amp; Gamble</text:a></text:p>
          </table:table-cell>
          <table:table-cell office:value-type="string" calcext:value-type="string">
            <text:p><text:a xlink:href="http://www.sec.gov/cgi-bin/browse-edgar?CIK=PG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table:style-name="ce5"/>
          <table:table-cell office:value-type="float" office:value="80424" calcext:value-type="float">
            <text:p>804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PGR" xlink:type="simple">PGR</text:a></text:p>
          </table:table-cell>
          <table:table-cell office:value-type="string" calcext:value-type="string">
            <text:p><text:a xlink:href="https://en.wikipedia.org/wiki/Progressive_Corp." xlink:type="simple">Progressive Corp.</text:a></text:p>
          </table:table-cell>
          <table:table-cell office:value-type="string" calcext:value-type="string">
            <text:p><text:a xlink:href="http://www.sec.gov/cgi-bin/browse-edgar?CIK=PGR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Mayfield_Village,_Ohio" xlink:type="simple">Mayfield Village, Ohio</text:a></text:p>
          </table:table-cell>
          <table:table-cell office:value-type="string" calcext:value-type="string">
            <text:p>1997-08-04</text:p>
          </table:table-cell>
          <table:table-cell office:value-type="float" office:value="80661" calcext:value-type="float">
            <text:p>80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H" xlink:type="simple">PH</text:a></text:p>
          </table:table-cell>
          <table:table-cell office:value-type="string" calcext:value-type="string">
            <text:p><text:a xlink:href="https://en.wikipedia.org/wiki/Parker-Hannifin" xlink:type="simple">Parker-Hannifin</text:a></text:p>
          </table:table-cell>
          <table:table-cell office:value-type="string" calcext:value-type="string">
            <text:p><text:a xlink:href="http://www.sec.gov/cgi-bin/browse-edgar?CIK=PH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85-11-30</text:p>
          </table:table-cell>
          <table:table-cell office:value-type="float" office:value="76334" calcext:value-type="float">
            <text:p>763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HM" xlink:type="simple">PHM</text:a></text:p>
          </table:table-cell>
          <table:table-cell office:value-type="string" calcext:value-type="string">
            <text:p><text:a xlink:href="https://en.wikipedia.org/wiki/Pulte_Homes_Inc." xlink:type="simple">Pulte Homes Inc.</text:a></text:p>
          </table:table-cell>
          <table:table-cell office:value-type="string" calcext:value-type="string">
            <text:p><text:a xlink:href="http://www.sec.gov/cgi-bin/browse-edgar?CIK=PHM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4-04-30</text:p>
          </table:table-cell>
          <table:table-cell office:value-type="float" office:value="822416" calcext:value-type="float">
            <text:p>8224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KG" xlink:type="simple">PKG</text:a></text:p>
          </table:table-cell>
          <table:table-cell office:value-type="string" calcext:value-type="string">
            <text:p><text:a xlink:href="https://en.wikipedia.org/wiki/Packaging_Corporation_of_America" xlink:type="simple">Packaging Corporation of America</text:a></text:p>
          </table:table-cell>
          <table:table-cell office:value-type="string" calcext:value-type="string">
            <text:p><text:a xlink:href="http://www.sec.gov/cgi-bin/browse-edgar?CIK=PKG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2017-07-26</text:p>
          </table:table-cell>
          <table:table-cell office:value-type="float" office:value="75677" calcext:value-type="float">
            <text:p>756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KI" xlink:type="simple">PKI</text:a></text:p>
          </table:table-cell>
          <table:table-cell office:value-type="string" calcext:value-type="string">
            <text:p><text:a xlink:href="https://en.wikipedia.org/wiki/PerkinElmer" xlink:type="simple">PerkinElmer</text:a></text:p>
          </table:table-cell>
          <table:table-cell office:value-type="string" calcext:value-type="string">
            <text:p><text:a xlink:href="http://www.sec.gov/cgi-bin/browse-edgar?CIK=PKI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office:value-type="string" calcext:value-type="string">
            <text:p>1985-05-31</text:p>
          </table:table-cell>
          <table:table-cell office:value-type="float" office:value="31791" calcext:value-type="float">
            <text:p>317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LD" xlink:type="simple">PLD</text:a></text:p>
          </table:table-cell>
          <table:table-cell office:value-type="string" calcext:value-type="string">
            <text:p><text:a xlink:href="https://en.wikipedia.org/wiki/Prologis" xlink:type="simple">Prologis</text:a></text:p>
          </table:table-cell>
          <table:table-cell office:value-type="string" calcext:value-type="string">
            <text:p><text:a xlink:href="http://www.sec.gov/cgi-bin/browse-edgar?CIK=PLD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3-07-17</text:p>
          </table:table-cell>
          <table:table-cell office:value-type="float" office:value="1045609" calcext:value-type="float">
            <text:p>1045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M" xlink:type="simple">PM</text:a></text:p>
          </table:table-cell>
          <table:table-cell office:value-type="string" calcext:value-type="string">
            <text:p><text:a xlink:href="https://en.wikipedia.org/wiki/Philip_Morris_International" xlink:type="simple">Philip Morris International</text:a></text:p>
          </table:table-cell>
          <table:table-cell office:value-type="string" calcext:value-type="string">
            <text:p><text:a xlink:href="http://www.sec.gov/cgi-bin/browse-edgar?CIK=PM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8-03-31</text:p>
          </table:table-cell>
          <table:table-cell office:value-type="float" office:value="1413329" calcext:value-type="float">
            <text:p>14133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NC" xlink:type="simple">PNC</text:a></text:p>
          </table:table-cell>
          <table:table-cell office:value-type="string" calcext:value-type="string">
            <text:p><text:a xlink:href="https://en.wikipedia.org/wiki/PNC_Financial_Services" xlink:type="simple">PNC Financial Services</text:a></text:p>
          </table:table-cell>
          <table:table-cell office:value-type="string" calcext:value-type="string">
            <text:p><text:a xlink:href="http://www.sec.gov/cgi-bin/browse-edgar?CIK=PNC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1988-04-30</text:p>
          </table:table-cell>
          <table:table-cell office:value-type="float" office:value="713676" calcext:value-type="float">
            <text:p>7136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NR" xlink:type="simple">PNR</text:a></text:p>
          </table:table-cell>
          <table:table-cell office:value-type="string" calcext:value-type="string">
            <text:p><text:a xlink:href="https://en.wikipedia.org/wiki/Pentair" xlink:type="simple">Pentair Ltd.</text:a></text:p>
          </table:table-cell>
          <table:table-cell office:value-type="string" calcext:value-type="string">
            <text:p><text:a xlink:href="http://www.sec.gov/cgi-bin/browse-edgar?CIK=PNR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orsley,_UK" xlink:type="simple">Worsley, UK</text:a></text:p>
          </table:table-cell>
          <table:table-cell office:value-type="string" calcext:value-type="string">
            <text:p>2012-10-01</text:p>
          </table:table-cell>
          <table:table-cell office:value-type="float" office:value="77360" calcext:value-type="float">
            <text:p>773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PNW" xlink:type="simple">PNW</text:a></text:p>
          </table:table-cell>
          <table:table-cell office:value-type="string" calcext:value-type="string">
            <text:p><text:a xlink:href="https://en.wikipedia.org/wiki/Arizona_Public_Service#Pinnacle_West_Capital" xlink:type="simple">Pinnacle West Capital</text:a></text:p>
          </table:table-cell>
          <table:table-cell office:value-type="string" calcext:value-type="string">
            <text:p><text:a xlink:href="http://www.sec.gov/cgi-bin/browse-edgar?CIK=PNW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table:style-name="ce5"/>
          <table:table-cell office:value-type="float" office:value="764622" calcext:value-type="float">
            <text:p>7646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PG" xlink:type="simple">PPG</text:a></text:p>
          </table:table-cell>
          <table:table-cell office:value-type="string" calcext:value-type="string">
            <text:p><text:a xlink:href="https://en.wikipedia.org/wiki/PPG_Industries" xlink:type="simple">PPG Industries</text:a></text:p>
          </table:table-cell>
          <table:table-cell office:value-type="string" calcext:value-type="string">
            <text:p><text:a xlink:href="http://www.sec.gov/cgi-bin/browse-edgar?CIK=PPG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table:style-name="ce5"/>
          <table:table-cell office:value-type="float" office:value="79879" calcext:value-type="float">
            <text:p>798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PL" xlink:type="simple">PPL</text:a></text:p>
          </table:table-cell>
          <table:table-cell office:value-type="string" calcext:value-type="string">
            <text:p><text:a xlink:href="https://en.wikipedia.org/wiki/PPL_Corp." xlink:type="simple">PPL Corp.</text:a></text:p>
          </table:table-cell>
          <table:table-cell office:value-type="string" calcext:value-type="string">
            <text:p><text:a xlink:href="http://www.sec.gov/cgi-bin/browse-edgar?CIK=PPL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  <table:table-cell table:style-name="ce5"/>
          <table:table-cell office:value-type="float" office:value="922224" calcext:value-type="float">
            <text:p>9222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RGO" xlink:type="simple">PRGO</text:a></text:p>
          </table:table-cell>
          <table:table-cell office:value-type="string" calcext:value-type="string">
            <text:p><text:a xlink:href="https://en.wikipedia.org/wiki/Perrigo" xlink:type="simple">Perrigo</text:a></text:p>
          </table:table-cell>
          <table:table-cell office:value-type="string" calcext:value-type="string">
            <text:p><text:a xlink:href="http://www.sec.gov/cgi-bin/browse-edgar?CIK=PRGO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1-12-19</text:p>
          </table:table-cell>
          <table:table-cell office:value-type="float" office:value="1585364" calcext:value-type="float">
            <text:p>1585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RU" xlink:type="simple">PRU</text:a></text:p>
          </table:table-cell>
          <table:table-cell office:value-type="string" calcext:value-type="string">
            <text:p><text:a xlink:href="https://en.wikipedia.org/wiki/Prudential_Financial" xlink:type="simple">Prudential Financial</text:a></text:p>
          </table:table-cell>
          <table:table-cell office:value-type="string" calcext:value-type="string">
            <text:p><text:a xlink:href="http://www.sec.gov/cgi-bin/browse-edgar?CIK=PRU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  <table:table-cell office:value-type="string" calcext:value-type="string">
            <text:p>2002-07-22</text:p>
          </table:table-cell>
          <table:table-cell office:value-type="float" office:value="1137774" calcext:value-type="float">
            <text:p>11377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SA" xlink:type="simple">PSA</text:a></text:p>
          </table:table-cell>
          <table:table-cell office:value-type="string" calcext:value-type="string">
            <text:p><text:a xlink:href="https://en.wikipedia.org/wiki/Public_Storage" xlink:type="simple">Public Storage</text:a></text:p>
          </table:table-cell>
          <table:table-cell office:value-type="string" calcext:value-type="string">
            <text:p><text:a xlink:href="http://www.sec.gov/cgi-bin/browse-edgar?CIK=PSA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  <table:table-cell office:value-type="string" calcext:value-type="string">
            <text:p>2005-08-19</text:p>
          </table:table-cell>
          <table:table-cell office:value-type="float" office:value="1393311" calcext:value-type="float">
            <text:p>13933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PSX" xlink:type="simple">PSX</text:a></text:p>
          </table:table-cell>
          <table:table-cell office:value-type="string" calcext:value-type="string">
            <text:p><text:a xlink:href="https://en.wikipedia.org/wiki/Phillips_66" xlink:type="simple">Phillips 66</text:a></text:p>
          </table:table-cell>
          <table:table-cell office:value-type="string" calcext:value-type="string">
            <text:p><text:a xlink:href="http://www.sec.gov/cgi-bin/browse-edgar?CIK=PSX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5-01</text:p>
          </table:table-cell>
          <table:table-cell office:value-type="float" office:value="1534701" calcext:value-type="float">
            <text:p>153470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PVH" xlink:type="simple">PVH</text:a></text:p>
          </table:table-cell>
          <table:table-cell office:value-type="string" calcext:value-type="string">
            <text:p><text:a xlink:href="https://en.wikipedia.org/wiki/PVH_Corp." xlink:type="simple">PVH Corp.</text:a></text:p>
          </table:table-cell>
          <table:table-cell office:value-type="string" calcext:value-type="string">
            <text:p><text:a xlink:href="http://www.sec.gov/cgi-bin/browse-edgar?CIK=PVH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3-02-15</text:p>
          </table:table-cell>
          <table:table-cell office:value-type="float" office:value="78239" calcext:value-type="float">
            <text:p>7823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PWR" xlink:type="simple">PWR</text:a></text:p>
          </table:table-cell>
          <table:table-cell office:value-type="string" calcext:value-type="string">
            <text:p><text:a xlink:href="https://en.wikipedia.org/wiki/Quanta_Services_Inc." xlink:type="simple">Quanta Services Inc.</text:a></text:p>
          </table:table-cell>
          <table:table-cell office:value-type="string" calcext:value-type="string">
            <text:p><text:a xlink:href="http://www.sec.gov/cgi-bin/browse-edgar?CIK=PWR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9-07-01</text:p>
          </table:table-cell>
          <table:table-cell office:value-type="float" office:value="1050915" calcext:value-type="float">
            <text:p>10509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PX" xlink:type="simple">PX</text:a></text:p>
          </table:table-cell>
          <table:table-cell office:value-type="string" calcext:value-type="string">
            <text:p><text:a xlink:href="https://en.wikipedia.org/wiki/Praxair_Inc." xlink:type="simple">Praxair Inc.</text:a></text:p>
          </table:table-cell>
          <table:table-cell office:value-type="string" calcext:value-type="string">
            <text:p><text:a xlink:href="http://www.sec.gov/cgi-bin/browse-edgar?CIK=PX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Danbury,_Connecticut" xlink:type="simple">Danbury, Connecticut</text:a></text:p>
          </table:table-cell>
          <table:table-cell office:value-type="string" calcext:value-type="string">
            <text:p>1992-07-01</text:p>
          </table:table-cell>
          <table:table-cell office:value-type="float" office:value="884905" calcext:value-type="float">
            <text:p>8849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PXD" xlink:type="simple">PXD</text:a></text:p>
          </table:table-cell>
          <table:table-cell office:value-type="string" calcext:value-type="string">
            <text:p><text:a xlink:href="https://en.wikipedia.org/wiki/Pioneer_Natural_Resources" xlink:type="simple">Pioneer Natural Resources</text:a></text:p>
          </table:table-cell>
          <table:table-cell office:value-type="string" calcext:value-type="string">
            <text:p><text:a xlink:href="http://www.sec.gov/cgi-bin/browse-edgar?CIK=PXD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2008-09-24</text:p>
          </table:table-cell>
          <table:table-cell office:value-type="float" office:value="1038357" calcext:value-type="float">
            <text:p>103835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pypl" xlink:type="simple">PYPL</text:a></text:p>
          </table:table-cell>
          <table:table-cell office:value-type="string" calcext:value-type="string">
            <text:p><text:a xlink:href="https://en.wikipedia.org/wiki/PayPal" xlink:type="simple">PayPal</text:a></text:p>
          </table:table-cell>
          <table:table-cell office:value-type="string" calcext:value-type="string">
            <text:p><text:a xlink:href="http://www.sec.gov/cgi-bin/browse-edgar?CIK=PYPL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5-07-20</text:p>
          </table:table-cell>
          <table:table-cell office:value-type="float" office:value="1633917" calcext:value-type="float">
            <text:p>16339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qcom" xlink:type="simple">QCOM</text:a></text:p>
          </table:table-cell>
          <table:table-cell office:value-type="string" calcext:value-type="string">
            <text:p><text:a xlink:href="https://en.wikipedia.org/wiki/QUALCOMM_Inc." xlink:type="simple">QUALCOMM Inc.</text:a></text:p>
          </table:table-cell>
          <table:table-cell office:value-type="string" calcext:value-type="string">
            <text:p><text:a xlink:href="http://www.sec.gov/cgi-bin/browse-edgar?CIK=QCOM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table:style-name="ce5"/>
          <table:table-cell office:value-type="float" office:value="804328" calcext:value-type="float">
            <text:p>8043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qrvo" xlink:type="simple">QRVO</text:a></text:p>
          </table:table-cell>
          <table:table-cell office:value-type="string" calcext:value-type="string">
            <text:p><text:a xlink:href="https://en.wikipedia.org/wiki/Qorvo" xlink:type="simple">Qorvo</text:a></text:p>
          </table:table-cell>
          <table:table-cell office:value-type="string" calcext:value-type="string">
            <text:p><text:a xlink:href="http://www.sec.gov/cgi-bin/browse-edgar?CIK=QRVO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Greensboro,_North_Carolina" xlink:type="simple">Greensboro, North Carolina</text:a></text:p>
          </table:table-cell>
          <table:table-cell office:value-type="string" calcext:value-type="string">
            <text:p>2015-06-11</text:p>
          </table:table-cell>
          <table:table-cell office:value-type="float" office:value="1604778" calcext:value-type="float">
            <text:p>160477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RCL" xlink:type="simple">RCL</text:a></text:p>
          </table:table-cell>
          <table:table-cell office:value-type="string" calcext:value-type="string">
            <text:p><text:a xlink:href="https://en.wikipedia.org/wiki/Royal_Caribbean_Cruises_Ltd" xlink:type="simple">Royal Caribbean Cruises Ltd</text:a></text:p>
          </table:table-cell>
          <table:table-cell office:value-type="string" calcext:value-type="string">
            <text:p><text:a xlink:href="http://www.sec.gov/cgi-bin/browse-edgar?CIK=RCL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14-12-05</text:p>
          </table:table-cell>
          <table:table-cell office:value-type="float" office:value="884887" calcext:value-type="float">
            <text:p>8848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RE" xlink:type="simple">RE</text:a></text:p>
          </table:table-cell>
          <table:table-cell office:value-type="string" calcext:value-type="string">
            <text:p><text:a xlink:href="https://en.wikipedia.org/w/index.php?title=Everest_Re_Group&amp;action=edit&amp;redlink=1" xlink:type="simple">Everest Re Group</text:a> Ltd</text:p>
          </table:table-cell>
          <table:table-cell office:value-type="string" calcext:value-type="string">
            <text:p><text:a xlink:href="http://www.sec.gov/cgi-bin/browse-edgar?CIK=RE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  <table:table-cell office:value-type="string" calcext:value-type="string">
            <text:p>2017-06-19</text:p>
          </table:table-cell>
          <table:table-cell office:value-type="float" office:value="1095073" calcext:value-type="float">
            <text:p>10950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REG" xlink:type="simple">REG</text:a></text:p>
          </table:table-cell>
          <table:table-cell office:value-type="string" calcext:value-type="string">
            <text:p><text:a xlink:href="https://en.wikipedia.org/wiki/Regency_Centers_Corporation" xlink:type="simple">Regency Centers Corporation</text:a></text:p>
          </table:table-cell>
          <table:table-cell office:value-type="string" calcext:value-type="string">
            <text:p><text:a xlink:href="https://www.sec.gov/cgi-bin/browse-edgar?CIK=REG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  <table:table-cell office:value-type="string" calcext:value-type="string">
            <text:p>2017-03-02</text:p>
          </table:table-cell>
          <table:table-cell office:value-type="float" office:value="910606" calcext:value-type="float">
            <text:p>910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regn" xlink:type="simple">REGN</text:a></text:p>
          </table:table-cell>
          <table:table-cell office:value-type="string" calcext:value-type="string">
            <text:p><text:a xlink:href="https://en.wikipedia.org/wiki/Regeneron" xlink:type="simple">Regeneron</text:a></text:p>
          </table:table-cell>
          <table:table-cell office:value-type="string" calcext:value-type="string">
            <text:p><text:a xlink:href="http://www.sec.gov/cgi-bin/browse-edgar?CIK=REGN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arrytown,_New_York" xlink:type="simple">Tarrytown, New York</text:a></text:p>
          </table:table-cell>
          <table:table-cell office:value-type="string" calcext:value-type="string">
            <text:p>2013-05-01</text:p>
          </table:table-cell>
          <table:table-cell office:value-type="float" office:value="872589" calcext:value-type="float">
            <text:p>8725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RF" xlink:type="simple">RF</text:a></text:p>
          </table:table-cell>
          <table:table-cell office:value-type="string" calcext:value-type="string">
            <text:p><text:a xlink:href="https://en.wikipedia.org/wiki/Regions_Financial_Corp." xlink:type="simple">Regions Financial Corp.</text:a></text:p>
          </table:table-cell>
          <table:table-cell office:value-type="string" calcext:value-type="string">
            <text:p><text:a xlink:href="http://www.sec.gov/cgi-bin/browse-edgar?CIK=RF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  <table:table-cell office:value-type="string" calcext:value-type="string">
            <text:p>1998-08-28</text:p>
          </table:table-cell>
          <table:table-cell office:value-type="float" office:value="1281761" calcext:value-type="float">
            <text:p>128176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RHI" xlink:type="simple">RHI</text:a></text:p>
          </table:table-cell>
          <table:table-cell office:value-type="string" calcext:value-type="string">
            <text:p><text:a xlink:href="https://en.wikipedia.org/wiki/Robert_Half_International" xlink:type="simple">Robert Half International</text:a></text:p>
          </table:table-cell>
          <table:table-cell office:value-type="string" calcext:value-type="string">
            <text:p><text:a xlink:href="http://www.sec.gov/cgi-bin/browse-edgar?CIK=RHI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Human Resource &amp; Employment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  <table:table-cell office:value-type="string" calcext:value-type="string">
            <text:p>2000-12-05</text:p>
          </table:table-cell>
          <table:table-cell office:value-type="float" office:value="315213" calcext:value-type="float">
            <text:p>3152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RHT" xlink:type="simple">RHT</text:a></text:p>
          </table:table-cell>
          <table:table-cell office:value-type="string" calcext:value-type="string">
            <text:p><text:a xlink:href="https://en.wikipedia.org/wiki/Red_Hat_Inc." xlink:type="simple">Red Hat Inc.</text:a></text:p>
          </table:table-cell>
          <table:table-cell office:value-type="string" calcext:value-type="string">
            <text:p><text:a xlink:href="http://www.sec.gov/cgi-bin/browse-edgar?CIK=RHT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  <table:table-cell office:value-type="string" calcext:value-type="string">
            <text:p>2009-07-27</text:p>
          </table:table-cell>
          <table:table-cell office:value-type="float" office:value="1087423" calcext:value-type="float">
            <text:p>108742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RJF" xlink:type="simple">RJF</text:a></text:p>
          </table:table-cell>
          <table:table-cell office:value-type="string" calcext:value-type="string">
            <text:p><text:a xlink:href="https://en.wikipedia.org/wiki/Raymond_James_Financial_Inc." xlink:type="simple">Raymond James Financial Inc.</text:a></text:p>
          </table:table-cell>
          <table:table-cell office:value-type="string" calcext:value-type="string">
            <text:p><text:a xlink:href="http://www.sec.gov/cgi-bin/browse-edgar?CIK=RJF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St._Petersburg,_Florida" xlink:type="simple">St. Petersburg, Florida</text:a></text:p>
          </table:table-cell>
          <table:table-cell office:value-type="string" calcext:value-type="string">
            <text:p>2017-03-20</text:p>
          </table:table-cell>
          <table:table-cell office:value-type="float" office:value="720005" calcext:value-type="float">
            <text:p>7200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RL" xlink:type="simple">RL</text:a></text:p>
          </table:table-cell>
          <table:table-cell office:value-type="string" calcext:value-type="string">
            <text:p><text:a xlink:href="https://en.wikipedia.org/wiki/Polo_Ralph_Lauren_Corp." xlink:type="simple">Polo Ralph Lauren Corp.</text:a></text:p>
          </table:table-cell>
          <table:table-cell office:value-type="string" calcext:value-type="string">
            <text:p><text:a xlink:href="http://www.sec.gov/cgi-bin/browse-edgar?CIK=RL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7-02-02</text:p>
          </table:table-cell>
          <table:table-cell office:value-type="float" office:value="1037038" calcext:value-type="float">
            <text:p>1037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RMD" xlink:type="simple">RMD</text:a></text:p>
          </table:table-cell>
          <table:table-cell office:value-type="string" calcext:value-type="string">
            <text:p><text:a xlink:href="https://en.wikipedia.org/wiki/ResMed" xlink:type="simple">ResMed</text:a></text:p>
          </table:table-cell>
          <table:table-cell office:value-type="string" calcext:value-type="string">
            <text:p><text:a xlink:href="http://www.sec.gov/cgi-bin/browse-edgar?CIK=RMD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7-07-26</text:p>
          </table:table-cell>
          <table:table-cell office:value-type="float" office:value="943819" calcext:value-type="float">
            <text:p>9438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ROK" xlink:type="simple">ROK</text:a></text:p>
          </table:table-cell>
          <table:table-cell office:value-type="string" calcext:value-type="string">
            <text:p><text:a xlink:href="https://en.wikipedia.org/wiki/Rockwell_Automation_Inc." xlink:type="simple">Rockwell Automation Inc.</text:a></text:p>
          </table:table-cell>
          <table:table-cell office:value-type="string" calcext:value-type="string">
            <text:p><text:a xlink:href="http://www.sec.gov/cgi-bin/browse-edgar?CIK=ROK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table:style-name="ce5"/>
          <table:table-cell office:value-type="float" office:value="1024478" calcext:value-type="float">
            <text:p>102447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ROP" xlink:type="simple">ROP</text:a></text:p>
          </table:table-cell>
          <table:table-cell office:value-type="string" calcext:value-type="string">
            <text:p><text:a xlink:href="https://en.wikipedia.org/wiki/Roper_Technologies" xlink:type="simple">Roper Technologies</text:a></text:p>
          </table:table-cell>
          <table:table-cell office:value-type="string" calcext:value-type="string">
            <text:p><text:a xlink:href="http://www.sec.gov/cgi-bin/browse-edgar?CIK=ROP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Sarasota,_Florida" xlink:type="simple">Sarasota, Florida</text:a></text:p>
          </table:table-cell>
          <table:table-cell office:value-type="string" calcext:value-type="string">
            <text:p>2009-12-23</text:p>
          </table:table-cell>
          <table:table-cell office:value-type="float" office:value="882835" calcext:value-type="float">
            <text:p>8828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rost" xlink:type="simple">ROST</text:a></text:p>
          </table:table-cell>
          <table:table-cell office:value-type="string" calcext:value-type="string">
            <text:p><text:a xlink:href="https://en.wikipedia.org/wiki/Ross_Stores" xlink:type="simple">Ross Stores</text:a></text:p>
          </table:table-cell>
          <table:table-cell office:value-type="string" calcext:value-type="string">
            <text:p><text:a xlink:href="http://www.sec.gov/cgi-bin/browse-edgar?CIK=ROST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Pleasanton,_California" xlink:type="simple">Pleasanton, California</text:a></text:p>
          </table:table-cell>
          <table:table-cell office:value-type="string" calcext:value-type="string">
            <text:p>2009-12-21</text:p>
          </table:table-cell>
          <table:table-cell office:value-type="float" office:value="745732" calcext:value-type="float">
            <text:p>7457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RRC" xlink:type="simple">RRC</text:a></text:p>
          </table:table-cell>
          <table:table-cell office:value-type="string" calcext:value-type="string">
            <text:p><text:a xlink:href="https://en.wikipedia.org/wiki/Range_Resources" xlink:type="simple">Range Resources Corp.</text:a></text:p>
          </table:table-cell>
          <table:table-cell office:value-type="string" calcext:value-type="string">
            <text:p><text:a xlink:href="http://www.sec.gov/cgi-bin/browse-edgar?CIK=RRC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Fort_Worth,_Texas" xlink:type="simple">Fort Worth, Texas</text:a></text:p>
          </table:table-cell>
          <table:table-cell office:value-type="string" calcext:value-type="string">
            <text:p>2007-12-21</text:p>
          </table:table-cell>
          <table:table-cell office:value-type="float" office:value="315852" calcext:value-type="float">
            <text:p>3158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RSG" xlink:type="simple">RSG</text:a></text:p>
          </table:table-cell>
          <table:table-cell office:value-type="string" calcext:value-type="string">
            <text:p><text:a xlink:href="https://en.wikipedia.org/wiki/Republic_Services_Inc" xlink:type="simple">Republic Services Inc</text:a></text:p>
          </table:table-cell>
          <table:table-cell office:value-type="string" calcext:value-type="string">
            <text:p><text:a xlink:href="http://www.sec.gov/cgi-bin/browse-edgar?CIK=RSG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office:value-type="string" calcext:value-type="string">
            <text:p>2008-12-05</text:p>
          </table:table-cell>
          <table:table-cell office:value-type="float" office:value="1060391" calcext:value-type="float">
            <text:p>10603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RTN" xlink:type="simple">RTN</text:a></text:p>
          </table:table-cell>
          <table:table-cell office:value-type="string" calcext:value-type="string">
            <text:p><text:a xlink:href="https://en.wikipedia.org/wiki/Raytheon_Co." xlink:type="simple">Raytheon Co.</text:a></text:p>
          </table:table-cell>
          <table:table-cell office:value-type="string" calcext:value-type="string">
            <text:p><text:a xlink:href="http://www.sec.gov/cgi-bin/browse-edgar?CIK=RTN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table:style-name="ce5"/>
          <table:table-cell office:value-type="float" office:value="1047122" calcext:value-type="float">
            <text:p>1047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sbux" xlink:type="simple">SBUX</text:a></text:p>
          </table:table-cell>
          <table:table-cell office:value-type="string" calcext:value-type="string">
            <text:p><text:a xlink:href="https://en.wikipedia.org/wiki/Starbucks_Corp." xlink:type="simple">Starbucks Corp.</text:a></text:p>
          </table:table-cell>
          <table:table-cell office:value-type="string" calcext:value-type="string">
            <text:p><text:a xlink:href="http://www.sec.gov/cgi-bin/browse-edgar?CIK=SBUX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table:style-name="ce5"/>
          <table:table-cell office:value-type="float" office:value="829224" calcext:value-type="float">
            <text:p>8292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SCG" xlink:type="simple">SCG</text:a></text:p>
          </table:table-cell>
          <table:table-cell office:value-type="string" calcext:value-type="string">
            <text:p><text:a xlink:href="https://en.wikipedia.org/wiki/SCANA_Corp" xlink:type="simple">SCANA Corp</text:a></text:p>
          </table:table-cell>
          <table:table-cell office:value-type="string" calcext:value-type="string">
            <text:p><text:a xlink:href="http://www.sec.gov/cgi-bin/browse-edgar?CIK=SCG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Cayce,_South_Carolina" xlink:type="simple">Cayce, South Carolina</text:a></text:p>
          </table:table-cell>
          <table:table-cell office:value-type="string" calcext:value-type="string">
            <text:p>2009-01-02</text:p>
          </table:table-cell>
          <table:table-cell office:value-type="float" office:value="754737" calcext:value-type="float">
            <text:p>75473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SCHW" xlink:type="simple">SCHW</text:a></text:p>
          </table:table-cell>
          <table:table-cell office:value-type="string" calcext:value-type="string">
            <text:p><text:a xlink:href="https://en.wikipedia.org/wiki/Charles_Schwab_Corporation" xlink:type="simple">Charles Schwab Corporation</text:a></text:p>
          </table:table-cell>
          <table:table-cell office:value-type="string" calcext:value-type="string">
            <text:p><text:a xlink:href="http://www.sec.gov/cgi-bin/browse-edgar?CIK=SCHW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table:style-name="ce5"/>
          <table:table-cell office:value-type="float" office:value="316709" calcext:value-type="float">
            <text:p>3167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EE" xlink:type="simple">SEE</text:a></text:p>
          </table:table-cell>
          <table:table-cell office:value-type="string" calcext:value-type="string">
            <text:p><text:a xlink:href="https://en.wikipedia.org/wiki/Sealed_Air_Corp.(New)" xlink:type="simple">Sealed Air</text:a></text:p>
          </table:table-cell>
          <table:table-cell office:value-type="string" calcext:value-type="string">
            <text:p><text:a xlink:href="http://www.sec.gov/cgi-bin/browse-edgar?CIK=SEE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Elmwood_Park,_New_Jersey" xlink:type="simple">Elmwood Park, New Jersey</text:a></text:p>
          </table:table-cell>
          <table:table-cell table:style-name="ce5"/>
          <table:table-cell office:value-type="float" office:value="1012100" calcext:value-type="float">
            <text:p>101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HW" xlink:type="simple">SHW</text:a></text:p>
          </table:table-cell>
          <table:table-cell office:value-type="string" calcext:value-type="string">
            <text:p><text:a xlink:href="https://en.wikipedia.org/wiki/Sherwin-Williams" xlink:type="simple">Sherwin-Williams</text:a></text:p>
          </table:table-cell>
          <table:table-cell office:value-type="string" calcext:value-type="string">
            <text:p><text:a xlink:href="http://www.sec.gov/cgi-bin/browse-edgar?CIK=SHW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64-06-30</text:p>
          </table:table-cell>
          <table:table-cell office:value-type="float" office:value="89800" calcext:value-type="float">
            <text:p>89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IG" xlink:type="simple">SIG</text:a></text:p>
          </table:table-cell>
          <table:table-cell office:value-type="string" calcext:value-type="string">
            <text:p><text:a xlink:href="https://en.wikipedia.org/wiki/Signet_Jewelers" xlink:type="simple">Signet Jewelers</text:a></text:p>
          </table:table-cell>
          <table:table-cell office:value-type="string" calcext:value-type="string">
            <text:p><text:a xlink:href="http://www.sec.gov/cgi-bin/browse-edgar?CIK=SIG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  <table:table-cell office:value-type="string" calcext:value-type="string">
            <text:p>2015-07-29</text:p>
          </table:table-cell>
          <table:table-cell office:value-type="float" office:value="832988" calcext:value-type="float">
            <text:p>83298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SJM" xlink:type="simple">SJM</text:a></text:p>
          </table:table-cell>
          <table:table-cell office:value-type="string" calcext:value-type="string">
            <text:p><text:a xlink:href="https://en.wikipedia.org/wiki/JM_Smucker" xlink:type="simple">JM Smucker</text:a></text:p>
          </table:table-cell>
          <table:table-cell office:value-type="string" calcext:value-type="string">
            <text:p><text:a xlink:href="http://www.sec.gov/cgi-bin/browse-edgar?CIK=SJM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Orrville,_Ohio" xlink:type="simple">Orrville, Ohio</text:a></text:p>
          </table:table-cell>
          <table:table-cell office:value-type="string" calcext:value-type="string">
            <text:p>2008-11-06</text:p>
          </table:table-cell>
          <table:table-cell office:value-type="float" office:value="91419" calcext:value-type="float">
            <text:p>914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SLB" xlink:type="simple">SLB</text:a></text:p>
          </table:table-cell>
          <table:table-cell office:value-type="string" calcext:value-type="string">
            <text:p><text:a xlink:href="https://en.wikipedia.org/wiki/Schlumberger_Ltd." xlink:type="simple">Schlumberger Ltd.</text:a></text:p>
          </table:table-cell>
          <table:table-cell office:value-type="string" calcext:value-type="string">
            <text:p><text:a xlink:href="http://www.sec.gov/cgi-bin/browse-edgar?CIK=SLB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Curaçao" xlink:type="simple">Curaçao</text:a>, <text:a xlink:href="https://en.wikipedia.org/wiki/Kingdom_of_the_Netherlands" xlink:type="simple">Kingdom of the Netherlands</text:a></text:p>
          </table:table-cell>
          <table:table-cell office:value-type="string" calcext:value-type="string">
            <text:p>1965-03-31</text:p>
          </table:table-cell>
          <table:table-cell office:value-type="float" office:value="87347" calcext:value-type="float">
            <text:p>87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SLG" xlink:type="simple">SLG</text:a></text:p>
          </table:table-cell>
          <table:table-cell office:value-type="string" calcext:value-type="string">
            <text:p><text:a xlink:href="https://en.wikipedia.org/wiki/SL_Green_Realty" xlink:type="simple">SL Green Realty</text:a></text:p>
          </table:table-cell>
          <table:table-cell office:value-type="string" calcext:value-type="string">
            <text:p><text:a xlink:href="http://www.sec.gov/cgi-bin/browse-edgar?SLG=NBR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15-03-20</text:p>
          </table:table-cell>
          <table:table-cell office:value-type="float" office:value="1040971" calcext:value-type="float">
            <text:p>10409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NA" xlink:type="simple">SNA</text:a></text:p>
          </table:table-cell>
          <table:table-cell office:value-type="string" calcext:value-type="string">
            <text:p><text:a xlink:href="https://en.wikipedia.org/wiki/Snap-On_Inc." xlink:type="simple">Snap-On Inc.</text:a></text:p>
          </table:table-cell>
          <table:table-cell office:value-type="string" calcext:value-type="string">
            <text:p><text:a xlink:href="http://www.sec.gov/cgi-bin/browse-edgar?CIK=SN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Appliances</text:p>
          </table:table-cell>
          <table:table-cell office:value-type="string" calcext:value-type="string">
            <text:p><text:a xlink:href="https://en.wikipedia.org/wiki/Kenosha,_Wisconsin" xlink:type="simple">Kenosha, Wisconsin</text:a></text:p>
          </table:table-cell>
          <table:table-cell office:value-type="string" calcext:value-type="string">
            <text:p>1982-09-30</text:p>
          </table:table-cell>
          <table:table-cell office:value-type="float" office:value="91440" calcext:value-type="float">
            <text:p>914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sni" xlink:type="simple">SNI</text:a></text:p>
          </table:table-cell>
          <table:table-cell office:value-type="string" calcext:value-type="string">
            <text:p><text:a xlink:href="https://en.wikipedia.org/wiki/Scripps_Networks_Interactive_Inc." xlink:type="simple">Scripps Networks Interactive Inc.</text:a></text:p>
          </table:table-cell>
          <table:table-cell office:value-type="string" calcext:value-type="string">
            <text:p><text:a xlink:href="http://www.sec.gov/cgi-bin/browse-edgar?CIK=SNI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office:value-type="string" calcext:value-type="string">
            <text:p>2008-07-01</text:p>
          </table:table-cell>
          <table:table-cell office:value-type="float" office:value="1430602" calcext:value-type="float">
            <text:p>14306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snps" xlink:type="simple">SNPS</text:a></text:p>
          </table:table-cell>
          <table:table-cell office:value-type="string" calcext:value-type="string">
            <text:p><text:a xlink:href="https://en.wikipedia.org/wiki/Synopsys_Inc." xlink:type="simple">Synopsys Inc.</text:a></text:p>
          </table:table-cell>
          <table:table-cell office:value-type="string" calcext:value-type="string">
            <text:p><text:a xlink:href="http://www.sec.gov/cgi-bin/browse-edgar?CIK=SNP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17-03-16</text:p>
          </table:table-cell>
          <table:table-cell office:value-type="float" office:value="883241" calcext:value-type="float">
            <text:p>883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O" xlink:type="simple">SO</text:a></text:p>
          </table:table-cell>
          <table:table-cell office:value-type="string" calcext:value-type="string">
            <text:p><text:a xlink:href="https://en.wikipedia.org/wiki/Southern_Co." xlink:type="simple">Southern Co.</text:a></text:p>
          </table:table-cell>
          <table:table-cell office:value-type="string" calcext:value-type="string">
            <text:p><text:a xlink:href="http://www.sec.gov/cgi-bin/browse-edgar?CIK=SO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table:style-name="ce5"/>
          <table:table-cell office:value-type="float" office:value="92122" calcext:value-type="float">
            <text:p>921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SPG" xlink:type="simple">SPG</text:a></text:p>
          </table:table-cell>
          <table:table-cell office:value-type="string" calcext:value-type="string">
            <text:p><text:a xlink:href="https://en.wikipedia.org/wiki/Simon_Property_Group_Inc" xlink:type="simple">Simon Property Group Inc</text:a></text:p>
          </table:table-cell>
          <table:table-cell office:value-type="string" calcext:value-type="string">
            <text:p><text:a xlink:href="http://www.sec.gov/cgi-bin/browse-edgar?CIK=SPG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02-06-26</text:p>
          </table:table-cell>
          <table:table-cell office:value-type="float" office:value="1063761" calcext:value-type="float">
            <text:p>106376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SPGI" xlink:type="simple">SPGI</text:a></text:p>
          </table:table-cell>
          <table:table-cell office:value-type="string" calcext:value-type="string">
            <text:p><text:a xlink:href="https://en.wikipedia.org/wiki/S%26P_Global,_Inc." xlink:type="simple">S&amp;P Global, Inc.</text:a></text:p>
          </table:table-cell>
          <table:table-cell office:value-type="string" calcext:value-type="string">
            <text:p><text:a xlink:href="http://www.sec.gov/cgi-bin/browse-edgar?CIK=SPGI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64040" calcext:value-type="float">
            <text:p>64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spls" xlink:type="simple">SPLS</text:a></text:p>
          </table:table-cell>
          <table:table-cell office:value-type="string" calcext:value-type="string">
            <text:p><text:a xlink:href="https://en.wikipedia.org/wiki/Staples_Inc." xlink:type="simple">Staples Inc.</text:a></text:p>
          </table:table-cell>
          <table:table-cell office:value-type="string" calcext:value-type="string">
            <text:p><text:a xlink:href="http://www.sec.gov/cgi-bin/browse-edgar?CIK=SPLS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Framingham,_Massachusetts" xlink:type="simple">Framingham, Massachusetts</text:a></text:p>
          </table:table-cell>
          <table:table-cell office:value-type="string" calcext:value-type="string">
            <text:p>1998-10-07</text:p>
          </table:table-cell>
          <table:table-cell office:value-type="float" office:value="791519" calcext:value-type="float">
            <text:p>7915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srcl" xlink:type="simple">SRCL</text:a></text:p>
          </table:table-cell>
          <table:table-cell office:value-type="string" calcext:value-type="string">
            <text:p><text:a xlink:href="https://en.wikipedia.org/wiki/Stericycle_Inc" xlink:type="simple">Stericycle Inc</text:a></text:p>
          </table:table-cell>
          <table:table-cell office:value-type="string" calcext:value-type="string">
            <text:p><text:a xlink:href="http://www.sec.gov/cgi-bin/browse-edgar?CIK=SRCL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2008-11-19</text:p>
          </table:table-cell>
          <table:table-cell office:value-type="float" office:value="861878" calcext:value-type="float">
            <text:p>8618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SRE" xlink:type="simple">SRE</text:a></text:p>
          </table:table-cell>
          <table:table-cell office:value-type="string" calcext:value-type="string">
            <text:p><text:a xlink:href="https://en.wikipedia.org/wiki/Sempra_Energy" xlink:type="simple">Sempra Energy</text:a></text:p>
          </table:table-cell>
          <table:table-cell office:value-type="string" calcext:value-type="string">
            <text:p><text:a xlink:href="http://www.sec.gov/cgi-bin/browse-edgar?CIK=SRE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table:style-name="ce5"/>
          <table:table-cell office:value-type="float" office:value="1032208" calcext:value-type="float">
            <text:p>1032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TI" xlink:type="simple">STI</text:a></text:p>
          </table:table-cell>
          <table:table-cell office:value-type="string" calcext:value-type="string">
            <text:p><text:a xlink:href="https://en.wikipedia.org/wiki/SunTrust_Banks" xlink:type="simple">SunTrust Banks</text:a></text:p>
          </table:table-cell>
          <table:table-cell office:value-type="string" calcext:value-type="string">
            <text:p><text:a xlink:href="http://www.sec.gov/cgi-bin/browse-edgar?CIK=STI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8-05-31</text:p>
          </table:table-cell>
          <table:table-cell office:value-type="float" office:value="750556" calcext:value-type="float">
            <text:p>75055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STT" xlink:type="simple">STT</text:a></text:p>
          </table:table-cell>
          <table:table-cell office:value-type="string" calcext:value-type="string">
            <text:p><text:a xlink:href="https://en.wikipedia.org/wiki/State_Street_Corp." xlink:type="simple">State Street Corp.</text:a></text:p>
          </table:table-cell>
          <table:table-cell office:value-type="string" calcext:value-type="string">
            <text:p><text:a xlink:href="http://www.sec.gov/cgi-bin/browse-edgar?CIK=STT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table:style-name="ce5"/>
          <table:table-cell office:value-type="float" office:value="93751" calcext:value-type="float">
            <text:p>9375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stx" xlink:type="simple">STX</text:a></text:p>
          </table:table-cell>
          <table:table-cell office:value-type="string" calcext:value-type="string">
            <text:p><text:a xlink:href="https://en.wikipedia.org/wiki/Seagate_Technology" xlink:type="simple">Seagate Technology</text:a></text:p>
          </table:table-cell>
          <table:table-cell office:value-type="string" calcext:value-type="string">
            <text:p><text:a xlink:href="http://www.sec.gov/cgi-bin/browse-edgar?CIK=STX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2-07-02</text:p>
          </table:table-cell>
          <table:table-cell office:value-type="float" office:value="1137789" calcext:value-type="float">
            <text:p>11377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TZ" xlink:type="simple">STZ</text:a></text:p>
          </table:table-cell>
          <table:table-cell office:value-type="string" calcext:value-type="string">
            <text:p><text:a xlink:href="https://en.wikipedia.org/wiki/Constellation_Brands" xlink:type="simple">Constellation Brands</text:a></text:p>
          </table:table-cell>
          <table:table-cell office:value-type="string" calcext:value-type="string">
            <text:p><text:a xlink:href="http://www.sec.gov/cgi-bin/browse-edgar?CIK=STZ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Victor,_New_York" xlink:type="simple">Victor, New York</text:a></text:p>
          </table:table-cell>
          <table:table-cell office:value-type="string" calcext:value-type="string">
            <text:p>2005-07-05</text:p>
          </table:table-cell>
          <table:table-cell office:value-type="float" office:value="16918" calcext:value-type="float">
            <text:p>16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WK" xlink:type="simple">SWK</text:a></text:p>
          </table:table-cell>
          <table:table-cell office:value-type="string" calcext:value-type="string">
            <text:p><text:a xlink:href="https://en.wikipedia.org/wiki/Stanley_Black_%26_Decker" xlink:type="simple">Stanley Black &amp; Decker</text:a></text:p>
          </table:table-cell>
          <table:table-cell office:value-type="string" calcext:value-type="string">
            <text:p><text:a xlink:href="http://www.sec.gov/cgi-bin/browse-edgar?CIK=SWK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Appliances</text:p>
          </table:table-cell>
          <table:table-cell office:value-type="string" calcext:value-type="string">
            <text:p><text:a xlink:href="https://en.wikipedia.org/wiki/New_Britain,_Connecticut" xlink:type="simple">New Britain, Connecticut</text:a></text:p>
          </table:table-cell>
          <table:table-cell office:value-type="string" calcext:value-type="string">
            <text:p>1982-09-30</text:p>
          </table:table-cell>
          <table:table-cell office:value-type="float" office:value="93556" calcext:value-type="float">
            <text:p>93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swks" xlink:type="simple">SWKS</text:a></text:p>
          </table:table-cell>
          <table:table-cell office:value-type="string" calcext:value-type="string">
            <text:p><text:a xlink:href="https://en.wikipedia.org/wiki/Skyworks_Solutions" xlink:type="simple">Skyworks Solutions</text:a></text:p>
          </table:table-cell>
          <table:table-cell office:value-type="string" calcext:value-type="string">
            <text:p><text:a xlink:href="http://www.sec.gov/cgi-bin/browse-edgar?CIK=SWK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Woburn,_Massachusetts" xlink:type="simple">Woburn, Massachusetts</text:a></text:p>
          </table:table-cell>
          <table:table-cell office:value-type="string" calcext:value-type="string">
            <text:p>2015-03-12</text:p>
          </table:table-cell>
          <table:table-cell office:value-type="float" office:value="4127" calcext:value-type="float">
            <text:p>4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YF" xlink:type="simple">SYF</text:a></text:p>
          </table:table-cell>
          <table:table-cell office:value-type="string" calcext:value-type="string">
            <text:p><text:a xlink:href="https://en.wikipedia.org/wiki/Synchrony_Financial" xlink:type="simple">Synchrony Financial</text:a></text:p>
          </table:table-cell>
          <table:table-cell office:value-type="string" calcext:value-type="string">
            <text:p><text:a xlink:href="http://www.sec.gov/cgi-bin/browse-edgar?CIK=SYF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5-11-18</text:p>
          </table:table-cell>
          <table:table-cell office:value-type="float" office:value="1601712" calcext:value-type="float">
            <text:p>16017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YK" xlink:type="simple">SYK</text:a></text:p>
          </table:table-cell>
          <table:table-cell office:value-type="string" calcext:value-type="string">
            <text:p><text:a xlink:href="https://en.wikipedia.org/wiki/Stryker_Corp." xlink:type="simple">Stryker Corp.</text:a></text:p>
          </table:table-cell>
          <table:table-cell office:value-type="string" calcext:value-type="string">
            <text:p><text:a xlink:href="http://www.sec.gov/cgi-bin/browse-edgar?CIK=SYK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Kalamazoo,_Michigan" xlink:type="simple">Kalamazoo, Michigan</text:a></text:p>
          </table:table-cell>
          <table:table-cell office:value-type="string" calcext:value-type="string">
            <text:p>2000-12-12</text:p>
          </table:table-cell>
          <table:table-cell office:value-type="float" office:value="310764" calcext:value-type="float">
            <text:p>3107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symc" xlink:type="simple">SYMC</text:a></text:p>
          </table:table-cell>
          <table:table-cell office:value-type="string" calcext:value-type="string">
            <text:p><text:a xlink:href="https://en.wikipedia.org/wiki/Symantec_Corp." xlink:type="simple">Symantec Corp.</text:a></text:p>
          </table:table-cell>
          <table:table-cell office:value-type="string" calcext:value-type="string">
            <text:p><text:a xlink:href="http://www.sec.gov/cgi-bin/browse-edgar?CIK=SYMC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03-03-25</text:p>
          </table:table-cell>
          <table:table-cell office:value-type="float" office:value="849399" calcext:value-type="float">
            <text:p>8493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SYY" xlink:type="simple">SYY</text:a></text:p>
          </table:table-cell>
          <table:table-cell office:value-type="string" calcext:value-type="string">
            <text:p><text:a xlink:href="https://en.wikipedia.org/wiki/Sysco_Corp." xlink:type="simple">Sysco Corp.</text:a></text:p>
          </table:table-cell>
          <table:table-cell office:value-type="string" calcext:value-type="string">
            <text:p><text:a xlink:href="http://www.sec.gov/cgi-bin/browse-edgar?CIK=SYY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Distributor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86-12-31</text:p>
          </table:table-cell>
          <table:table-cell office:value-type="float" office:value="96021" calcext:value-type="float">
            <text:p>9602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T" xlink:type="simple">T</text:a></text:p>
          </table:table-cell>
          <table:table-cell office:value-type="string" calcext:value-type="string">
            <text:p><text:a xlink:href="https://en.wikipedia.org/wiki/AT%26T_Inc" xlink:type="simple">AT&amp;T Inc</text:a></text:p>
          </table:table-cell>
          <table:table-cell office:value-type="string" calcext:value-type="string">
            <text:p><text:a xlink:href="http://www.sec.gov/cgi-bin/browse-edgar?CIK=T&amp;action=getcompany" xlink:type="simple">reports</text:a>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83-11-30</text:p>
          </table:table-cell>
          <table:table-cell office:value-type="float" office:value="732717" calcext:value-type="float">
            <text:p>7327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TAP" xlink:type="simple">TAP</text:a></text:p>
          </table:table-cell>
          <table:table-cell office:value-type="string" calcext:value-type="string">
            <text:p><text:a xlink:href="https://en.wikipedia.org/wiki/Molson_Coors_Brewing_Company" xlink:type="simple">Molson Coors Brewing Company</text:a></text:p>
          </table:table-cell>
          <table:table-cell office:value-type="string" calcext:value-type="string">
            <text:p><text:a xlink:href="http://www.sec.gov/cgi-bin/browse-edgar?CIK=TAP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rewer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1976-06-30</text:p>
          </table:table-cell>
          <table:table-cell office:value-type="float" office:value="24545" calcext:value-type="float">
            <text:p>24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TDG" xlink:type="simple">TDG</text:a></text:p>
          </table:table-cell>
          <table:table-cell office:value-type="string" calcext:value-type="string">
            <text:p><text:a xlink:href="https://en.wikipedia.org/wiki/TransDigm_Group" xlink:type="simple">TransDigm Group</text:a></text:p>
          </table:table-cell>
          <table:table-cell office:value-type="string" calcext:value-type="string">
            <text:p><text:a xlink:href="http://www.sec.gov/cgi-bin/browse-edgar?CIK=TDG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2016-06-03</text:p>
          </table:table-cell>
          <table:table-cell office:value-type="float" office:value="1260221" calcext:value-type="float">
            <text:p>126022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TEL" xlink:type="simple">TEL</text:a></text:p>
          </table:table-cell>
          <table:table-cell office:value-type="string" calcext:value-type="string">
            <text:p><text:a xlink:href="https://en.wikipedia.org/wiki/TE_Connectivity" xlink:type="simple">TE Connectivity Ltd.</text:a></text:p>
          </table:table-cell>
          <table:table-cell office:value-type="string" calcext:value-type="string">
            <text:p><text:a xlink:href="http://www.sec.gov/cgi-bin/browse-edgar?CIK=TEL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Manufacturing Services</text:p>
          </table:table-cell>
          <table:table-cell office:value-type="string" calcext:value-type="string">
            <text:p><text:a xlink:href="https://en.wikipedia.org/wiki/Schaffhausen,_Switzerland" xlink:type="simple">Schaffhausen, Switzerland</text:a></text:p>
          </table:table-cell>
          <table:table-cell office:value-type="string" calcext:value-type="string">
            <text:p>2011-10-17</text:p>
          </table:table-cell>
          <table:table-cell office:value-type="float" office:value="1385157" calcext:value-type="float">
            <text:p>138515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TGT" xlink:type="simple">TGT</text:a></text:p>
          </table:table-cell>
          <table:table-cell office:value-type="string" calcext:value-type="string">
            <text:p><text:a xlink:href="https://en.wikipedia.org/wiki/Target_Corp." xlink:type="simple">Target Corp.</text:a></text:p>
          </table:table-cell>
          <table:table-cell office:value-type="string" calcext:value-type="string">
            <text:p><text:a xlink:href="http://www.sec.gov/cgi-bin/browse-edgar?CIK=TGT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1976-12-31</text:p>
          </table:table-cell>
          <table:table-cell office:value-type="float" office:value="27419" calcext:value-type="float">
            <text:p>2741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TIF" xlink:type="simple">TIF</text:a></text:p>
          </table:table-cell>
          <table:table-cell office:value-type="string" calcext:value-type="string">
            <text:p><text:a xlink:href="https://en.wikipedia.org/wiki/Tiffany_%26_Co." xlink:type="simple">Tiffany &amp; Co.</text:a></text:p>
          </table:table-cell>
          <table:table-cell office:value-type="string" calcext:value-type="string">
            <text:p><text:a xlink:href="http://www.sec.gov/cgi-bin/browse-edgar?CIK=TIF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0-06-21</text:p>
          </table:table-cell>
          <table:table-cell office:value-type="float" office:value="98246" calcext:value-type="float">
            <text:p>982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TJX" xlink:type="simple">TJX</text:a></text:p>
          </table:table-cell>
          <table:table-cell office:value-type="string" calcext:value-type="string">
            <text:p><text:a xlink:href="https://en.wikipedia.org/wiki/TJX_Companies_Inc." xlink:type="simple">TJX Companies Inc.</text:a></text:p>
          </table:table-cell>
          <table:table-cell office:value-type="string" calcext:value-type="string">
            <text:p><text:a xlink:href="http://www.sec.gov/cgi-bin/browse-edgar?CIK=TJX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Framingham,_Massachusetts" xlink:type="simple">Framingham, Massachusetts</text:a></text:p>
          </table:table-cell>
          <table:table-cell office:value-type="string" calcext:value-type="string">
            <text:p>1985-09-30</text:p>
          </table:table-cell>
          <table:table-cell office:value-type="float" office:value="109198" calcext:value-type="float">
            <text:p>1091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TMK" xlink:type="simple">TMK</text:a></text:p>
          </table:table-cell>
          <table:table-cell office:value-type="string" calcext:value-type="string">
            <text:p><text:a xlink:href="https://en.wikipedia.org/wiki/Torchmark_Corp." xlink:type="simple">Torchmark Corp.</text:a></text:p>
          </table:table-cell>
          <table:table-cell office:value-type="string" calcext:value-type="string">
            <text:p><text:a xlink:href="http://www.sec.gov/cgi-bin/browse-edgar?CIK=TMK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McKinney,_Texas" xlink:type="simple">McKinney, Texas</text:a></text:p>
          </table:table-cell>
          <table:table-cell office:value-type="string" calcext:value-type="string">
            <text:p>1989-04-30</text:p>
          </table:table-cell>
          <table:table-cell office:value-type="float" office:value="320335" calcext:value-type="float">
            <text:p>3203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TMO" xlink:type="simple">TMO</text:a></text:p>
          </table:table-cell>
          <table:table-cell office:value-type="string" calcext:value-type="string">
            <text:p><text:a xlink:href="https://en.wikipedia.org/wiki/Thermo_Fisher_Scientific" xlink:type="simple">Thermo Fisher Scientific</text:a></text:p>
          </table:table-cell>
          <table:table-cell office:value-type="string" calcext:value-type="string">
            <text:p><text:a xlink:href="http://www.sec.gov/cgi-bin/browse-edgar?CIK=TMO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table:style-name="ce5"/>
          <table:table-cell office:value-type="float" office:value="97745" calcext:value-type="float">
            <text:p>977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trip" xlink:type="simple">TRIP</text:a></text:p>
          </table:table-cell>
          <table:table-cell office:value-type="string" calcext:value-type="string">
            <text:p><text:a xlink:href="https://en.wikipedia.org/wiki/TripAdvisor" xlink:type="simple">TripAdvisor</text:a></text:p>
          </table:table-cell>
          <table:table-cell office:value-type="string" calcext:value-type="string">
            <text:p><text:a xlink:href="http://www.sec.gov/cgi-bin/browse-edgar?CIK=TRIP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Newton,_Massachusetts" xlink:type="simple">Newton, Massachusetts</text:a></text:p>
          </table:table-cell>
          <table:table-cell office:value-type="string" calcext:value-type="string">
            <text:p>2011-12-21</text:p>
          </table:table-cell>
          <table:table-cell office:value-type="float" office:value="1526520" calcext:value-type="float">
            <text:p>15265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trow" xlink:type="simple">TROW</text:a></text:p>
          </table:table-cell>
          <table:table-cell office:value-type="string" calcext:value-type="string">
            <text:p><text:a xlink:href="https://en.wikipedia.org/wiki/T._Rowe_Price_Group" xlink:type="simple">T. Rowe Price Group</text:a></text:p>
          </table:table-cell>
          <table:table-cell office:value-type="string" calcext:value-type="string">
            <text:p><text:a xlink:href="http://www.sec.gov/cgi-bin/browse-edgar?CIK=TROW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  <table:table-cell table:style-name="ce5"/>
          <table:table-cell office:value-type="float" office:value="1113169" calcext:value-type="float">
            <text:p>11131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TRV" xlink:type="simple">TRV</text:a></text:p>
          </table:table-cell>
          <table:table-cell office:value-type="string" calcext:value-type="string">
            <text:p><text:a xlink:href="https://en.wikipedia.org/wiki/The_Travelers_Companies_Inc." xlink:type="simple">The Travelers Companies Inc.</text:a></text:p>
          </table:table-cell>
          <table:table-cell office:value-type="string" calcext:value-type="string">
            <text:p><text:a xlink:href="http://www.sec.gov/cgi-bin/browse-edgar?CIK=TRV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2002-08-21</text:p>
          </table:table-cell>
          <table:table-cell office:value-type="float" office:value="86312" calcext:value-type="float">
            <text:p>86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tsco" xlink:type="simple">TSCO</text:a></text:p>
          </table:table-cell>
          <table:table-cell office:value-type="string" calcext:value-type="string">
            <text:p><text:a xlink:href="https://en.wikipedia.org/wiki/Tractor_Supply_Company" xlink:type="simple">Tractor Supply Company</text:a></text:p>
          </table:table-cell>
          <table:table-cell office:value-type="string" calcext:value-type="string">
            <text:p><text:a xlink:href="http://www.sec.gov/cgi-bin/browse-edgar?CIK=TSCO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rentwood,_Tennessee" xlink:type="simple">Brentwood, Tennessee</text:a></text:p>
          </table:table-cell>
          <table:table-cell office:value-type="string" calcext:value-type="string">
            <text:p>2014-01-24</text:p>
          </table:table-cell>
          <table:table-cell office:value-type="float" office:value="916365" calcext:value-type="float">
            <text:p>9163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TSN" xlink:type="simple">TSN</text:a></text:p>
          </table:table-cell>
          <table:table-cell office:value-type="string" calcext:value-type="string">
            <text:p><text:a xlink:href="https://en.wikipedia.org/wiki/Tyson_Foods" xlink:type="simple">Tyson Foods</text:a></text:p>
          </table:table-cell>
          <table:table-cell office:value-type="string" calcext:value-type="string">
            <text:p><text:a xlink:href="http://www.sec.gov/cgi-bin/browse-edgar?CIK=TSN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Springdale,_Arkansas" xlink:type="simple">Springdale, Arkansas</text:a></text:p>
          </table:table-cell>
          <table:table-cell table:style-name="ce5"/>
          <table:table-cell office:value-type="float" office:value="100493" calcext:value-type="float">
            <text:p>1004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TSS" xlink:type="simple">TSS</text:a></text:p>
          </table:table-cell>
          <table:table-cell office:value-type="string" calcext:value-type="string">
            <text:p><text:a xlink:href="https://en.wikipedia.org/wiki/Total_System_Services" xlink:type="simple">Total System Services</text:a></text:p>
          </table:table-cell>
          <table:table-cell office:value-type="string" calcext:value-type="string">
            <text:p><text:a xlink:href="http://www.sec.gov/cgi-bin/browse-edgar?CIK=TSS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Columbus,_Georgia" xlink:type="simple">Columbus, Georgia</text:a></text:p>
          </table:table-cell>
          <table:table-cell office:value-type="string" calcext:value-type="string">
            <text:p>2008-01-02</text:p>
          </table:table-cell>
          <table:table-cell office:value-type="float" office:value="721683" calcext:value-type="float">
            <text:p>7216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TWX" xlink:type="simple">TWX</text:a></text:p>
          </table:table-cell>
          <table:table-cell office:value-type="string" calcext:value-type="string">
            <text:p><text:a xlink:href="https://en.wikipedia.org/wiki/Time_Warner_Inc." xlink:type="simple">Time Warner Inc.</text:a></text:p>
          </table:table-cell>
          <table:table-cell office:value-type="string" calcext:value-type="string">
            <text:p><text:a xlink:href="http://www.sec.gov/cgi-bin/browse-edgar?CIK=TWX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105705" calcext:value-type="float">
            <text:p>11057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txn" xlink:type="simple">TXN</text:a></text:p>
          </table:table-cell>
          <table:table-cell office:value-type="string" calcext:value-type="string">
            <text:p><text:a xlink:href="https://en.wikipedia.org/wiki/Texas_Instruments" xlink:type="simple">Texas Instruments</text:a></text:p>
          </table:table-cell>
          <table:table-cell office:value-type="string" calcext:value-type="string">
            <text:p><text:a xlink:href="http://www.sec.gov/cgi-bin/browse-edgar?CIK=TXN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table:style-name="ce5"/>
          <table:table-cell office:value-type="float" office:value="97476" calcext:value-type="float">
            <text:p>974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TXT" xlink:type="simple">TXT</text:a></text:p>
          </table:table-cell>
          <table:table-cell office:value-type="string" calcext:value-type="string">
            <text:p><text:a xlink:href="https://en.wikipedia.org/wiki/Textron_Inc." xlink:type="simple">Textron Inc.</text:a></text:p>
          </table:table-cell>
          <table:table-cell office:value-type="string" calcext:value-type="string">
            <text:p><text:a xlink:href="http://www.sec.gov/cgi-bin/browse-edgar?CIK=TXT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  <table:table-cell office:value-type="string" calcext:value-type="string">
            <text:p>1978-12-31</text:p>
          </table:table-cell>
          <table:table-cell office:value-type="float" office:value="217346" calcext:value-type="float">
            <text:p>21734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UA" xlink:type="simple">UA</text:a></text:p>
          </table:table-cell>
          <table:table-cell office:value-type="string" calcext:value-type="string">
            <text:p><text:a xlink:href="https://en.wikipedia.org/wiki/Under_Armour" xlink:type="simple">Under Armour</text:a> Class C</text:p>
          </table:table-cell>
          <table:table-cell office:value-type="string" calcext:value-type="string">
            <text:p><text:a xlink:href="http://www.sec.gov/cgi-bin/browse-edgar?CIK=U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  <table:table-cell office:value-type="string" calcext:value-type="string">
            <text:p>2014-05-01</text:p>
          </table:table-cell>
          <table:table-cell office:value-type="float" office:value="1336917" calcext:value-type="float">
            <text:p>13369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UAA" xlink:type="simple">UAA</text:a></text:p>
          </table:table-cell>
          <table:table-cell office:value-type="string" calcext:value-type="string">
            <text:p><text:a xlink:href="https://en.wikipedia.org/wiki/Under_Armour" xlink:type="simple">Under Armour</text:a> Class A</text:p>
          </table:table-cell>
          <table:table-cell office:value-type="string" calcext:value-type="string">
            <text:p><text:a xlink:href="http://www.sec.gov/cgi-bin/browse-edgar?CIK=U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  <table:table-cell office:value-type="string" calcext:value-type="string">
            <text:p>2016-03-25</text:p>
          </table:table-cell>
          <table:table-cell office:value-type="float" office:value="1336917" calcext:value-type="float">
            <text:p>13369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UAL" xlink:type="simple">UAL</text:a></text:p>
          </table:table-cell>
          <table:table-cell office:value-type="string" calcext:value-type="string">
            <text:p><text:a xlink:href="https://en.wikipedia.org/wiki/United_Continental_Holdings" xlink:type="simple">United Continental Holdings</text:a></text:p>
          </table:table-cell>
          <table:table-cell office:value-type="string" calcext:value-type="string">
            <text:p><text:a xlink:href="http://www.sec.gov/cgi-bin/browse-edgar?CIK=UAL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5-09-03</text:p>
          </table:table-cell>
          <table:table-cell office:value-type="float" office:value="100517" calcext:value-type="float">
            <text:p>100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UDR" xlink:type="simple">UDR</text:a></text:p>
          </table:table-cell>
          <table:table-cell office:value-type="string" calcext:value-type="string">
            <text:p><text:a xlink:href="https://en.wikipedia.org/wiki/UDR_Inc" xlink:type="simple">UDR Inc</text:a></text:p>
          </table:table-cell>
          <table:table-cell office:value-type="string" calcext:value-type="string">
            <text:p><text:a xlink:href="http://www.sec.gov/cgi-bin/browse-edgar?CIK=UDR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Highlands_Ranch,_Colorado" xlink:type="simple">Highlands Ranch, Colorado</text:a></text:p>
          </table:table-cell>
          <table:table-cell office:value-type="string" calcext:value-type="string">
            <text:p>2016-03-07</text:p>
          </table:table-cell>
          <table:table-cell office:value-type="float" office:value="74208" calcext:value-type="float">
            <text:p>74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UHS" xlink:type="simple">UHS</text:a></text:p>
          </table:table-cell>
          <table:table-cell office:value-type="string" calcext:value-type="string">
            <text:p><text:a xlink:href="https://en.wikipedia.org/wiki/Universal_Health_Services,_Inc." xlink:type="simple">Universal Health Services, Inc.</text:a></text:p>
          </table:table-cell>
          <table:table-cell office:value-type="string" calcext:value-type="string">
            <text:p><text:a xlink:href="http://www.sec.gov/cgi-bin/browse-edgar?CIK=UHS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King_of_Prussia,_Pennsylvania" xlink:type="simple">King of Prussia, Pennsylvania</text:a></text:p>
          </table:table-cell>
          <table:table-cell office:value-type="string" calcext:value-type="string">
            <text:p>2014-09-20</text:p>
          </table:table-cell>
          <table:table-cell office:value-type="float" office:value="352915" calcext:value-type="float">
            <text:p>3529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ulta" xlink:type="simple">ULTA</text:a></text:p>
          </table:table-cell>
          <table:table-cell office:value-type="string" calcext:value-type="string">
            <text:p><text:a xlink:href="https://en.wikipedia.org/wiki/Ulta_Beauty" xlink:type="simple">Ulta Salon Cosmetics &amp; Fragrance Inc</text:a></text:p>
          </table:table-cell>
          <table:table-cell office:value-type="string" calcext:value-type="string">
            <text:p><text:a xlink:href="http://www.sec.gov/cgi-bin/browse-edgar?CIK=ULTA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olingbrook,_Illinois" xlink:type="simple">Bolingbrook, Illinois</text:a></text:p>
          </table:table-cell>
          <table:table-cell office:value-type="string" calcext:value-type="string">
            <text:p>2016-04-18</text:p>
          </table:table-cell>
          <table:table-cell office:value-type="float" office:value="1403568" calcext:value-type="float">
            <text:p>1403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UNH" xlink:type="simple">UNH</text:a></text:p>
          </table:table-cell>
          <table:table-cell office:value-type="string" calcext:value-type="string">
            <text:p><text:a xlink:href="https://en.wikipedia.org/wiki/United_Health_Group_Inc." xlink:type="simple">United Health Group Inc.</text:a></text:p>
          </table:table-cell>
          <table:table-cell office:value-type="string" calcext:value-type="string">
            <text:p><text:a xlink:href="http://www.sec.gov/cgi-bin/browse-edgar?CIK=UNH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Minnetonka,_Minnesota" xlink:type="simple">Minnetonka, Minnesota</text:a></text:p>
          </table:table-cell>
          <table:table-cell office:value-type="string" calcext:value-type="string">
            <text:p>1994-07-01</text:p>
          </table:table-cell>
          <table:table-cell office:value-type="float" office:value="731766" calcext:value-type="float">
            <text:p>7317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UNM" xlink:type="simple">UNM</text:a></text:p>
          </table:table-cell>
          <table:table-cell office:value-type="string" calcext:value-type="string">
            <text:p><text:a xlink:href="https://en.wikipedia.org/wiki/Unum_Group" xlink:type="simple">Unum Group</text:a></text:p>
          </table:table-cell>
          <table:table-cell office:value-type="string" calcext:value-type="string">
            <text:p><text:a xlink:href="http://www.sec.gov/cgi-bin/browse-edgar?CIK=UNM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Chattanooga,_Tennessee" xlink:type="simple">Chattanooga, Tennessee</text:a></text:p>
          </table:table-cell>
          <table:table-cell office:value-type="string" calcext:value-type="string">
            <text:p>1994-03-01</text:p>
          </table:table-cell>
          <table:table-cell office:value-type="float" office:value="5513" calcext:value-type="float">
            <text:p>55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UNP" xlink:type="simple">UNP</text:a></text:p>
          </table:table-cell>
          <table:table-cell office:value-type="string" calcext:value-type="string">
            <text:p><text:a xlink:href="https://en.wikipedia.org/wiki/Union_Pacific" xlink:type="simple">Union Pacific</text:a></text:p>
          </table:table-cell>
          <table:table-cell office:value-type="string" calcext:value-type="string">
            <text:p><text:a xlink:href="http://www.sec.gov/cgi-bin/browse-edgar?CIK=UNP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  <table:table-cell table:style-name="ce5"/>
          <table:table-cell office:value-type="float" office:value="100885" calcext:value-type="float">
            <text:p>1008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UPS" xlink:type="simple">UPS</text:a></text:p>
          </table:table-cell>
          <table:table-cell office:value-type="string" calcext:value-type="string">
            <text:p><text:a xlink:href="https://en.wikipedia.org/wiki/United_Parcel_Service" xlink:type="simple">United Parcel Service</text:a></text:p>
          </table:table-cell>
          <table:table-cell office:value-type="string" calcext:value-type="string">
            <text:p><text:a xlink:href="http://www.sec.gov/cgi-bin/browse-edgar?CIK=UPS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02-07-22</text:p>
          </table:table-cell>
          <table:table-cell office:value-type="float" office:value="1090727" calcext:value-type="float">
            <text:p>109072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URI" xlink:type="simple">URI</text:a></text:p>
          </table:table-cell>
          <table:table-cell office:value-type="string" calcext:value-type="string">
            <text:p><text:a xlink:href="https://en.wikipedia.org/wiki/United_Rentals,_Inc." xlink:type="simple">United Rentals, Inc.</text:a></text:p>
          </table:table-cell>
          <table:table-cell office:value-type="string" calcext:value-type="string">
            <text:p><text:a xlink:href="http://www.sec.gov/cgi-bin/browse-edgar?CIK=URI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4-09-20</text:p>
          </table:table-cell>
          <table:table-cell office:value-type="float" office:value="1067701" calcext:value-type="float">
            <text:p>10677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USB" xlink:type="simple">USB</text:a></text:p>
          </table:table-cell>
          <table:table-cell office:value-type="string" calcext:value-type="string">
            <text:p><text:a xlink:href="https://en.wikipedia.org/wiki/U.S._Bancorp" xlink:type="simple">U.S. Bancorp</text:a></text:p>
          </table:table-cell>
          <table:table-cell office:value-type="string" calcext:value-type="string">
            <text:p><text:a xlink:href="http://www.sec.gov/cgi-bin/browse-edgar?CIK=USB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table:style-name="ce5"/>
          <table:table-cell office:value-type="float" office:value="36104" calcext:value-type="float">
            <text:p>361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UTX" xlink:type="simple">UTX</text:a></text:p>
          </table:table-cell>
          <table:table-cell office:value-type="string" calcext:value-type="string">
            <text:p><text:a xlink:href="https://en.wikipedia.org/wiki/United_Technologies" xlink:type="simple">United Technologies</text:a></text:p>
          </table:table-cell>
          <table:table-cell office:value-type="string" calcext:value-type="string">
            <text:p><text:a xlink:href="http://www.sec.gov/cgi-bin/browse-edgar?CIK=UTX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  <table:table-cell table:style-name="ce5"/>
          <table:table-cell office:value-type="float" office:value="101829" calcext:value-type="float">
            <text:p>10182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V" xlink:type="simple">V</text:a></text:p>
          </table:table-cell>
          <table:table-cell office:value-type="string" calcext:value-type="string">
            <text:p><text:a xlink:href="https://en.wikipedia.org/wiki/Visa_Inc." xlink:type="simple">Visa Inc.</text:a></text:p>
          </table:table-cell>
          <table:table-cell office:value-type="string" calcext:value-type="string">
            <text:p><text:a xlink:href="http://www.sec.gov/cgi-bin/browse-edgar?CIK=V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9-12-21</text:p>
          </table:table-cell>
          <table:table-cell office:value-type="float" office:value="1403161" calcext:value-type="float">
            <text:p>1403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VAR" xlink:type="simple">VAR</text:a></text:p>
          </table:table-cell>
          <table:table-cell office:value-type="string" calcext:value-type="string">
            <text:p><text:a xlink:href="https://en.wikipedia.org/wiki/Varian_Medical_Systems" xlink:type="simple">Varian Medical Systems</text:a></text:p>
          </table:table-cell>
          <table:table-cell office:value-type="string" calcext:value-type="string">
            <text:p><text:a xlink:href="http://www.sec.gov/cgi-bin/browse-edgar?CIK=VAR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  <table:table-cell office:value-type="string" calcext:value-type="string">
            <text:p>2007-02-12</text:p>
          </table:table-cell>
          <table:table-cell office:value-type="float" office:value="203527" calcext:value-type="float">
            <text:p>20352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VFC" xlink:type="simple">VFC</text:a></text:p>
          </table:table-cell>
          <table:table-cell office:value-type="string" calcext:value-type="string">
            <text:p><text:a xlink:href="https://en.wikipedia.org/wiki/V.F._Corp." xlink:type="simple">V.F. Corp.</text:a></text:p>
          </table:table-cell>
          <table:table-cell office:value-type="string" calcext:value-type="string">
            <text:p><text:a xlink:href="http://www.sec.gov/cgi-bin/browse-edgar?CIK=VFC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Greensboro,_North_Carolina" xlink:type="simple">Greensboro, North Carolina</text:a></text:p>
          </table:table-cell>
          <table:table-cell office:value-type="string" calcext:value-type="string">
            <text:p>1979-06-30</text:p>
          </table:table-cell>
          <table:table-cell office:value-type="float" office:value="103379" calcext:value-type="float">
            <text:p>1033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viab" xlink:type="simple">VIAB</text:a></text:p>
          </table:table-cell>
          <table:table-cell office:value-type="string" calcext:value-type="string">
            <text:p><text:a xlink:href="https://en.wikipedia.org/wiki/Viacom_Inc." xlink:type="simple">Viacom Inc.</text:a></text:p>
          </table:table-cell>
          <table:table-cell office:value-type="string" calcext:value-type="string">
            <text:p><text:a xlink:href="http://www.sec.gov/cgi-bin/browse-edgar?CIK=VIAB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1339947" calcext:value-type="float">
            <text:p>133994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VLO" xlink:type="simple">VLO</text:a></text:p>
          </table:table-cell>
          <table:table-cell office:value-type="string" calcext:value-type="string">
            <text:p><text:a xlink:href="https://en.wikipedia.org/wiki/Valero_Energy" xlink:type="simple">Valero Energy</text:a></text:p>
          </table:table-cell>
          <table:table-cell office:value-type="string" calcext:value-type="string">
            <text:p><text:a xlink:href="http://www.sec.gov/cgi-bin/browse-edgar?CIK=VLO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San_Antonio,_Texas" xlink:type="simple">San Antonio, Texas</text:a></text:p>
          </table:table-cell>
          <table:table-cell table:style-name="ce5"/>
          <table:table-cell office:value-type="float" office:value="1035002" calcext:value-type="float">
            <text:p>10350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VMC" xlink:type="simple">VMC</text:a></text:p>
          </table:table-cell>
          <table:table-cell office:value-type="string" calcext:value-type="string">
            <text:p><text:a xlink:href="https://en.wikipedia.org/wiki/Vulcan_Materials" xlink:type="simple">Vulcan Materials</text:a></text:p>
          </table:table-cell>
          <table:table-cell office:value-type="string" calcext:value-type="string">
            <text:p><text:a xlink:href="http://www.sec.gov/cgi-bin/browse-edgar?CIK=VMC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  <table:table-cell office:value-type="string" calcext:value-type="string">
            <text:p>1999-06-30</text:p>
          </table:table-cell>
          <table:table-cell office:value-type="float" office:value="1396009" calcext:value-type="float">
            <text:p>139600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VNO" xlink:type="simple">VNO</text:a></text:p>
          </table:table-cell>
          <table:table-cell office:value-type="string" calcext:value-type="string">
            <text:p><text:a xlink:href="https://en.wikipedia.org/wiki/Vornado_Realty_Trust" xlink:type="simple">Vornado Realty Trust</text:a></text:p>
          </table:table-cell>
          <table:table-cell office:value-type="string" calcext:value-type="string">
            <text:p><text:a xlink:href="http://www.sec.gov/cgi-bin/browse-edgar?CIK=VNO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table:style-name="ce5"/>
          <table:table-cell office:value-type="float" office:value="899689" calcext:value-type="float">
            <text:p>89968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vrsk" xlink:type="simple">VRSK</text:a></text:p>
          </table:table-cell>
          <table:table-cell office:value-type="string" calcext:value-type="string">
            <text:p><text:a xlink:href="https://en.wikipedia.org/wiki/Verisk_Analytics" xlink:type="simple">Verisk Analytics</text:a></text:p>
          </table:table-cell>
          <table:table-cell office:value-type="string" calcext:value-type="string">
            <text:p><text:a xlink:href="http://www.sec.gov/cgi-bin/browse-edgar?CIK=VRSK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Jersey_City,_New_Jersey" xlink:type="simple">Jersey City, New Jersey</text:a></text:p>
          </table:table-cell>
          <table:table-cell office:value-type="string" calcext:value-type="string">
            <text:p>2015-10-08</text:p>
          </table:table-cell>
          <table:table-cell office:value-type="float" office:value="1442145" calcext:value-type="float">
            <text:p>14421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://www.nasdaq.com/symbol/vrsn" xlink:type="simple">VRSN</text:a></text:p>
          </table:table-cell>
          <table:table-cell office:value-type="string" calcext:value-type="string">
            <text:p><text:a xlink:href="https://en.wikipedia.org/wiki/Verisign_Inc." xlink:type="simple">Verisign Inc.</text:a></text:p>
          </table:table-cell>
          <table:table-cell office:value-type="string" calcext:value-type="string">
            <text:p><text:a xlink:href="http://www.sec.gov/cgi-bin/browse-edgar?CIK=VRSN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Dulles,_Virginia" xlink:type="simple">Dulles, Virginia</text:a></text:p>
          </table:table-cell>
          <table:table-cell office:value-type="string" calcext:value-type="string">
            <text:p>2006-02-01</text:p>
          </table:table-cell>
          <table:table-cell office:value-type="float" office:value="1014473" calcext:value-type="float">
            <text:p>10144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vrtx" xlink:type="simple">VRTX</text:a></text:p>
          </table:table-cell>
          <table:table-cell office:value-type="string" calcext:value-type="string">
            <text:p><text:a xlink:href="https://en.wikipedia.org/wiki/Vertex_Pharmaceuticals_Inc" xlink:type="simple">Vertex Pharmaceuticals Inc</text:a></text:p>
          </table:table-cell>
          <table:table-cell office:value-type="string" calcext:value-type="string">
            <text:p><text:a xlink:href="http://www.sec.gov/cgi-bin/browse-edgar?CIK=VRTX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13-09-23</text:p>
          </table:table-cell>
          <table:table-cell office:value-type="float" office:value="875320" calcext:value-type="float">
            <text:p>875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VTR" xlink:type="simple">VTR</text:a></text:p>
          </table:table-cell>
          <table:table-cell office:value-type="string" calcext:value-type="string">
            <text:p><text:a xlink:href="https://en.wikipedia.org/wiki/Ventas_Inc" xlink:type="simple">Ventas Inc</text:a></text:p>
          </table:table-cell>
          <table:table-cell office:value-type="string" calcext:value-type="string">
            <text:p><text:a xlink:href="http://www.sec.gov/cgi-bin/browse-edgar?CIK=VTR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9-03-04</text:p>
          </table:table-cell>
          <table:table-cell office:value-type="float" office:value="740260" calcext:value-type="float">
            <text:p>7402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VZ" xlink:type="simple">VZ</text:a></text:p>
          </table:table-cell>
          <table:table-cell office:value-type="string" calcext:value-type="string">
            <text:p><text:a xlink:href="https://en.wikipedia.org/wiki/Verizon_Communications" xlink:type="simple">Verizon Communications</text:a></text:p>
          </table:table-cell>
          <table:table-cell office:value-type="string" calcext:value-type="string">
            <text:p><text:a xlink:href="http://www.sec.gov/cgi-bin/browse-edgar?CIK=VZ&amp;action=getcompany" xlink:type="simple">reports</text:a>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New_York,_New_York" xlink:type="simple">New York, New York</text:a></text:p>
          </table:table-cell>
          <table:table-cell office:value-type="string" calcext:value-type="string">
            <text:p>1983-11-30</text:p>
          </table:table-cell>
          <table:table-cell office:value-type="float" office:value="732712" calcext:value-type="float">
            <text:p>7327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WAT" xlink:type="simple">WAT</text:a></text:p>
          </table:table-cell>
          <table:table-cell office:value-type="string" calcext:value-type="string">
            <text:p><text:a xlink:href="https://en.wikipedia.org/wiki/Waters_Corporation" xlink:type="simple">Waters Corporation</text:a></text:p>
          </table:table-cell>
          <table:table-cell office:value-type="string" calcext:value-type="string">
            <text:p><text:a xlink:href="http://www.sec.gov/cgi-bin/browse-edgar?CIK=WAT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ilford,_Massachusetts" xlink:type="simple">Milford, Massachusetts</text:a></text:p>
          </table:table-cell>
          <table:table-cell table:style-name="ce5"/>
          <table:table-cell office:value-type="float" office:value="1000697" calcext:value-type="float">
            <text:p>10006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wba" xlink:type="simple">WBA</text:a></text:p>
          </table:table-cell>
          <table:table-cell office:value-type="string" calcext:value-type="string">
            <text:p><text:a xlink:href="https://en.wikipedia.org/wiki/Walgreens_Boots_Alliance" xlink:type="simple">Walgreens Boots Alliance</text:a></text:p>
          </table:table-cell>
          <table:table-cell office:value-type="string" calcext:value-type="string">
            <text:p><text:a xlink:href="http://www.sec.gov/cgi-bin/browse-edgar?CIK=WBA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rug Retail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1979-12-31</text:p>
          </table:table-cell>
          <table:table-cell office:value-type="float" office:value="1618921" calcext:value-type="float">
            <text:p>161892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://www.nasdaq.com/symbol/wdc" xlink:type="simple">WDC</text:a></text:p>
          </table:table-cell>
          <table:table-cell office:value-type="string" calcext:value-type="string">
            <text:p><text:a xlink:href="https://en.wikipedia.org/wiki/Western_Digital" xlink:type="simple">Western Digital</text:a></text:p>
          </table:table-cell>
          <table:table-cell office:value-type="string" calcext:value-type="string">
            <text:p><text:a xlink:href="http://www.sec.gov/cgi-bin/browse-edgar?CIK=WDC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  <table:table-cell office:value-type="string" calcext:value-type="string">
            <text:p>2009-07-01</text:p>
          </table:table-cell>
          <table:table-cell office:value-type="float" office:value="106040" calcext:value-type="float">
            <text:p>106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WEC" xlink:type="simple">WEC</text:a></text:p>
          </table:table-cell>
          <table:table-cell office:value-type="string" calcext:value-type="string">
            <text:p><text:a xlink:href="https://en.wikipedia.org/wiki/Wec_Energy_Group_Inc" xlink:type="simple">Wec Energy Group Inc</text:a></text:p>
          </table:table-cell>
          <table:table-cell office:value-type="string" calcext:value-type="string">
            <text:p><text:a xlink:href="http://www.sec.gov/cgi-bin/browse-edgar?CIK=WEC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office:value-type="string" calcext:value-type="string">
            <text:p>2008-10-31</text:p>
          </table:table-cell>
          <table:table-cell office:value-type="float" office:value="783325" calcext:value-type="float">
            <text:p>7833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WFC" xlink:type="simple">WFC</text:a></text:p>
          </table:table-cell>
          <table:table-cell office:value-type="string" calcext:value-type="string">
            <text:p><text:a xlink:href="https://en.wikipedia.org/wiki/Wells_Fargo" xlink:type="simple">Wells Fargo</text:a></text:p>
          </table:table-cell>
          <table:table-cell office:value-type="string" calcext:value-type="string">
            <text:p><text:a xlink:href="http://www.sec.gov/cgi-bin/browse-edgar?CIK=WFC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1976-06-30</text:p>
          </table:table-cell>
          <table:table-cell office:value-type="float" office:value="72971" calcext:value-type="float">
            <text:p>729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wfm" xlink:type="simple">WFM</text:a></text:p>
          </table:table-cell>
          <table:table-cell office:value-type="string" calcext:value-type="string">
            <text:p><text:a xlink:href="https://en.wikipedia.org/wiki/Whole_Foods_Market" xlink:type="simple">Whole Foods Market</text:a></text:p>
          </table:table-cell>
          <table:table-cell office:value-type="string" calcext:value-type="string">
            <text:p><text:a xlink:href="http://www.sec.gov/cgi-bin/browse-edgar?CIK=WFM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Retail</text:p>
          </table:table-cell>
          <table:table-cell office:value-type="string" calcext:value-type="string">
            <text:p><text:a xlink:href="https://en.wikipedia.org/wiki/Austin,_Texas" xlink:type="simple">Austin, Texas</text:a></text:p>
          </table:table-cell>
          <table:table-cell table:style-name="ce5"/>
          <table:table-cell office:value-type="float" office:value="865436" calcext:value-type="float">
            <text:p>8654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WHR" xlink:type="simple">WHR</text:a></text:p>
          </table:table-cell>
          <table:table-cell office:value-type="string" calcext:value-type="string">
            <text:p><text:a xlink:href="https://en.wikipedia.org/wiki/Whirlpool_Corp." xlink:type="simple">Whirlpool Corp.</text:a></text:p>
          </table:table-cell>
          <table:table-cell office:value-type="string" calcext:value-type="string">
            <text:p><text:a xlink:href="http://www.sec.gov/cgi-bin/browse-edgar?CIK=WHR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Appliances</text:p>
          </table:table-cell>
          <table:table-cell office:value-type="string" calcext:value-type="string">
            <text:p><text:a xlink:href="https://en.wikipedia.org/wiki/Benton_Harbor,_Michigan" xlink:type="simple">Benton Harbor, Michigan</text:a></text:p>
          </table:table-cell>
          <table:table-cell table:style-name="ce5"/>
          <table:table-cell office:value-type="float" office:value="106640" calcext:value-type="float">
            <text:p>106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wltw" xlink:type="simple">WLTW</text:a></text:p>
          </table:table-cell>
          <table:table-cell office:value-type="string" calcext:value-type="string">
            <text:p><text:a xlink:href="https://en.wikipedia.org/wiki/Willis_Towers_Watson" xlink:type="simple">Willis Towers Watson</text:a></text:p>
          </table:table-cell>
          <table:table-cell office:value-type="string" calcext:value-type="string">
            <text:p><text:a xlink:href="http://www.sec.gov/cgi-bin/browse-edgar?CIK=WLTW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,_United_Kingdom" xlink:type="simple">London, United Kingdom</text:a></text:p>
          </table:table-cell>
          <table:table-cell office:value-type="string" calcext:value-type="string">
            <text:p>2016-01-05</text:p>
          </table:table-cell>
          <table:table-cell office:value-type="float" office:value="1140536" calcext:value-type="float">
            <text:p>11405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WM" xlink:type="simple">WM</text:a></text:p>
          </table:table-cell>
          <table:table-cell office:value-type="string" calcext:value-type="string">
            <text:p><text:a xlink:href="https://en.wikipedia.org/wiki/Waste_Management_Inc." xlink:type="simple">Waste Management Inc.</text:a></text:p>
          </table:table-cell>
          <table:table-cell office:value-type="string" calcext:value-type="string">
            <text:p><text:a xlink:href="http://www.sec.gov/cgi-bin/browse-edgar?CIK=WM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table:style-name="ce5"/>
          <table:table-cell office:value-type="float" office:value="823768" calcext:value-type="float">
            <text:p>8237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WMB" xlink:type="simple">WMB</text:a></text:p>
          </table:table-cell>
          <table:table-cell office:value-type="string" calcext:value-type="string">
            <text:p><text:a xlink:href="https://en.wikipedia.org/wiki/Williams_Cos." xlink:type="simple">Williams Cos.</text:a></text:p>
          </table:table-cell>
          <table:table-cell office:value-type="string" calcext:value-type="string">
            <text:p><text:a xlink:href="http://www.sec.gov/cgi-bin/browse-edgar?CIK=WMB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  <table:table-cell office:value-type="string" calcext:value-type="string">
            <text:p>1975-03-31</text:p>
          </table:table-cell>
          <table:table-cell office:value-type="float" office:value="107263" calcext:value-type="float">
            <text:p>10726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WMT" xlink:type="simple">WMT</text:a></text:p>
          </table:table-cell>
          <table:table-cell office:value-type="string" calcext:value-type="string">
            <text:p><text:a xlink:href="https://en.wikipedia.org/wiki/Wal-Mart_Stores" xlink:type="simple">Wal-Mart Stores</text:a></text:p>
          </table:table-cell>
          <table:table-cell office:value-type="string" calcext:value-type="string">
            <text:p><text:a xlink:href="http://www.sec.gov/cgi-bin/browse-edgar?CIK=WMT&amp;action=getcompany" xlink:type="simple">report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Bentonville,_Arkansas" xlink:type="simple">Bentonville, Arkansas</text:a></text:p>
          </table:table-cell>
          <table:table-cell office:value-type="string" calcext:value-type="string">
            <text:p>1982-08-31</text:p>
          </table:table-cell>
          <table:table-cell office:value-type="float" office:value="104169" calcext:value-type="float">
            <text:p>104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WRK" xlink:type="simple">WRK</text:a></text:p>
          </table:table-cell>
          <table:table-cell office:value-type="string" calcext:value-type="string">
            <text:p><text:a xlink:href="https://en.wikipedia.org/wiki/WestRock_Company" xlink:type="simple">WestRock Company</text:a></text:p>
          </table:table-cell>
          <table:table-cell office:value-type="string" calcext:value-type="string">
            <text:p><text:a xlink:href="http://www.sec.gov/cgi-bin/browse-edgar?CIK=WRK&amp;action=getcompany" xlink:type="simple">report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table:style-name="ce5"/>
          <table:table-cell office:value-type="float" office:value="1636023" calcext:value-type="float">
            <text:p>163602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WU" xlink:type="simple">WU</text:a></text:p>
          </table:table-cell>
          <table:table-cell office:value-type="string" calcext:value-type="string">
            <text:p><text:a xlink:href="https://en.wikipedia.org/wiki/Western_Union_Co" xlink:type="simple">Western Union Co</text:a></text:p>
          </table:table-cell>
          <table:table-cell office:value-type="string" calcext:value-type="string">
            <text:p><text:a xlink:href="http://www.sec.gov/cgi-bin/browse-edgar?CIK=WU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oftware &amp; Services</text:p>
          </table:table-cell>
          <table:table-cell office:value-type="string" calcext:value-type="string">
            <text:p><text:a xlink:href="https://en.wikipedia.org/wiki/Englewood,_Colorado" xlink:type="simple">Englewood, Colorado</text:a></text:p>
          </table:table-cell>
          <table:table-cell table:style-name="ce5"/>
          <table:table-cell office:value-type="float" office:value="1365135" calcext:value-type="float">
            <text:p>1365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WY" xlink:type="simple">WY</text:a></text:p>
          </table:table-cell>
          <table:table-cell office:value-type="string" calcext:value-type="string">
            <text:p><text:a xlink:href="https://en.wikipedia.org/wiki/Weyerhaeuser_Corp." xlink:type="simple">Weyerhaeuser Corp.</text:a></text:p>
          </table:table-cell>
          <table:table-cell office:value-type="string" calcext:value-type="string">
            <text:p><text:a xlink:href="http://www.sec.gov/cgi-bin/browse-edgar?CIK=WY&amp;action=getcompany" xlink:type="simple">rep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Federal_Way,_Washington" xlink:type="simple">Federal Way, Washington</text:a></text:p>
          </table:table-cell>
          <table:table-cell table:style-name="ce5"/>
          <table:table-cell office:value-type="float" office:value="106535" calcext:value-type="float">
            <text:p>10653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WYN" xlink:type="simple">WYN</text:a></text:p>
          </table:table-cell>
          <table:table-cell office:value-type="string" calcext:value-type="string">
            <text:p><text:a xlink:href="https://en.wikipedia.org/wiki/Wyndham_Worldwide" xlink:type="simple">Wyndham Worldwide</text:a></text:p>
          </table:table-cell>
          <table:table-cell office:value-type="string" calcext:value-type="string">
            <text:p><text:a xlink:href="http://www.sec.gov/cgi-bin/browse-edgar?CIK=WYN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Parsippany,_New_Jersey" xlink:type="simple">Parsippany, New Jersey</text:a></text:p>
          </table:table-cell>
          <table:table-cell table:style-name="ce5"/>
          <table:table-cell office:value-type="float" office:value="1361658" calcext:value-type="float">
            <text:p>13616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wynn" xlink:type="simple">WYNN</text:a></text:p>
          </table:table-cell>
          <table:table-cell office:value-type="string" calcext:value-type="string">
            <text:p><text:a xlink:href="https://en.wikipedia.org/wiki/Wynn_Resorts" xlink:type="simple">Wynn Resorts</text:a> Ltd</text:p>
          </table:table-cell>
          <table:table-cell office:value-type="string" calcext:value-type="string">
            <text:p><text:a xlink:href="http://www.sec.gov/cgi-bin/browse-edgar?CIK=WYNN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  <table:table-cell office:value-type="string" calcext:value-type="string">
            <text:p>2008-11-14</text:p>
          </table:table-cell>
          <table:table-cell office:value-type="float" office:value="1174922" calcext:value-type="float">
            <text:p>117492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XEC" xlink:type="simple">XEC</text:a></text:p>
          </table:table-cell>
          <table:table-cell office:value-type="string" calcext:value-type="string">
            <text:p><text:a xlink:href="https://en.wikipedia.org/wiki/Cimarex_Energy" xlink:type="simple">Cimarex Energy</text:a></text:p>
          </table:table-cell>
          <table:table-cell office:value-type="string" calcext:value-type="string">
            <text:p><text:a xlink:href="http://www.sec.gov/cgi-bin/browse-edgar?CIK=XEC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2014-06-21</text:p>
          </table:table-cell>
          <table:table-cell office:value-type="float" office:value="1168054" calcext:value-type="float">
            <text:p>116805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www.nyse.com/quote/XNYS:XEL" xlink:type="simple">XEL</text:a></text:p>
          </table:table-cell>
          <table:table-cell office:value-type="string" calcext:value-type="string">
            <text:p><text:a xlink:href="https://en.wikipedia.org/wiki/Xcel_Energy_Inc" xlink:type="simple">Xcel Energy Inc</text:a></text:p>
          </table:table-cell>
          <table:table-cell office:value-type="string" calcext:value-type="string">
            <text:p><text:a xlink:href="http://www.sec.gov/cgi-bin/browse-edgar?CIK=XEL&amp;action=getcompany" xlink:type="simple">report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table:style-name="ce5"/>
          <table:table-cell office:value-type="float" office:value="72903" calcext:value-type="float">
            <text:p>7290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a xlink:href="https://www.nyse.com/quote/XNYS:XL" xlink:type="simple">XL</text:a></text:p>
          </table:table-cell>
          <table:table-cell office:value-type="string" calcext:value-type="string">
            <text:p><text:a xlink:href="https://en.wikipedia.org/wiki/XL_Capital" xlink:type="simple">XL Capital</text:a></text:p>
          </table:table-cell>
          <table:table-cell office:value-type="string" calcext:value-type="string">
            <text:p><text:a xlink:href="http://www.sec.gov/cgi-bin/browse-edgar?CIK=XL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  <table:table-cell table:style-name="ce5"/>
          <table:table-cell office:value-type="float" office:value="875159" calcext:value-type="float">
            <text:p>8751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xlnx" xlink:type="simple">XLNX</text:a></text:p>
          </table:table-cell>
          <table:table-cell office:value-type="string" calcext:value-type="string">
            <text:p><text:a xlink:href="https://en.wikipedia.org/wiki/Xilinx_Inc" xlink:type="simple">Xilinx Inc</text:a></text:p>
          </table:table-cell>
          <table:table-cell office:value-type="string" calcext:value-type="string">
            <text:p><text:a xlink:href="http://www.sec.gov/cgi-bin/browse-edgar?CIK=XLNX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9-11-08</text:p>
          </table:table-cell>
          <table:table-cell office:value-type="float" office:value="743988" calcext:value-type="float">
            <text:p>7439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XOM" xlink:type="simple">XOM</text:a></text:p>
          </table:table-cell>
          <table:table-cell office:value-type="string" calcext:value-type="string">
            <text:p><text:a xlink:href="https://en.wikipedia.org/wiki/Exxon_Mobil_Corp." xlink:type="simple">Exxon Mobil Corp.</text:a></text:p>
          </table:table-cell>
          <table:table-cell office:value-type="string" calcext:value-type="string">
            <text:p><text:a xlink:href="http://www.sec.gov/cgi-bin/browse-edgar?CIK=XOM&amp;action=getcompany" xlink:type="simple">report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table:style-name="ce5"/>
          <table:table-cell office:value-type="float" office:value="34088" calcext:value-type="float">
            <text:p>340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xray" xlink:type="simple">XRAY</text:a></text:p>
          </table:table-cell>
          <table:table-cell office:value-type="string" calcext:value-type="string">
            <text:p><text:a xlink:href="https://en.wikipedia.org/wiki/Dentsply_Sirona" xlink:type="simple">Dentsply Sirona</text:a></text:p>
          </table:table-cell>
          <table:table-cell office:value-type="string" calcext:value-type="string">
            <text:p><text:a xlink:href="http://www.sec.gov/cgi-bin/browse-edgar?CIK=XRAY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York,_Pennsylvania" xlink:type="simple">York, Pennsylvania</text:a></text:p>
          </table:table-cell>
          <table:table-cell office:value-type="string" calcext:value-type="string">
            <text:p>2008-11-14</text:p>
          </table:table-cell>
          <table:table-cell office:value-type="float" office:value="818479" calcext:value-type="float">
            <text:p>81847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https://www.nyse.com/quote/XNYS:XRX" xlink:type="simple">XRX</text:a></text:p>
          </table:table-cell>
          <table:table-cell office:value-type="string" calcext:value-type="string">
            <text:p><text:a xlink:href="https://en.wikipedia.org/wiki/Xerox_Corp." xlink:type="simple">Xerox Corp.</text:a></text:p>
          </table:table-cell>
          <table:table-cell office:value-type="string" calcext:value-type="string">
            <text:p><text:a xlink:href="http://www.sec.gov/cgi-bin/browse-edgar?CIK=XRX&amp;action=getcompany" xlink:type="simple">repor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  <table:table-cell table:style-name="ce5"/>
          <table:table-cell office:value-type="float" office:value="108772" calcext:value-type="float">
            <text:p>1087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XYL" xlink:type="simple">XYL</text:a></text:p>
          </table:table-cell>
          <table:table-cell office:value-type="string" calcext:value-type="string">
            <text:p><text:a xlink:href="https://en.wikipedia.org/wiki/Xylem_Inc." xlink:type="simple">Xylem Inc.</text:a></text:p>
          </table:table-cell>
          <table:table-cell office:value-type="string" calcext:value-type="string">
            <text:p><text:a xlink:href="http://www.sec.gov/cgi-bin/browse-edgar?CIK=XYL&amp;action=getcompany" xlink:type="simple">report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hite_Plains,_New_York" xlink:type="simple">White Plains, New York</text:a></text:p>
          </table:table-cell>
          <table:table-cell office:value-type="string" calcext:value-type="string">
            <text:p>2011-11-01</text:p>
          </table:table-cell>
          <table:table-cell office:value-type="float" office:value="1524472" calcext:value-type="float">
            <text:p>15244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YUM" xlink:type="simple">YUM</text:a></text:p>
          </table:table-cell>
          <table:table-cell office:value-type="string" calcext:value-type="string">
            <text:p><text:a xlink:href="https://en.wikipedia.org/wiki/Yum!_Brands_Inc" xlink:type="simple">Yum! Brands Inc</text:a></text:p>
          </table:table-cell>
          <table:table-cell office:value-type="string" calcext:value-type="string">
            <text:p><text:a xlink:href="http://www.sec.gov/cgi-bin/browse-edgar?CIK=YUM&amp;action=getcompany" xlink:type="simple">rep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office:value-type="string" calcext:value-type="string">
            <text:p>1997-10-06</text:p>
          </table:table-cell>
          <table:table-cell office:value-type="float" office:value="1041061" calcext:value-type="float">
            <text:p>1041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ZBH" xlink:type="simple">ZBH</text:a></text:p>
          </table:table-cell>
          <table:table-cell office:value-type="string" calcext:value-type="string">
            <text:p><text:a xlink:href="https://en.wikipedia.org/wiki/Zimmer_Holdings" xlink:type="simple">Zimmer Biomet Holdings</text:a></text:p>
          </table:table-cell>
          <table:table-cell office:value-type="string" calcext:value-type="string">
            <text:p><text:a xlink:href="http://www.sec.gov/cgi-bin/browse-edgar?CIK=ZBH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rsaw,_Indiana" xlink:type="simple">Warsaw, Indiana</text:a></text:p>
          </table:table-cell>
          <table:table-cell office:value-type="string" calcext:value-type="string">
            <text:p>2001-08-07</text:p>
          </table:table-cell>
          <table:table-cell office:value-type="float" office:value="1136869" calcext:value-type="float">
            <text:p>11368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://www.nasdaq.com/symbol/zion" xlink:type="simple">ZION</text:a></text:p>
          </table:table-cell>
          <table:table-cell office:value-type="string" calcext:value-type="string">
            <text:p><text:a xlink:href="https://en.wikipedia.org/wiki/Zions_Bancorp" xlink:type="simple">Zions Bancorp</text:a></text:p>
          </table:table-cell>
          <table:table-cell office:value-type="string" calcext:value-type="string">
            <text:p><text:a xlink:href="http://www.sec.gov/cgi-bin/browse-edgar?CIK=ZION&amp;action=getcompany" xlink:type="simple">repor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  <table:table-cell table:style-name="ce5"/>
          <table:table-cell office:value-type="float" office:value="109380" calcext:value-type="float">
            <text:p>109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a xlink:href="https://www.nyse.com/quote/XNYS:ZTS" xlink:type="simple">ZTS</text:a></text:p>
          </table:table-cell>
          <table:table-cell office:value-type="string" calcext:value-type="string">
            <text:p><text:a xlink:href="https://en.wikipedia.org/wiki/Zoetis" xlink:type="simple">Zoetis</text:a></text:p>
          </table:table-cell>
          <table:table-cell office:value-type="string" calcext:value-type="string">
            <text:p><text:a xlink:href="http://www.sec.gov/cgi-bin/browse-edgar?CIK=ZTS&amp;action=getcompany" xlink:type="simple">report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Florham_Park,_New_Jersey" xlink:type="simple">Florham Park, New Jersey</text:a></text:p>
          </table:table-cell>
          <table:table-cell office:value-type="string" calcext:value-type="string">
            <text:p>2013-06-21</text:p>
          </table:table-cell>
          <table:table-cell office:value-type="float" office:value="1555280" calcext:value-type="float">
            <text:p>155528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42:17.011591019</meta:creation-date>
    <dc:date>2017-08-14T14:43:12.648607666</dc:date>
    <meta:editing-duration>PT56S</meta:editing-duration>
    <meta:editing-cycles>1</meta:editing-cycles>
    <meta:document-statistic meta:table-count="1" meta:cell-count="3910" meta:object-count="0"/>
    <meta:generator>LibreOffice/5.1.6.2$Linux_X86_64 LibreOffice_project/10m0$Build-2</meta:generator>
  </office:meta>
</office:document-meta>
</file>